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4H29M57.004S" calcext:value-type="time">
            <text:p>14:29:57.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977" calcext:value-type="float">
            <text:p>2.60E-10</text:p>
          </table:table-cell>
          <table:table-cell table:formula="of:=[.C4]*10^9" office:value-type="float" office:value="0.25977" calcext:value-type="float">
            <text:p>0.25977</text:p>
          </table:table-cell>
          <table:table-cell table:formula="of:=[.$N$1]*[.D4]" office:value-type="float" office:value="0.216199069965326" calcext:value-type="float">
            <text:p>0.216199069965326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4H29M57.378S" calcext:value-type="time">
            <text:p>14:29:57.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734258" calcext:value-type="float">
            <text:p>8.73E-11</text:p>
          </table:table-cell>
          <table:table-cell table:formula="of:=[.C5]*10^9" office:value-type="float" office:value="0.08734258" calcext:value-type="float">
            <text:p>0.08734258</text:p>
          </table:table-cell>
          <table:table-cell table:formula="of:=[.$N$1]*[.D5]" office:value-type="float" office:value="0.0726927072578515" calcext:value-type="float">
            <text:p>0.072692707257852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256336473495436" calcext:value-type="float">
            <text:p>0.256336473495436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4181768641653" calcext:value-type="float">
            <text:p>0.14181768641653</text:p>
          </table:table-cell>
          <table:table-cell/>
          <table:table-cell table:formula="of:=(MAX([.E4:.E8])-MIN([.E4:.E8]))/2" office:value-type="float" office:value="0.170383884527868" calcext:value-type="float">
            <text:p>0.170383884527868</text:p>
          </table:table-cell>
          <table:table-cell table:number-columns-repeated="2"/>
        </table:table-row>
        <table:table-row table:style-name="ro1">
          <table:table-cell office:value-type="time" office:time-value="PT14H29M57.747S" calcext:value-type="time">
            <text:p>14:29:57.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67858" calcext:value-type="float">
            <text:p>4.97E-10</text:p>
          </table:table-cell>
          <table:table-cell table:formula="of:=[.C6]*10^9" office:value-type="float" office:value="0.4967858" calcext:value-type="float">
            <text:p>0.4967858</text:p>
          </table:table-cell>
          <table:table-cell table:formula="of:=[.$N$1]*[.D6]" office:value-type="float" office:value="0.413460476313587" calcext:value-type="float">
            <text:p>0.413460476313587</text:p>
          </table:table-cell>
          <table:table-cell table:number-columns-repeated="9"/>
        </table:table-row>
        <table:table-row table:style-name="ro1">
          <table:table-cell office:value-type="time" office:time-value="PT14H29M58.115S" calcext:value-type="time">
            <text:p>14:29:58.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53717" calcext:value-type="float">
            <text:p>2.05E-10</text:p>
          </table:table-cell>
          <table:table-cell table:formula="of:=[.C7]*10^9" office:value-type="float" office:value="0.2053717" calcext:value-type="float">
            <text:p>0.2053717</text:p>
          </table:table-cell>
          <table:table-cell table:formula="of:=[.$N$1]*[.D7]" office:value-type="float" office:value="0.170924935663079" calcext:value-type="float">
            <text:p>0.170924935663079</text:p>
          </table:table-cell>
          <table:table-cell table:number-columns-repeated="9"/>
        </table:table-row>
        <table:table-row table:style-name="ro1">
          <table:table-cell office:value-type="time" office:time-value="PT14H29M58.483S" calcext:value-type="time">
            <text:p>14:29:58.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07117" calcext:value-type="float">
            <text:p>4.91E-10</text:p>
          </table:table-cell>
          <table:table-cell table:formula="of:=[.C8]*10^9" office:value-type="float" office:value="0.4907117" calcext:value-type="float">
            <text:p>0.4907117</text:p>
          </table:table-cell>
          <table:table-cell table:formula="of:=[.$N$1]*[.D8]" office:value-type="float" office:value="0.408405178277338" calcext:value-type="float">
            <text:p>0.408405178277338</text:p>
          </table:table-cell>
          <table:table-cell table:number-columns-repeated="9"/>
        </table:table-row>
        <table:table-row table:style-name="ro1">
          <table:table-cell office:value-type="time" office:time-value="PT14H29M58.859S" calcext:value-type="time">
            <text:p>14:29:58.8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637879" calcext:value-type="float">
            <text:p>-1.64E-10</text:p>
          </table:table-cell>
          <table:table-cell table:formula="of:=[.C9]*10^9" office:value-type="float" office:value="-0.1637879" calcext:value-type="float">
            <text:p>-0.1637879</text:p>
          </table:table-cell>
          <table:table-cell table:formula="of:=[.$N$1]*[.D9]" office:value-type="float" office:value="-0.136315939683465" calcext:value-type="float">
            <text:p>-0.136315939683465</text:p>
          </table:table-cell>
          <table:table-cell table:number-columns-repeated="9"/>
        </table:table-row>
        <table:table-row table:style-name="ro1">
          <table:table-cell office:value-type="time" office:time-value="PT14H29M59.242S" calcext:value-type="time">
            <text:p>14:29:59.24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3643755" calcext:value-type="float">
            <text:p>3.64E-11</text:p>
          </table:table-cell>
          <table:table-cell table:formula="of:=[.C10]*10^9" office:value-type="float" office:value="0.03643755" calcext:value-type="float">
            <text:p>0.03643755</text:p>
          </table:table-cell>
          <table:table-cell table:formula="of:=[.$N$1]*[.D10]" office:value-type="float" office:value="0.0303259207060671" calcext:value-type="float">
            <text:p>0.030325920706067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0781258730299654" calcext:value-type="float">
            <text:p>-0.007812587302997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23869540412643" calcext:value-type="float">
            <text:p>0.23869540412643</text:p>
          </table:table-cell>
          <table:table-cell/>
          <table:table-cell table:formula="of:=(MAX([.E9:.E13])-MIN([.E9:.E13]))/2" office:value-type="float" office:value="0.286800046851839" calcext:value-type="float">
            <text:p>0.286800046851839</text:p>
          </table:table-cell>
          <table:table-cell table:number-columns-repeated="2"/>
        </table:table-row>
        <table:table-row table:style-name="ro1">
          <table:table-cell office:value-type="time" office:time-value="PT14H29M59.626S" calcext:value-type="time">
            <text:p>14:29:59.6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733465" calcext:value-type="float">
            <text:p>-2.73E-10</text:p>
          </table:table-cell>
          <table:table-cell table:formula="of:=[.C11]*10^9" office:value-type="float" office:value="-0.2733465" calcext:value-type="float">
            <text:p>-0.2733465</text:p>
          </table:table-cell>
          <table:table-cell table:formula="of:=[.$N$1]*[.D11]" office:value-type="float" office:value="-0.227498398884694" calcext:value-type="float">
            <text:p>-0.227498398884694</text:p>
          </table:table-cell>
          <table:table-cell table:number-columns-repeated="9"/>
        </table:table-row>
        <table:table-row table:style-name="ro1">
          <table:table-cell office:value-type="time" office:time-value="PT14H30M00.009S" calcext:value-type="time">
            <text:p>14:30:00.01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4158521" calcext:value-type="float">
            <text:p>4.16E-10</text:p>
          </table:table-cell>
          <table:table-cell table:formula="of:=[.C12]*10^9" office:value-type="float" office:value="0.4158521" calcext:value-type="float">
            <text:p>0.4158521</text:p>
          </table:table-cell>
          <table:table-cell table:formula="of:=[.$N$1]*[.D12]" office:value-type="float" office:value="0.346101694818985" calcext:value-type="float">
            <text:p>0.346101694818985</text:p>
          </table:table-cell>
          <table:table-cell table:number-columns-repeated="9"/>
        </table:table-row>
        <table:table-row table:style-name="ro1">
          <table:table-cell office:value-type="time" office:time-value="PT14H30M00.393S" calcext:value-type="time">
            <text:p>14:30:00.3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620906" calcext:value-type="float">
            <text:p>-6.21E-11</text:p>
          </table:table-cell>
          <table:table-cell table:formula="of:=[.C13]*10^9" office:value-type="float" office:value="-0.0620906" calcext:value-type="float">
            <text:p>-0.0620906</text:p>
          </table:table-cell>
          <table:table-cell table:formula="of:=[.$N$1]*[.D13]" office:value-type="float" office:value="-0.0516762134718754" calcext:value-type="float">
            <text:p>-0.051676213471875</text:p>
          </table:table-cell>
          <table:table-cell table:number-columns-repeated="9"/>
        </table:table-row>
        <table:table-row table:style-name="ro1">
          <table:table-cell office:value-type="time" office:time-value="PT14H30M00.778S" calcext:value-type="time">
            <text:p>14:30:00.7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254385" calcext:value-type="float">
            <text:p>-1.25E-10</text:p>
          </table:table-cell>
          <table:table-cell table:formula="of:=[.C14]*10^9" office:value-type="float" office:value="-0.1254385" calcext:value-type="float">
            <text:p>-0.1254385</text:p>
          </table:table-cell>
          <table:table-cell table:formula="of:=[.$N$1]*[.D14]" office:value-type="float" office:value="-0.104398841428362" calcext:value-type="float">
            <text:p>-0.104398841428362</text:p>
          </table:table-cell>
          <table:table-cell table:number-columns-repeated="9"/>
        </table:table-row>
        <table:table-row table:style-name="ro1">
          <table:table-cell office:value-type="time" office:time-value="PT14H30M01.162S" calcext:value-type="time">
            <text:p>14:30:01.1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1043419" calcext:value-type="float">
            <text:p>-1.04E-09</text:p>
          </table:table-cell>
          <table:table-cell table:formula="of:=[.C15]*10^9" office:value-type="float" office:value="-1.043419" calcext:value-type="float">
            <text:p>-1.043419</text:p>
          </table:table-cell>
          <table:table-cell table:formula="of:=[.$N$1]*[.D15]" office:value-type="float" office:value="-0.86840750426974" calcext:value-type="float">
            <text:p>-0.8684075042697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282928579585538" calcext:value-type="float">
            <text:p>-0.282928579585538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356471361031056" calcext:value-type="float">
            <text:p>0.356471361031056</text:p>
          </table:table-cell>
          <table:table-cell/>
          <table:table-cell table:formula="of:=(MAX([.E14:.E18])-MIN([.E14:.E18]))/2" office:value-type="float" office:value="0.428304535339913" calcext:value-type="float">
            <text:p>0.428304535339913</text:p>
          </table:table-cell>
          <table:table-cell table:number-columns-repeated="2"/>
        </table:table-row>
        <table:table-row table:style-name="ro1">
          <table:table-cell office:value-type="time" office:time-value="PT14H30M01.545S" calcext:value-type="time">
            <text:p>14:30:01.5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8871066" calcext:value-type="float">
            <text:p>-8.87E-11</text:p>
          </table:table-cell>
          <table:table-cell table:formula="of:=[.C16]*10^9" office:value-type="float" office:value="-0.08871066" calcext:value-type="float">
            <text:p>-0.08871066</text:p>
          </table:table-cell>
          <table:table-cell table:formula="of:=[.$N$1]*[.D16]" office:value-type="float" office:value="-0.0738313207376149" calcext:value-type="float">
            <text:p>-0.073831320737615</text:p>
          </table:table-cell>
          <table:table-cell table:number-columns-repeated="9"/>
        </table:table-row>
        <table:table-row table:style-name="ro1">
          <table:table-cell office:value-type="time" office:time-value="PT14H30M01.93S" calcext:value-type="time">
            <text:p>14:30:01.9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4279937" calcext:value-type="float">
            <text:p>-4.28E-10</text:p>
          </table:table-cell>
          <table:table-cell table:formula="of:=[.C17]*10^9" office:value-type="float" office:value="-0.4279937" calcext:value-type="float">
            <text:p>-0.4279937</text:p>
          </table:table-cell>
          <table:table-cell table:formula="of:=[.$N$1]*[.D17]" office:value-type="float" office:value="-0.356206797902062" calcext:value-type="float">
            <text:p>-0.356206797902062</text:p>
          </table:table-cell>
          <table:table-cell table:number-columns-repeated="9"/>
        </table:table-row>
        <table:table-row table:style-name="ro1">
          <table:table-cell office:value-type="time" office:time-value="PT14H30M02.313S" calcext:value-type="time">
            <text:p>14:30:02.3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1417619" calcext:value-type="float">
            <text:p>-1.42E-11</text:p>
          </table:table-cell>
          <table:table-cell table:formula="of:=[.C18]*10^9" office:value-type="float" office:value="-0.01417619" calcext:value-type="float">
            <text:p>-0.01417619</text:p>
          </table:table-cell>
          <table:table-cell table:formula="of:=[.$N$1]*[.D18]" office:value-type="float" office:value="-0.0117984335899132" calcext:value-type="float">
            <text:p>-0.011798433589913</text:p>
          </table:table-cell>
          <table:table-cell table:number-columns-repeated="9"/>
        </table:table-row>
        <table:table-row table:style-name="ro1">
          <table:table-cell office:value-type="time" office:time-value="PT14H30M02.697S" calcext:value-type="time">
            <text:p>14:30:02.7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34913" calcext:value-type="float">
            <text:p>-2.35E-10</text:p>
          </table:table-cell>
          <table:table-cell table:formula="of:=[.C19]*10^9" office:value-type="float" office:value="-0.234913" calcext:value-type="float">
            <text:p>-0.234913</text:p>
          </table:table-cell>
          <table:table-cell table:formula="of:=[.$N$1]*[.D19]" office:value-type="float" office:value="-0.195511306628035" calcext:value-type="float">
            <text:p>-0.195511306628035</text:p>
          </table:table-cell>
          <table:table-cell table:number-columns-repeated="9"/>
        </table:table-row>
        <table:table-row table:style-name="ro1">
          <table:table-cell office:value-type="time" office:time-value="PT14H30M03.081S" calcext:value-type="time">
            <text:p>14:30:03.08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002551761" calcext:value-type="float">
            <text:p>2.55E-13</text:p>
          </table:table-cell>
          <table:table-cell table:formula="of:=[.C20]*10^9" office:value-type="float" office:value="0.0002551761" calcext:value-type="float">
            <text:p>0.0002551761</text:p>
          </table:table-cell>
          <table:table-cell table:formula="of:=[.$N$1]*[.D20]" office:value-type="float" office:value="0.000212375699647299" calcext:value-type="float">
            <text:p>0.000212375699647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20477103419065" calcext:value-type="float">
            <text:p>-0.120477103419065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14193368528357" calcext:value-type="float">
            <text:p>0.114193368528357</text:p>
          </table:table-cell>
          <table:table-cell/>
          <table:table-cell table:formula="of:=(MAX([.E19:.E23])-MIN([.E19:.E23]))/2" office:value-type="float" office:value="0.137202945118279" calcext:value-type="float">
            <text:p>0.137202945118279</text:p>
          </table:table-cell>
          <table:table-cell table:number-columns-repeated="2"/>
        </table:table-row>
        <table:table-row table:style-name="ro1">
          <table:table-cell office:value-type="time" office:time-value="PT14H30M03.465S" calcext:value-type="time">
            <text:p>14:30:03.4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877801" calcext:value-type="float">
            <text:p>-2.88E-10</text:p>
          </table:table-cell>
          <table:table-cell table:formula="of:=[.C21]*10^9" office:value-type="float" office:value="-0.2877801" calcext:value-type="float">
            <text:p>-0.2877801</text:p>
          </table:table-cell>
          <table:table-cell table:formula="of:=[.$N$1]*[.D21]" office:value-type="float" office:value="-0.239511067384719" calcext:value-type="float">
            <text:p>-0.239511067384719</text:p>
          </table:table-cell>
          <table:table-cell table:number-columns-repeated="9"/>
        </table:table-row>
        <table:table-row table:style-name="ro1">
          <table:table-cell office:value-type="time" office:time-value="PT14H30M03.849S" calcext:value-type="time">
            <text:p>14:30:03.85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4192723" calcext:value-type="float">
            <text:p>4.19E-11</text:p>
          </table:table-cell>
          <table:table-cell table:formula="of:=[.C22]*10^9" office:value-type="float" office:value="0.04192723" calcext:value-type="float">
            <text:p>0.04192723</text:p>
          </table:table-cell>
          <table:table-cell table:formula="of:=[.$N$1]*[.D22]" office:value-type="float" office:value="0.0348948228518394" calcext:value-type="float">
            <text:p>0.034894822851839</text:p>
          </table:table-cell>
          <table:table-cell table:number-columns-repeated="9"/>
        </table:table-row>
        <table:table-row table:style-name="ro1">
          <table:table-cell office:value-type="time" office:time-value="PT14H30M04.233S" calcext:value-type="time">
            <text:p>14:30:04.2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432745" calcext:value-type="float">
            <text:p>-2.43E-10</text:p>
          </table:table-cell>
          <table:table-cell table:formula="of:=[.C23]*10^9" office:value-type="float" office:value="-0.2432745" calcext:value-type="float">
            <text:p>-0.2432745</text:p>
          </table:table-cell>
          <table:table-cell table:formula="of:=[.$N$1]*[.D23]" office:value-type="float" office:value="-0.20247034163406" calcext:value-type="float">
            <text:p>-0.20247034163406</text:p>
          </table:table-cell>
          <table:table-cell table:number-columns-repeated="9"/>
        </table:table-row>
        <table:table-row table:style-name="ro1">
          <table:table-cell office:value-type="time" office:time-value="PT14H30M04.617S" calcext:value-type="time">
            <text:p>14:30:04.6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397799" calcext:value-type="float">
            <text:p>-2.40E-10</text:p>
          </table:table-cell>
          <table:table-cell table:formula="of:=[.C24]*10^9" office:value-type="float" office:value="-0.2397799" calcext:value-type="float">
            <text:p>-0.2397799</text:p>
          </table:table-cell>
          <table:table-cell table:formula="of:=[.$N$1]*[.D24]" office:value-type="float" office:value="-0.199561886963001" calcext:value-type="float">
            <text:p>-0.199561886963001</text:p>
          </table:table-cell>
          <table:table-cell table:number-columns-repeated="9"/>
        </table:table-row>
        <table:table-row table:style-name="ro1">
          <table:table-cell office:value-type="time" office:time-value="PT14H30M04.999S" calcext:value-type="time">
            <text:p>14:30:05.0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952743" calcext:value-type="float">
            <text:p>-1.95E-10</text:p>
          </table:table-cell>
          <table:table-cell table:formula="of:=[.C25]*10^9" office:value-type="float" office:value="-0.1952743" calcext:value-type="float">
            <text:p>-0.1952743</text:p>
          </table:table-cell>
          <table:table-cell table:formula="of:=[.$N$1]*[.D25]" office:value-type="float" office:value="-0.162521161212342" calcext:value-type="float">
            <text:p>-0.162521161212342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33013818107335" calcext:value-type="float">
            <text:p>-0.133013818107335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959883258849979" calcext:value-type="float">
            <text:p>0.095988325884998</text:p>
          </table:table-cell>
          <table:table-cell/>
          <table:table-cell table:formula="of:=(MAX([.E24:.E28])-MIN([.E24:.E28]))/2" office:value-type="float" office:value="0.115327217120366" calcext:value-type="float">
            <text:p>0.115327217120366</text:p>
          </table:table-cell>
          <table:table-cell table:number-columns-repeated="2"/>
        </table:table-row>
        <table:table-row table:style-name="ro1">
          <table:table-cell office:value-type="time" office:time-value="PT14H30M05.375S" calcext:value-type="time">
            <text:p>14:30:05.3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6812186" calcext:value-type="float">
            <text:p>-6.81E-11</text:p>
          </table:table-cell>
          <table:table-cell table:formula="of:=[.C26]*10^9" office:value-type="float" office:value="-0.06812186" calcext:value-type="float">
            <text:p>-0.06812186</text:p>
          </table:table-cell>
          <table:table-cell table:formula="of:=[.$N$1]*[.D26]" office:value-type="float" office:value="-0.0566958570131583" calcext:value-type="float">
            <text:p>-0.056695857013158</text:p>
          </table:table-cell>
          <table:table-cell table:number-columns-repeated="9"/>
        </table:table-row>
        <table:table-row table:style-name="ro1">
          <table:table-cell office:value-type="time" office:time-value="PT14H30M05.752S" calcext:value-type="time">
            <text:p>14:30:05.7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09393424" calcext:value-type="float">
            <text:p>-9.39E-12</text:p>
          </table:table-cell>
          <table:table-cell table:formula="of:=[.C27]*10^9" office:value-type="float" office:value="-0.009393424" calcext:value-type="float">
            <text:p>-0.009393424</text:p>
          </table:table-cell>
          <table:table-cell table:formula="of:=[.$N$1]*[.D27]" office:value-type="float" office:value="-0.00781787555372049" calcext:value-type="float">
            <text:p>-0.00781787555372</text:p>
          </table:table-cell>
          <table:table-cell table:number-columns-repeated="9"/>
        </table:table-row>
        <table:table-row table:style-name="ro1">
          <table:table-cell office:value-type="time" office:time-value="PT14H30M06.136S" calcext:value-type="time">
            <text:p>14:30:06.1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86532" calcext:value-type="float">
            <text:p>-2.87E-10</text:p>
          </table:table-cell>
          <table:table-cell table:formula="of:=[.C28]*10^9" office:value-type="float" office:value="-0.286532" calcext:value-type="float">
            <text:p>-0.286532</text:p>
          </table:table-cell>
          <table:table-cell table:formula="of:=[.$N$1]*[.D28]" office:value-type="float" office:value="-0.238472309794452" calcext:value-type="float">
            <text:p>-0.238472309794452</text:p>
          </table:table-cell>
          <table:table-cell table:number-columns-repeated="9"/>
        </table:table-row>
        <table:table-row table:style-name="ro1">
          <table:table-cell office:value-type="time" office:time-value="PT14H30M06.52S" calcext:value-type="time">
            <text:p>14:30:06.5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793852" calcext:value-type="float">
            <text:p>-1.79E-10</text:p>
          </table:table-cell>
          <table:table-cell table:formula="of:=[.C29]*10^9" office:value-type="float" office:value="-0.1793852" calcext:value-type="float">
            <text:p>-0.1793852</text:p>
          </table:table-cell>
          <table:table-cell table:formula="of:=[.$N$1]*[.D29]" office:value-type="float" office:value="-0.149297122090865" calcext:value-type="float">
            <text:p>-0.149297122090865</text:p>
          </table:table-cell>
          <table:table-cell table:number-columns-repeated="9"/>
        </table:table-row>
        <table:table-row table:style-name="ro1">
          <table:table-cell office:value-type="time" office:time-value="PT14H30M06.902S" calcext:value-type="time">
            <text:p>14:30:06.9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37318" calcext:value-type="float">
            <text:p>-3.37E-10</text:p>
          </table:table-cell>
          <table:table-cell table:formula="of:=[.C30]*10^9" office:value-type="float" office:value="-0.337318" calcext:value-type="float">
            <text:p>-0.337318</text:p>
          </table:table-cell>
          <table:table-cell table:formula="of:=[.$N$1]*[.D30]" office:value-type="float" office:value="-0.280740031114308" calcext:value-type="float">
            <text:p>-0.280740031114308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46528285894538" calcext:value-type="float">
            <text:p>-0.146528285894538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12266843405459" calcext:value-type="float">
            <text:p>0.112266843405459</text:p>
          </table:table-cell>
          <table:table-cell/>
          <table:table-cell table:formula="of:=(MAX([.E29:.E33])-MIN([.E29:.E33]))/2" office:value-type="float" office:value="0.134886151989502" calcext:value-type="float">
            <text:p>0.134886151989502</text:p>
          </table:table-cell>
          <table:table-cell table:number-columns-repeated="2"/>
        </table:table-row>
        <table:table-row table:style-name="ro1">
          <table:table-cell office:value-type="time" office:time-value="PT14H30M07.287S" calcext:value-type="time">
            <text:p>14:30:07.2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2590421" calcext:value-type="float">
            <text:p>-2.59E-11</text:p>
          </table:table-cell>
          <table:table-cell table:formula="of:=[.C31]*10^9" office:value-type="float" office:value="-0.02590421" calcext:value-type="float">
            <text:p>-0.02590421</text:p>
          </table:table-cell>
          <table:table-cell table:formula="of:=[.$N$1]*[.D31]" office:value-type="float" office:value="-0.0215593259813931" calcext:value-type="float">
            <text:p>-0.021559325981393</text:p>
          </table:table-cell>
          <table:table-cell table:number-columns-repeated="9"/>
        </table:table-row>
        <table:table-row table:style-name="ro1">
          <table:table-cell office:value-type="time" office:time-value="PT14H30M07.671S" calcext:value-type="time">
            <text:p>14:30:07.6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245063" calcext:value-type="float">
            <text:p>-3.25E-10</text:p>
          </table:table-cell>
          <table:table-cell table:formula="of:=[.C32]*10^9" office:value-type="float" office:value="-0.3245063" calcext:value-type="float">
            <text:p>-0.3245063</text:p>
          </table:table-cell>
          <table:table-cell table:formula="of:=[.$N$1]*[.D32]" office:value-type="float" office:value="-0.270077223150822" calcext:value-type="float">
            <text:p>-0.270077223150822</text:p>
          </table:table-cell>
          <table:table-cell table:number-columns-repeated="9"/>
        </table:table-row>
        <table:table-row table:style-name="ro1">
          <table:table-cell office:value-type="time" office:time-value="PT14H30M08.055S" calcext:value-type="time">
            <text:p>14:30:08.0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1317807" calcext:value-type="float">
            <text:p>-1.32E-11</text:p>
          </table:table-cell>
          <table:table-cell table:formula="of:=[.C33]*10^9" office:value-type="float" office:value="-0.01317807" calcext:value-type="float">
            <text:p>-0.01317807</text:p>
          </table:table-cell>
          <table:table-cell table:formula="of:=[.$N$1]*[.D33]" office:value-type="float" office:value="-0.0109677271353042" calcext:value-type="float">
            <text:p>-0.010967727135304</text:p>
          </table:table-cell>
          <table:table-cell table:number-columns-repeated="9"/>
        </table:table-row>
        <table:table-row table:style-name="ro1">
          <table:table-cell office:value-type="time" office:time-value="PT14H30M08.439S" calcext:value-type="time">
            <text:p>14:30:08.4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280087" calcext:value-type="float">
            <text:p>-2.28E-10</text:p>
          </table:table-cell>
          <table:table-cell table:formula="of:=[.C34]*10^9" office:value-type="float" office:value="-0.2280087" calcext:value-type="float">
            <text:p>-0.2280087</text:p>
          </table:table-cell>
          <table:table-cell table:formula="of:=[.$N$1]*[.D34]" office:value-type="float" office:value="-0.189765057104373" calcext:value-type="float">
            <text:p>-0.189765057104373</text:p>
          </table:table-cell>
          <table:table-cell table:number-columns-repeated="9"/>
        </table:table-row>
        <table:table-row table:style-name="ro1">
          <table:table-cell office:value-type="time" office:time-value="PT14H30M08.823S" calcext:value-type="time">
            <text:p>14:30:08.82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01618374" calcext:value-type="float">
            <text:p>1.62E-11</text:p>
          </table:table-cell>
          <table:table-cell table:formula="of:=[.C35]*10^9" office:value-type="float" office:value="0.01618374" calcext:value-type="float">
            <text:p>0.01618374</text:p>
          </table:table-cell>
          <table:table-cell table:formula="of:=[.$N$1]*[.D35]" office:value-type="float" office:value="0.0134692594855474" calcext:value-type="float">
            <text:p>0.013469259485547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11013748969902" calcext:value-type="float">
            <text:p>-0.111013748969902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31534738932278" calcext:value-type="float">
            <text:p>0.131534738932278</text:p>
          </table:table-cell>
          <table:table-cell/>
          <table:table-cell table:formula="of:=(MAX([.E34:.E38])-MIN([.E34:.E38]))/2" office:value-type="float" office:value="0.158040196833566" calcext:value-type="float">
            <text:p>0.158040196833566</text:p>
          </table:table-cell>
          <table:table-cell table:number-columns-repeated="2"/>
        </table:table-row>
        <table:table-row table:style-name="ro1">
          <table:table-cell office:value-type="time" office:time-value="PT14H30M09.206S" calcext:value-type="time">
            <text:p>14:30:09.2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95308" calcext:value-type="float">
            <text:p>-2.95E-10</text:p>
          </table:table-cell>
          <table:table-cell table:formula="of:=[.C36]*10^9" office:value-type="float" office:value="-0.295308" calcext:value-type="float">
            <text:p>-0.295308</text:p>
          </table:table-cell>
          <table:table-cell table:formula="of:=[.$N$1]*[.D36]" office:value-type="float" office:value="-0.245776321181508" calcext:value-type="float">
            <text:p>-0.245776321181508</text:p>
          </table:table-cell>
          <table:table-cell table:number-columns-repeated="9"/>
        </table:table-row>
        <table:table-row table:style-name="ro1">
          <table:table-cell office:value-type="time" office:time-value="PT14H30M09.59S" calcext:value-type="time">
            <text:p>14:30:09.59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08447256" calcext:value-type="float">
            <text:p>8.45E-11</text:p>
          </table:table-cell>
          <table:table-cell table:formula="of:=[.C37]*10^9" office:value-type="float" office:value="0.08447256" calcext:value-type="float">
            <text:p>0.08447256</text:p>
          </table:table-cell>
          <table:table-cell table:formula="of:=[.$N$1]*[.D37]" office:value-type="float" office:value="0.0703040724856226" calcext:value-type="float">
            <text:p>0.070304072485623</text:p>
          </table:table-cell>
          <table:table-cell table:number-columns-repeated="9"/>
        </table:table-row>
        <table:table-row table:style-name="ro1">
          <table:table-cell office:value-type="time" office:time-value="PT14H30M09.966S" calcext:value-type="time">
            <text:p>14:30:09.9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442722" calcext:value-type="float">
            <text:p>-2.44E-10</text:p>
          </table:table-cell>
          <table:table-cell table:formula="of:=[.C38]*10^9" office:value-type="float" office:value="-0.2442722" calcext:value-type="float">
            <text:p>-0.2442722</text:p>
          </table:table-cell>
          <table:table-cell table:formula="of:=[.$N$1]*[.D38]" office:value-type="float" office:value="-0.203300698534796" calcext:value-type="float">
            <text:p>-0.203300698534796</text:p>
          </table:table-cell>
          <table:table-cell table:number-columns-repeated="9"/>
        </table:table-row>
        <table:table-row table:style-name="ro1">
          <table:table-cell office:value-type="time" office:time-value="PT14H30M10.343S" calcext:value-type="time">
            <text:p>14:30:10.3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524076" calcext:value-type="float">
            <text:p>-4.52E-10</text:p>
          </table:table-cell>
          <table:table-cell table:formula="of:=[.C39]*10^9" office:value-type="float" office:value="-0.4524076" calcext:value-type="float">
            <text:p>-0.4524076</text:p>
          </table:table-cell>
          <table:table-cell table:formula="of:=[.$N$1]*[.D39]" office:value-type="float" office:value="-0.376525781904166" calcext:value-type="float">
            <text:p>-0.376525781904166</text:p>
          </table:table-cell>
          <table:table-cell table:number-columns-repeated="9"/>
        </table:table-row>
        <table:table-row table:style-name="ro1">
          <table:table-cell office:value-type="time" office:time-value="PT14H30M10.726S" calcext:value-type="time">
            <text:p>14:30:10.7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98061" calcext:value-type="float">
            <text:p>-1.98E-10</text:p>
          </table:table-cell>
          <table:table-cell table:formula="of:=[.C40]*10^9" office:value-type="float" office:value="-0.198061" calcext:value-type="float">
            <text:p>-0.198061</text:p>
          </table:table-cell>
          <table:table-cell table:formula="of:=[.$N$1]*[.D40]" office:value-type="float" office:value="-0.164840451154492" calcext:value-type="float">
            <text:p>-0.164840451154492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242404309804167" calcext:value-type="float">
            <text:p>-0.242404309804167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3368051100175" calcext:value-type="float">
            <text:p>0.13368051100175</text:p>
          </table:table-cell>
          <table:table-cell/>
          <table:table-cell table:formula="of:=(MAX([.E39:.E43])-MIN([.E39:.E43]))/2" office:value-type="float" office:value="0.160607557668387" calcext:value-type="float">
            <text:p>0.160607557668387</text:p>
          </table:table-cell>
          <table:table-cell table:number-columns-repeated="2"/>
        </table:table-row>
        <table:table-row table:style-name="ro1">
          <table:table-cell office:value-type="time" office:time-value="PT14H30M11.11S" calcext:value-type="time">
            <text:p>14:30:11.1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799596" calcext:value-type="float">
            <text:p>-2.80E-10</text:p>
          </table:table-cell>
          <table:table-cell table:formula="of:=[.C41]*10^9" office:value-type="float" office:value="-0.2799596" calcext:value-type="float">
            <text:p>-0.2799596</text:p>
          </table:table-cell>
          <table:table-cell table:formula="of:=[.$N$1]*[.D41]" office:value-type="float" office:value="-0.233002291056953" calcext:value-type="float">
            <text:p>-0.233002291056953</text:p>
          </table:table-cell>
          <table:table-cell table:number-columns-repeated="9"/>
        </table:table-row>
        <table:table-row table:style-name="ro1">
          <table:table-cell office:value-type="time" office:time-value="PT14H30M11.493S" calcext:value-type="time">
            <text:p>14:30:11.4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55902" calcext:value-type="float">
            <text:p>-4.56E-10</text:p>
          </table:table-cell>
          <table:table-cell table:formula="of:=[.C42]*10^9" office:value-type="float" office:value="-0.455902" calcext:value-type="float">
            <text:p>-0.455902</text:p>
          </table:table-cell>
          <table:table-cell table:formula="of:=[.$N$1]*[.D42]" office:value-type="float" office:value="-0.379434070120999" calcext:value-type="float">
            <text:p>-0.379434070120999</text:p>
          </table:table-cell>
          <table:table-cell table:number-columns-repeated="9"/>
        </table:table-row>
        <table:table-row table:style-name="ro1">
          <table:table-cell office:value-type="time" office:time-value="PT14H30M11.877S" calcext:value-type="time">
            <text:p>14:30:11.8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6995191" calcext:value-type="float">
            <text:p>-7.00E-11</text:p>
          </table:table-cell>
          <table:table-cell table:formula="of:=[.C43]*10^9" office:value-type="float" office:value="-0.06995191" calcext:value-type="float">
            <text:p>-0.06995191</text:p>
          </table:table-cell>
          <table:table-cell table:formula="of:=[.$N$1]*[.D43]" office:value-type="float" office:value="-0.0582189547842252" calcext:value-type="float">
            <text:p>-0.058218954784225</text:p>
          </table:table-cell>
          <table:table-cell table:number-columns-repeated="9"/>
        </table:table-row>
        <table:table-row table:style-name="ro1">
          <table:table-cell office:value-type="time" office:time-value="PT14H30M12.262S" calcext:value-type="time">
            <text:p>14:30:12.2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877792" calcext:value-type="float">
            <text:p>-2.88E-10</text:p>
          </table:table-cell>
          <table:table-cell table:formula="of:=[.C44]*10^9" office:value-type="float" office:value="-0.2877792" calcext:value-type="float">
            <text:p>-0.2877792</text:p>
          </table:table-cell>
          <table:table-cell table:formula="of:=[.$N$1]*[.D44]" office:value-type="float" office:value="-0.239510318340707" calcext:value-type="float">
            <text:p>-0.239510318340707</text:p>
          </table:table-cell>
          <table:table-cell table:number-columns-repeated="9"/>
        </table:table-row>
        <table:table-row table:style-name="ro1">
          <table:table-cell office:value-type="time" office:time-value="PT14H30M12.645S" calcext:value-type="time">
            <text:p>14:30:12.6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117953" calcext:value-type="float">
            <text:p>-1.12E-10</text:p>
          </table:table-cell>
          <table:table-cell table:formula="of:=[.C45]*10^9" office:value-type="float" office:value="-0.1117953" calcext:value-type="float">
            <text:p>-0.1117953</text:p>
          </table:table-cell>
          <table:table-cell table:formula="of:=[.$N$1]*[.D45]" office:value-type="float" office:value="-0.0930440000250013" calcext:value-type="float">
            <text:p>-0.093044000025001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5809023297356" calcext:value-type="float">
            <text:p>-0.15809023297356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729730315278668" calcext:value-type="float">
            <text:p>0.072973031527867</text:p>
          </table:table-cell>
          <table:table-cell/>
          <table:table-cell table:formula="of:=(MAX([.E44:.E48])-MIN([.E44:.E48]))/2" office:value-type="float" office:value="0.0876686521278941" calcext:value-type="float">
            <text:p>0.087668652127894</text:p>
          </table:table-cell>
          <table:table-cell table:number-columns-repeated="2"/>
        </table:table-row>
        <table:table-row table:style-name="ro1">
          <table:table-cell office:value-type="time" office:time-value="PT14H30M13.029S" calcext:value-type="time">
            <text:p>14:30:13.0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148237" calcext:value-type="float">
            <text:p>-2.15E-10</text:p>
          </table:table-cell>
          <table:table-cell table:formula="of:=[.C46]*10^9" office:value-type="float" office:value="-0.2148237" calcext:value-type="float">
            <text:p>-0.2148237</text:p>
          </table:table-cell>
          <table:table-cell table:formula="of:=[.$N$1]*[.D46]" office:value-type="float" office:value="-0.178791562330177" calcext:value-type="float">
            <text:p>-0.178791562330177</text:p>
          </table:table-cell>
          <table:table-cell table:number-columns-repeated="9"/>
        </table:table-row>
        <table:table-row table:style-name="ro1">
          <table:table-cell office:value-type="time" office:time-value="PT14H30M13.413S" calcext:value-type="time">
            <text:p>14:30:13.4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582479" calcext:value-type="float">
            <text:p>-2.58E-10</text:p>
          </table:table-cell>
          <table:table-cell table:formula="of:=[.C47]*10^9" office:value-type="float" office:value="-0.2582479" calcext:value-type="float">
            <text:p>-0.2582479</text:p>
          </table:table-cell>
          <table:table-cell table:formula="of:=[.$N$1]*[.D47]" office:value-type="float" office:value="-0.214932270086994" calcext:value-type="float">
            <text:p>-0.214932270086994</text:p>
          </table:table-cell>
          <table:table-cell table:number-columns-repeated="9"/>
        </table:table-row>
        <table:table-row table:style-name="ro1">
          <table:table-cell office:value-type="time" office:time-value="PT14H30M13.797S" calcext:value-type="time">
            <text:p>14:30:13.8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771059" calcext:value-type="float">
            <text:p>-7.71E-11</text:p>
          </table:table-cell>
          <table:table-cell table:formula="of:=[.C48]*10^9" office:value-type="float" office:value="-0.0771059" calcext:value-type="float">
            <text:p>-0.0771059</text:p>
          </table:table-cell>
          <table:table-cell table:formula="of:=[.$N$1]*[.D48]" office:value-type="float" office:value="-0.064173014084919" calcext:value-type="float">
            <text:p>-0.064173014084919</text:p>
          </table:table-cell>
          <table:table-cell table:number-columns-repeated="9"/>
        </table:table-row>
        <table:table-row table:style-name="ro1">
          <table:table-cell office:value-type="time" office:time-value="PT14H30M14.181S" calcext:value-type="time">
            <text:p>14:30:14.1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4021621" calcext:value-type="float">
            <text:p>-4.02E-10</text:p>
          </table:table-cell>
          <table:table-cell table:formula="of:=[.C49]*10^9" office:value-type="float" office:value="-0.4021621" calcext:value-type="float">
            <text:p>-0.4021621</text:p>
          </table:table-cell>
          <table:table-cell table:formula="of:=[.$N$1]*[.D49]" office:value-type="float" office:value="-0.334707903127006" calcext:value-type="float">
            <text:p>-0.334707903127006</text:p>
          </table:table-cell>
          <table:table-cell table:number-columns-repeated="9"/>
        </table:table-row>
        <table:table-row table:style-name="ro1">
          <table:table-cell office:value-type="time" office:time-value="PT14H30M14.564S" calcext:value-type="time">
            <text:p>14:30:14.5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182839" calcext:value-type="float">
            <text:p>-1.18E-10</text:p>
          </table:table-cell>
          <table:table-cell table:formula="of:=[.C50]*10^9" office:value-type="float" office:value="-0.1182839" calcext:value-type="float">
            <text:p>-0.1182839</text:p>
          </table:table-cell>
          <table:table-cell table:formula="of:=[.$N$1]*[.D50]" office:value-type="float" office:value="-0.0984442744422821" calcext:value-type="float">
            <text:p>-0.098444274442282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93116028667692" calcext:value-type="float">
            <text:p>-0.193116028667692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09548484107994" calcext:value-type="float">
            <text:p>0.109548484107994</text:p>
          </table:table-cell>
          <table:table-cell/>
          <table:table-cell table:formula="of:=(MAX([.E49:.E53])-MIN([.E49:.E53]))/2" office:value-type="float" office:value="0.131615276534646" calcext:value-type="float">
            <text:p>0.131615276534646</text:p>
          </table:table-cell>
          <table:table-cell table:number-columns-repeated="2"/>
        </table:table-row>
        <table:table-row table:style-name="ro1">
          <table:table-cell office:value-type="time" office:time-value="PT14H30M14.948S" calcext:value-type="time">
            <text:p>14:30:14.9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731463" calcext:value-type="float">
            <text:p>-1.73E-10</text:p>
          </table:table-cell>
          <table:table-cell table:formula="of:=[.C51]*10^9" office:value-type="float" office:value="-0.1731463" calcext:value-type="float">
            <text:p>-0.1731463</text:p>
          </table:table-cell>
          <table:table-cell table:formula="of:=[.$N$1]*[.D51]" office:value-type="float" office:value="-0.144104665773328" calcext:value-type="float">
            <text:p>-0.144104665773328</text:p>
          </table:table-cell>
          <table:table-cell table:number-columns-repeated="9"/>
        </table:table-row>
        <table:table-row table:style-name="ro1">
          <table:table-cell office:value-type="time" office:time-value="PT14H30M15.332S" calcext:value-type="time">
            <text:p>14:30:15.3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807004" calcext:value-type="float">
            <text:p>-3.81E-10</text:p>
          </table:table-cell>
          <table:table-cell table:formula="of:=[.C52]*10^9" office:value-type="float" office:value="-0.3807004" calcext:value-type="float">
            <text:p>-0.3807004</text:p>
          </table:table-cell>
          <table:table-cell table:formula="of:=[.$N$1]*[.D52]" office:value-type="float" office:value="-0.316845949938128" calcext:value-type="float">
            <text:p>-0.316845949938128</text:p>
          </table:table-cell>
          <table:table-cell table:number-columns-repeated="9"/>
        </table:table-row>
        <table:table-row table:style-name="ro1">
          <table:table-cell office:value-type="time" office:time-value="PT14H30M15.716S" calcext:value-type="time">
            <text:p>14:30:15.7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8588229" calcext:value-type="float">
            <text:p>-8.59E-11</text:p>
          </table:table-cell>
          <table:table-cell table:formula="of:=[.C53]*10^9" office:value-type="float" office:value="-0.08588229" calcext:value-type="float">
            <text:p>-0.08588229</text:p>
          </table:table-cell>
          <table:table-cell table:formula="of:=[.$N$1]*[.D53]" office:value-type="float" office:value="-0.0714773500577142" calcext:value-type="float">
            <text:p>-0.071477350057714</text:p>
          </table:table-cell>
          <table:table-cell table:number-columns-repeated="9"/>
        </table:table-row>
        <table:table-row table:style-name="ro1">
          <table:table-cell office:value-type="time" office:time-value="PT14H30M16.1S" calcext:value-type="time">
            <text:p>14:30:16.1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377082" calcext:value-type="float">
            <text:p>-1.38E-10</text:p>
          </table:table-cell>
          <table:table-cell table:formula="of:=[.C54]*10^9" office:value-type="float" office:value="-0.1377082" calcext:value-type="float">
            <text:p>-0.1377082</text:p>
          </table:table-cell>
          <table:table-cell table:formula="of:=[.$N$1]*[.D54]" office:value-type="float" office:value="-0.114610558442465" calcext:value-type="float">
            <text:p>-0.114610558442465</text:p>
          </table:table-cell>
          <table:table-cell table:number-columns-repeated="9"/>
        </table:table-row>
        <table:table-row table:style-name="ro1">
          <table:table-cell office:value-type="time" office:time-value="PT14H30M16.483S" calcext:value-type="time">
            <text:p>14:30:16.4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78803" calcext:value-type="float">
            <text:p>-1.79E-10</text:p>
          </table:table-cell>
          <table:table-cell table:formula="of:=[.C55]*10^9" office:value-type="float" office:value="-0.178803" calcext:value-type="float">
            <text:p>-0.178803</text:p>
          </table:table-cell>
          <table:table-cell table:formula="of:=[.$N$1]*[.D55]" office:value-type="float" office:value="-0.148812573842284" calcext:value-type="float">
            <text:p>-0.148812573842284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4337769026257" calcext:value-type="float">
            <text:p>-0.14337769026257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542612286879776" calcext:value-type="float">
            <text:p>0.054261228687978</text:p>
          </table:table-cell>
          <table:table-cell/>
          <table:table-cell table:formula="of:=(MAX([.E54:.E58])-MIN([.E54:.E58]))/2" office:value-type="float" office:value="0.0651846895728008" calcext:value-type="float">
            <text:p>0.065184689572801</text:p>
          </table:table-cell>
          <table:table-cell table:number-columns-repeated="2"/>
        </table:table-row>
        <table:table-row table:style-name="ro1">
          <table:table-cell office:value-type="time" office:time-value="PT14H30M16.866S" calcext:value-type="time">
            <text:p>14:30:16.8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265112" calcext:value-type="float">
            <text:p>-2.27E-10</text:p>
          </table:table-cell>
          <table:table-cell table:formula="of:=[.C56]*10^9" office:value-type="float" office:value="-0.2265112" calcext:value-type="float">
            <text:p>-0.2265112</text:p>
          </table:table-cell>
          <table:table-cell table:formula="of:=[.$N$1]*[.D56]" office:value-type="float" office:value="-0.1885187310957" calcext:value-type="float">
            <text:p>-0.1885187310957</text:p>
          </table:table-cell>
          <table:table-cell table:number-columns-repeated="9"/>
        </table:table-row>
        <table:table-row table:style-name="ro1">
          <table:table-cell office:value-type="time" office:time-value="PT14H30M17.243S" calcext:value-type="time">
            <text:p>14:30:17.2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374923" calcext:value-type="float">
            <text:p>-2.37E-10</text:p>
          </table:table-cell>
          <table:table-cell table:formula="of:=[.C57]*10^9" office:value-type="float" office:value="-0.2374923" calcext:value-type="float">
            <text:p>-0.2374923</text:p>
          </table:table-cell>
          <table:table-cell table:formula="of:=[.$N$1]*[.D57]" office:value-type="float" office:value="-0.197657983539001" calcext:value-type="float">
            <text:p>-0.197657983539001</text:p>
          </table:table-cell>
          <table:table-cell table:number-columns-repeated="9"/>
        </table:table-row>
        <table:table-row table:style-name="ro1">
          <table:table-cell office:value-type="time" office:time-value="PT14H30M17.619S" calcext:value-type="time">
            <text:p>14:30:17.6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8084938" calcext:value-type="float">
            <text:p>-8.08E-11</text:p>
          </table:table-cell>
          <table:table-cell table:formula="of:=[.C58]*10^9" office:value-type="float" office:value="-0.08084938" calcext:value-type="float">
            <text:p>-0.08084938</text:p>
          </table:table-cell>
          <table:table-cell table:formula="of:=[.$N$1]*[.D58]" office:value-type="float" office:value="-0.0672886043933988" calcext:value-type="float">
            <text:p>-0.067288604393399</text:p>
          </table:table-cell>
          <table:table-cell table:number-columns-repeated="9"/>
        </table:table-row>
        <table:table-row table:style-name="ro1">
          <table:table-cell office:value-type="time" office:time-value="PT14H30M18.004S" calcext:value-type="time">
            <text:p>14:30:18.0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136088" calcext:value-type="float">
            <text:p>-3.14E-10</text:p>
          </table:table-cell>
          <table:table-cell table:formula="of:=[.C59]*10^9" office:value-type="float" office:value="-0.3136088" calcext:value-type="float">
            <text:p>-0.3136088</text:p>
          </table:table-cell>
          <table:table-cell table:formula="of:=[.$N$1]*[.D59]" office:value-type="float" office:value="-0.261007548573515" calcext:value-type="float">
            <text:p>-0.261007548573515</text:p>
          </table:table-cell>
          <table:table-cell table:number-columns-repeated="9"/>
        </table:table-row>
        <table:table-row table:style-name="ro1">
          <table:table-cell office:value-type="time" office:time-value="PT14H30M18.386S" calcext:value-type="time">
            <text:p>14:30:18.3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7515102" calcext:value-type="float">
            <text:p>-7.52E-11</text:p>
          </table:table-cell>
          <table:table-cell table:formula="of:=[.C60]*10^9" office:value-type="float" office:value="-0.07515102" calcext:value-type="float">
            <text:p>-0.07515102</text:p>
          </table:table-cell>
          <table:table-cell table:formula="of:=[.$N$1]*[.D60]" office:value-type="float" office:value="-0.0625460239094029" calcext:value-type="float">
            <text:p>-0.062546023909403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21945505917719" calcext:value-type="float">
            <text:p>-0.221945505917719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18107923455652" calcext:value-type="float">
            <text:p>0.118107923455652</text:p>
          </table:table-cell>
          <table:table-cell/>
          <table:table-cell table:formula="of:=(MAX([.E59:.E63])-MIN([.E59:.E63]))/2" office:value-type="float" office:value="0.141897307974688" calcext:value-type="float">
            <text:p>0.141897307974688</text:p>
          </table:table-cell>
          <table:table-cell table:number-columns-repeated="2"/>
        </table:table-row>
        <table:table-row table:style-name="ro1">
          <table:table-cell office:value-type="time" office:time-value="PT14H30M18.77S" calcext:value-type="time">
            <text:p>14:30:18.7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161392" calcext:value-type="float">
            <text:p>-4.16E-10</text:p>
          </table:table-cell>
          <table:table-cell table:formula="of:=[.C61]*10^9" office:value-type="float" office:value="-0.4161392" calcext:value-type="float">
            <text:p>-0.4161392</text:p>
          </table:table-cell>
          <table:table-cell table:formula="of:=[.$N$1]*[.D61]" office:value-type="float" office:value="-0.346340639858778" calcext:value-type="float">
            <text:p>-0.346340639858778</text:p>
          </table:table-cell>
          <table:table-cell table:number-columns-repeated="9"/>
        </table:table-row>
        <table:table-row table:style-name="ro1">
          <table:table-cell office:value-type="time" office:time-value="PT14H30M19.146S" calcext:value-type="time">
            <text:p>14:30:19.1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585883" calcext:value-type="float">
            <text:p>-1.59E-10</text:p>
          </table:table-cell>
          <table:table-cell table:formula="of:=[.C62]*10^9" office:value-type="float" office:value="-0.1585883" calcext:value-type="float">
            <text:p>-0.1585883</text:p>
          </table:table-cell>
          <table:table-cell table:formula="of:=[.$N$1]*[.D62]" office:value-type="float" office:value="-0.131988462745437" calcext:value-type="float">
            <text:p>-0.131988462745437</text:p>
          </table:table-cell>
          <table:table-cell table:number-columns-repeated="9"/>
        </table:table-row>
        <table:table-row table:style-name="ro1">
          <table:table-cell office:value-type="time" office:time-value="PT14H30M19.523S" calcext:value-type="time">
            <text:p>14:30:19.5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698853" calcext:value-type="float">
            <text:p>-3.70E-10</text:p>
          </table:table-cell>
          <table:table-cell table:formula="of:=[.C63]*10^9" office:value-type="float" office:value="-0.3698853" calcext:value-type="float">
            <text:p>-0.3698853</text:p>
          </table:table-cell>
          <table:table-cell table:formula="of:=[.$N$1]*[.D63]" office:value-type="float" office:value="-0.307844854501465" calcext:value-type="float">
            <text:p>-0.307844854501465</text:p>
          </table:table-cell>
          <table:table-cell table:number-columns-repeated="9"/>
        </table:table-row>
        <table:table-row table:style-name="ro1">
          <table:table-cell office:value-type="time" office:time-value="PT14H30M19.907S" calcext:value-type="time">
            <text:p>14:30:19.9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908987" calcext:value-type="float">
            <text:p>-2.91E-10</text:p>
          </table:table-cell>
          <table:table-cell table:formula="of:=[.C64]*10^9" office:value-type="float" office:value="-0.2908987" calcext:value-type="float">
            <text:p>-0.2908987</text:p>
          </table:table-cell>
          <table:table-cell table:formula="of:=[.$N$1]*[.D64]" office:value-type="float" office:value="-0.242106588113032" calcext:value-type="float">
            <text:p>-0.242106588113032</text:p>
          </table:table-cell>
          <table:table-cell table:number-columns-repeated="9"/>
        </table:table-row>
        <table:table-row table:style-name="ro1">
          <table:table-cell office:value-type="time" office:time-value="PT14H30M20.29S" calcext:value-type="time">
            <text:p>14:30:20.2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5177104" calcext:value-type="float">
            <text:p>-5.18E-10</text:p>
          </table:table-cell>
          <table:table-cell table:formula="of:=[.C65]*10^9" office:value-type="float" office:value="-0.5177104" calcext:value-type="float">
            <text:p>-0.5177104</text:p>
          </table:table-cell>
          <table:table-cell table:formula="of:=[.$N$1]*[.D65]" office:value-type="float" office:value="-0.430875416681591" calcext:value-type="float">
            <text:p>-0.430875416681591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70527631637883" calcext:value-type="float">
            <text:p>-0.270527631637883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25026505310805" calcext:value-type="float">
            <text:p>0.125026505310805</text:p>
          </table:table-cell>
          <table:table-cell/>
          <table:table-cell table:formula="of:=(MAX([.E64:.E68])-MIN([.E64:.E68]))/2" office:value-type="float" office:value="0.15020492181972" calcext:value-type="float">
            <text:p>0.15020492181972</text:p>
          </table:table-cell>
          <table:table-cell table:number-columns-repeated="2"/>
        </table:table-row>
        <table:table-row table:style-name="ro1">
          <table:table-cell office:value-type="time" office:time-value="PT14H30M20.674S" calcext:value-type="time">
            <text:p>14:30:20.6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567585" calcext:value-type="float">
            <text:p>-1.57E-10</text:p>
          </table:table-cell>
          <table:table-cell table:formula="of:=[.C66]*10^9" office:value-type="float" office:value="-0.1567585" calcext:value-type="float">
            <text:p>-0.1567585</text:p>
          </table:table-cell>
          <table:table-cell table:formula="of:=[.$N$1]*[.D66]" office:value-type="float" office:value="-0.130465573042151" calcext:value-type="float">
            <text:p>-0.130465573042151</text:p>
          </table:table-cell>
          <table:table-cell table:number-columns-repeated="9"/>
        </table:table-row>
        <table:table-row table:style-name="ro1">
          <table:table-cell office:value-type="time" office:time-value="PT14H30M21.058S" calcext:value-type="time">
            <text:p>14:30:21.0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175192" calcext:value-type="float">
            <text:p>-3.18E-10</text:p>
          </table:table-cell>
          <table:table-cell table:formula="of:=[.C67]*10^9" office:value-type="float" office:value="-0.3175192" calcext:value-type="float">
            <text:p>-0.3175192</text:p>
          </table:table-cell>
          <table:table-cell table:formula="of:=[.$N$1]*[.D67]" office:value-type="float" office:value="-0.264262061578066" calcext:value-type="float">
            <text:p>-0.264262061578066</text:p>
          </table:table-cell>
          <table:table-cell table:number-columns-repeated="9"/>
        </table:table-row>
        <table:table-row table:style-name="ro1">
          <table:table-cell office:value-type="time" office:time-value="PT14H30M21.441S" calcext:value-type="time">
            <text:p>14:30:21.4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423506" calcext:value-type="float">
            <text:p>-3.42E-10</text:p>
          </table:table-cell>
          <table:table-cell table:formula="of:=[.C68]*10^9" office:value-type="float" office:value="-0.3423506" calcext:value-type="float">
            <text:p>-0.3423506</text:p>
          </table:table-cell>
          <table:table-cell table:formula="of:=[.$N$1]*[.D68]" office:value-type="float" office:value="-0.284928518774575" calcext:value-type="float">
            <text:p>-0.284928518774575</text:p>
          </table:table-cell>
          <table:table-cell table:number-columns-repeated="9"/>
        </table:table-row>
        <table:table-row table:style-name="ro1">
          <table:table-cell office:value-type="time" office:time-value="PT14H30M21.824S" calcext:value-type="time">
            <text:p>14:30:21.8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667746" calcext:value-type="float">
            <text:p>-2.67E-10</text:p>
          </table:table-cell>
          <table:table-cell table:formula="of:=[.C69]*10^9" office:value-type="float" office:value="-0.2667746" calcext:value-type="float">
            <text:p>-0.2667746</text:p>
          </table:table-cell>
          <table:table-cell table:formula="of:=[.$N$1]*[.D69]" office:value-type="float" office:value="-0.222028796282757" calcext:value-type="float">
            <text:p>-0.222028796282757</text:p>
          </table:table-cell>
          <table:table-cell table:number-columns-repeated="9"/>
        </table:table-row>
        <table:table-row table:style-name="ro1">
          <table:table-cell office:value-type="time" office:time-value="PT14H30M22.208S" calcext:value-type="time">
            <text:p>14:30:22.2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011226" calcext:value-type="float">
            <text:p>-4.01E-10</text:p>
          </table:table-cell>
          <table:table-cell table:formula="of:=[.C70]*10^9" office:value-type="float" office:value="-0.4011226" calcext:value-type="float">
            <text:p>-0.4011226</text:p>
          </table:table-cell>
          <table:table-cell table:formula="of:=[.$N$1]*[.D70]" office:value-type="float" office:value="-0.333842757293273" calcext:value-type="float">
            <text:p>-0.333842757293273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30496039729435" calcext:value-type="float">
            <text:p>-0.230496039729435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13571193337808" calcext:value-type="float">
            <text:p>0.113571193337808</text:p>
          </table:table-cell>
          <table:table-cell/>
          <table:table-cell table:formula="of:=(MAX([.E69:.E73])-MIN([.E69:.E73]))/2" office:value-type="float" office:value="0.136444692026398" calcext:value-type="float">
            <text:p>0.136444692026398</text:p>
          </table:table-cell>
          <table:table-cell table:number-columns-repeated="2"/>
        </table:table-row>
        <table:table-row table:style-name="ro1">
          <table:table-cell office:value-type="time" office:time-value="PT14H30M22.592S" calcext:value-type="time">
            <text:p>14:30:22.5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736871" calcext:value-type="float">
            <text:p>-1.74E-10</text:p>
          </table:table-cell>
          <table:table-cell table:formula="of:=[.C71]*10^9" office:value-type="float" office:value="-0.1736871" calcext:value-type="float">
            <text:p>-0.1736871</text:p>
          </table:table-cell>
          <table:table-cell table:formula="of:=[.$N$1]*[.D71]" office:value-type="float" office:value="-0.144554757997361" calcext:value-type="float">
            <text:p>-0.144554757997361</text:p>
          </table:table-cell>
          <table:table-cell table:number-columns-repeated="9"/>
        </table:table-row>
        <table:table-row table:style-name="ro1">
          <table:table-cell office:value-type="time" office:time-value="PT14H30M22.975S" calcext:value-type="time">
            <text:p>14:30:22.9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355211" calcext:value-type="float">
            <text:p>-4.36E-10</text:p>
          </table:table-cell>
          <table:table-cell table:formula="of:=[.C72]*10^9" office:value-type="float" office:value="-0.4355211" calcext:value-type="float">
            <text:p>-0.4355211</text:p>
          </table:table-cell>
          <table:table-cell table:formula="of:=[.$N$1]*[.D72]" office:value-type="float" office:value="-0.362471635563289" calcext:value-type="float">
            <text:p>-0.362471635563289</text:p>
          </table:table-cell>
          <table:table-cell table:number-columns-repeated="9"/>
        </table:table-row>
        <table:table-row table:style-name="ro1">
          <table:table-cell office:value-type="time" office:time-value="PT14H30M23.359S" calcext:value-type="time">
            <text:p>14:30:23.3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076359" calcext:value-type="float">
            <text:p>-1.08E-10</text:p>
          </table:table-cell>
          <table:table-cell table:formula="of:=[.C73]*10^9" office:value-type="float" office:value="-0.1076359" calcext:value-type="float">
            <text:p>-0.1076359</text:p>
          </table:table-cell>
          <table:table-cell table:formula="of:=[.$N$1]*[.D73]" office:value-type="float" office:value="-0.0895822515104932" calcext:value-type="float">
            <text:p>-0.089582251510493</text:p>
          </table:table-cell>
          <table:table-cell table:number-columns-repeated="9"/>
        </table:table-row>
        <table:table-row table:style-name="ro1">
          <table:table-cell office:value-type="time" office:time-value="PT14H30M23.743S" calcext:value-type="time">
            <text:p>14:30:23.7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933862" calcext:value-type="float">
            <text:p>-3.93E-10</text:p>
          </table:table-cell>
          <table:table-cell table:formula="of:=[.C74]*10^9" office:value-type="float" office:value="-0.3933862" calcext:value-type="float">
            <text:p>-0.3933862</text:p>
          </table:table-cell>
          <table:table-cell table:formula="of:=[.$N$1]*[.D74]" office:value-type="float" office:value="-0.327403974967062" calcext:value-type="float">
            <text:p>-0.327403974967062</text:p>
          </table:table-cell>
          <table:table-cell table:number-columns-repeated="9"/>
        </table:table-row>
        <table:table-row table:style-name="ro1">
          <table:table-cell office:value-type="time" office:time-value="PT14H30M24.127S" calcext:value-type="time">
            <text:p>14:30:24.1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692363" calcext:value-type="float">
            <text:p>-1.69E-10</text:p>
          </table:table-cell>
          <table:table-cell table:formula="of:=[.C75]*10^9" office:value-type="float" office:value="-0.1692363" calcext:value-type="float">
            <text:p>-0.1692363</text:p>
          </table:table-cell>
          <table:table-cell table:formula="of:=[.$N$1]*[.D75]" office:value-type="float" office:value="-0.140850485677226" calcext:value-type="float">
            <text:p>-0.140850485677226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56195922877045" calcext:value-type="float">
            <text:p>-0.256195922877045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890168011591258" calcext:value-type="float">
            <text:p>0.089016801159126</text:p>
          </table:table-cell>
          <table:table-cell/>
          <table:table-cell table:formula="of:=(MAX([.E74:.E78])-MIN([.E74:.E78]))/2" office:value-type="float" office:value="0.106933356683262" calcext:value-type="float">
            <text:p>0.106933356683262</text:p>
          </table:table-cell>
          <table:table-cell table:number-columns-repeated="2"/>
        </table:table-row>
        <table:table-row table:style-name="ro1">
          <table:table-cell office:value-type="time" office:time-value="PT14H30M24.511S" calcext:value-type="time">
            <text:p>14:30:24.5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542547" calcext:value-type="float">
            <text:p>-2.54E-10</text:p>
          </table:table-cell>
          <table:table-cell table:formula="of:=[.C76]*10^9" office:value-type="float" office:value="-0.2542547" calcext:value-type="float">
            <text:p>-0.2542547</text:p>
          </table:table-cell>
          <table:table-cell table:formula="of:=[.$N$1]*[.D76]" office:value-type="float" office:value="-0.211608845033349" calcext:value-type="float">
            <text:p>-0.211608845033349</text:p>
          </table:table-cell>
          <table:table-cell table:number-columns-repeated="9"/>
        </table:table-row>
        <table:table-row table:style-name="ro1">
          <table:table-cell office:value-type="time" office:time-value="PT14H30M24.895S" calcext:value-type="time">
            <text:p>14:30:24.9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262039" calcext:value-type="float">
            <text:p>-4.26E-10</text:p>
          </table:table-cell>
          <table:table-cell table:formula="of:=[.C77]*10^9" office:value-type="float" office:value="-0.4262039" calcext:value-type="float">
            <text:p>-0.4262039</text:p>
          </table:table-cell>
          <table:table-cell table:formula="of:=[.$N$1]*[.D77]" office:value-type="float" office:value="-0.354717199043749" calcext:value-type="float">
            <text:p>-0.354717199043749</text:p>
          </table:table-cell>
          <table:table-cell table:number-columns-repeated="9"/>
        </table:table-row>
        <table:table-row table:style-name="ro1">
          <table:table-cell office:value-type="time" office:time-value="PT14H30M25.279S" calcext:value-type="time">
            <text:p>14:30:25.2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960563" calcext:value-type="float">
            <text:p>-2.96E-10</text:p>
          </table:table-cell>
          <table:table-cell table:formula="of:=[.C78]*10^9" office:value-type="float" office:value="-0.2960563" calcext:value-type="float">
            <text:p>-0.2960563</text:p>
          </table:table-cell>
          <table:table-cell table:formula="of:=[.$N$1]*[.D78]" office:value-type="float" office:value="-0.246399109663839" calcext:value-type="float">
            <text:p>-0.246399109663839</text:p>
          </table:table-cell>
          <table:table-cell table:number-columns-repeated="9"/>
        </table:table-row>
        <table:table-row table:style-name="ro1">
          <table:table-cell office:value-type="time" office:time-value="PT14H30M25.663S" calcext:value-type="time">
            <text:p>14:30:25.6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884114" calcext:value-type="float">
            <text:p>-1.88E-10</text:p>
          </table:table-cell>
          <table:table-cell table:formula="of:=[.C79]*10^9" office:value-type="float" office:value="-0.1884114" calcext:value-type="float">
            <text:p>-0.1884114</text:p>
          </table:table-cell>
          <table:table-cell table:formula="of:=[.$N$1]*[.D79]" office:value-type="float" office:value="-0.156809367713227" calcext:value-type="float">
            <text:p>-0.156809367713227</text:p>
          </table:table-cell>
          <table:table-cell table:number-columns-repeated="9"/>
        </table:table-row>
        <table:table-row table:style-name="ro1">
          <table:table-cell office:value-type="time" office:time-value="PT14H30M26.046S" calcext:value-type="time">
            <text:p>14:30:26.0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063714" calcext:value-type="float">
            <text:p>-3.06E-10</text:p>
          </table:table-cell>
          <table:table-cell table:formula="of:=[.C80]*10^9" office:value-type="float" office:value="-0.3063714" calcext:value-type="float">
            <text:p>-0.3063714</text:p>
          </table:table-cell>
          <table:table-cell table:formula="of:=[.$N$1]*[.D80]" office:value-type="float" office:value="-0.254984069538341" calcext:value-type="float">
            <text:p>-0.254984069538341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17701352635573" calcext:value-type="float">
            <text:p>-0.217701352635573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893858862685372" calcext:value-type="float">
            <text:p>0.089385886268537</text:p>
          </table:table-cell>
          <table:table-cell/>
          <table:table-cell table:formula="of:=(MAX([.E79:.E83])-MIN([.E79:.E83]))/2" office:value-type="float" office:value="0.107383324066627" calcext:value-type="float">
            <text:p>0.107383324066627</text:p>
          </table:table-cell>
          <table:table-cell table:number-columns-repeated="2"/>
        </table:table-row>
        <table:table-row table:style-name="ro1">
          <table:table-cell office:value-type="time" office:time-value="PT14H30M26.43S" calcext:value-type="time">
            <text:p>14:30:26.4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121615" calcext:value-type="float">
            <text:p>-2.12E-10</text:p>
          </table:table-cell>
          <table:table-cell table:formula="of:=[.C81]*10^9" office:value-type="float" office:value="-0.2121615" calcext:value-type="float">
            <text:p>-0.2121615</text:p>
          </table:table-cell>
          <table:table-cell table:formula="of:=[.$N$1]*[.D81]" office:value-type="float" office:value="-0.176575890143005" calcext:value-type="float">
            <text:p>-0.176575890143005</text:p>
          </table:table-cell>
          <table:table-cell table:number-columns-repeated="9"/>
        </table:table-row>
        <table:table-row table:style-name="ro1">
          <table:table-cell office:value-type="time" office:time-value="PT14H30M26.814S" calcext:value-type="time">
            <text:p>14:30:26.8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294899" calcext:value-type="float">
            <text:p>-4.29E-10</text:p>
          </table:table-cell>
          <table:table-cell table:formula="of:=[.C82]*10^9" office:value-type="float" office:value="-0.4294899" calcext:value-type="float">
            <text:p>-0.4294899</text:p>
          </table:table-cell>
          <table:table-cell table:formula="of:=[.$N$1]*[.D82]" office:value-type="float" office:value="-0.357452041958274" calcext:value-type="float">
            <text:p>-0.357452041958274</text:p>
          </table:table-cell>
          <table:table-cell table:number-columns-repeated="9"/>
        </table:table-row>
        <table:table-row table:style-name="ro1">
          <table:table-cell office:value-type="time" office:time-value="PT14H30M27.198S" calcext:value-type="time">
            <text:p>14:30:27.2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71441" calcext:value-type="float">
            <text:p>-1.71E-10</text:p>
          </table:table-cell>
          <table:table-cell table:formula="of:=[.C83]*10^9" office:value-type="float" office:value="-0.171441" calcext:value-type="float">
            <text:p>-0.171441</text:p>
          </table:table-cell>
          <table:table-cell table:formula="of:=[.$N$1]*[.D83]" office:value-type="float" office:value="-0.14268539382502" calcext:value-type="float">
            <text:p>-0.14268539382502</text:p>
          </table:table-cell>
          <table:table-cell table:number-columns-repeated="9"/>
        </table:table-row>
        <table:table-row table:style-name="ro1">
          <table:table-cell office:value-type="time" office:time-value="PT14H30M27.583S" calcext:value-type="time">
            <text:p>14:30:27.5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59911" calcext:value-type="float">
            <text:p>-2.60E-10</text:p>
          </table:table-cell>
          <table:table-cell table:formula="of:=[.C84]*10^9" office:value-type="float" office:value="-0.259911" calcext:value-type="float">
            <text:p>-0.259911</text:p>
          </table:table-cell>
          <table:table-cell table:formula="of:=[.$N$1]*[.D84]" office:value-type="float" office:value="-0.216316420193855" calcext:value-type="float">
            <text:p>-0.216316420193855</text:p>
          </table:table-cell>
          <table:table-cell table:number-columns-repeated="9"/>
        </table:table-row>
        <table:table-row table:style-name="ro1">
          <table:table-cell office:value-type="time" office:time-value="PT14H30M27.966S" calcext:value-type="time">
            <text:p>14:30:27.9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772061" calcext:value-type="float">
            <text:p>-3.77E-10</text:p>
          </table:table-cell>
          <table:table-cell table:formula="of:=[.C85]*10^9" office:value-type="float" office:value="-0.3772061" calcext:value-type="float">
            <text:p>-0.3772061</text:p>
          </table:table-cell>
          <table:table-cell table:formula="of:=[.$N$1]*[.D85]" office:value-type="float" office:value="-0.313937744948407" calcext:value-type="float">
            <text:p>-0.313937744948407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39094848595445" calcext:value-type="float">
            <text:p>-0.239094848595445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03647829407137" calcext:value-type="float">
            <text:p>0.103647829407137</text:p>
          </table:table-cell>
          <table:table-cell/>
          <table:table-cell table:formula="of:=(MAX([.E84:.E88])-MIN([.E84:.E88]))/2" office:value-type="float" office:value="0.12451882940464" calcext:value-type="float">
            <text:p>0.12451882940464</text:p>
          </table:table-cell>
          <table:table-cell table:number-columns-repeated="2"/>
        </table:table-row>
        <table:table-row table:style-name="ro1">
          <table:table-cell office:value-type="time" office:time-value="PT14H30M28.35S" calcext:value-type="time">
            <text:p>14:30:28.3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592956" calcext:value-type="float">
            <text:p>-1.59E-10</text:p>
          </table:table-cell>
          <table:table-cell table:formula="of:=[.C86]*10^9" office:value-type="float" office:value="-0.1592956" calcext:value-type="float">
            <text:p>-0.1592956</text:p>
          </table:table-cell>
          <table:table-cell table:formula="of:=[.$N$1]*[.D86]" office:value-type="float" office:value="-0.13257712811167" calcext:value-type="float">
            <text:p>-0.13257712811167</text:p>
          </table:table-cell>
          <table:table-cell table:number-columns-repeated="9"/>
        </table:table-row>
        <table:table-row table:style-name="ro1">
          <table:table-cell office:value-type="time" office:time-value="PT14H30M28.734S" calcext:value-type="time">
            <text:p>14:30:28.7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585222" calcext:value-type="float">
            <text:p>-4.59E-10</text:p>
          </table:table-cell>
          <table:table-cell table:formula="of:=[.C87]*10^9" office:value-type="float" office:value="-0.4585222" calcext:value-type="float">
            <text:p>-0.4585222</text:p>
          </table:table-cell>
          <table:table-cell table:formula="of:=[.$N$1]*[.D87]" office:value-type="float" office:value="-0.38161478692095" calcext:value-type="float">
            <text:p>-0.38161478692095</text:p>
          </table:table-cell>
          <table:table-cell table:number-columns-repeated="9"/>
        </table:table-row>
        <table:table-row table:style-name="ro1">
          <table:table-cell office:value-type="time" office:time-value="PT14H30M29.117S" calcext:value-type="time">
            <text:p>14:30:29.1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814651" calcext:value-type="float">
            <text:p>-1.81E-10</text:p>
          </table:table-cell>
          <table:table-cell table:formula="of:=[.C88]*10^9" office:value-type="float" office:value="-0.1814651" calcext:value-type="float">
            <text:p>-0.1814651</text:p>
          </table:table-cell>
          <table:table-cell table:formula="of:=[.$N$1]*[.D88]" office:value-type="float" office:value="-0.151028162802344" calcext:value-type="float">
            <text:p>-0.151028162802344</text:p>
          </table:table-cell>
          <table:table-cell table:number-columns-repeated="9"/>
        </table:table-row>
        <table:table-row table:style-name="ro1">
          <table:table-cell office:value-type="time" office:time-value="PT14H30M29.502S" calcext:value-type="time">
            <text:p>14:30:29.5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205549" calcext:value-type="float">
            <text:p>-3.21E-10</text:p>
          </table:table-cell>
          <table:table-cell table:formula="of:=[.C89]*10^9" office:value-type="float" office:value="-0.3205549" calcext:value-type="float">
            <text:p>-0.3205549</text:p>
          </table:table-cell>
          <table:table-cell table:formula="of:=[.$N$1]*[.D89]" office:value-type="float" office:value="-0.266788587030173" calcext:value-type="float">
            <text:p>-0.266788587030173</text:p>
          </table:table-cell>
          <table:table-cell table:number-columns-repeated="9"/>
        </table:table-row>
        <table:table-row table:style-name="ro1">
          <table:table-cell office:value-type="time" office:time-value="PT14H30M29.885S" calcext:value-type="time">
            <text:p>14:30:29.8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67431" calcext:value-type="float">
            <text:p>-3.67E-10</text:p>
          </table:table-cell>
          <table:table-cell table:formula="of:=[.C90]*10^9" office:value-type="float" office:value="-0.367431" calcext:value-type="float">
            <text:p>-0.367431</text:p>
          </table:table-cell>
          <table:table-cell table:formula="of:=[.$N$1]*[.D90]" office:value-type="float" office:value="-0.30580221148104" calcext:value-type="float">
            <text:p>-0.30580221148104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50719295906819" calcext:value-type="float">
            <text:p>-0.250719295906819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00855000646787" calcext:value-type="float">
            <text:p>0.100855000646787</text:p>
          </table:table-cell>
          <table:table-cell/>
          <table:table-cell table:formula="of:=(MAX([.E89:.E93])-MIN([.E89:.E93]))/2" office:value-type="float" office:value="0.121160906712891" calcext:value-type="float">
            <text:p>0.121160906712891</text:p>
          </table:table-cell>
          <table:table-cell table:number-columns-repeated="2"/>
        </table:table-row>
        <table:table-row table:style-name="ro1">
          <table:table-cell office:value-type="time" office:time-value="PT14H30M30.269S" calcext:value-type="time">
            <text:p>14:30:30.2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544292" calcext:value-type="float">
            <text:p>-1.54E-10</text:p>
          </table:table-cell>
          <table:table-cell table:formula="of:=[.C91]*10^9" office:value-type="float" office:value="-0.1544292" calcext:value-type="float">
            <text:p>-0.1544292</text:p>
          </table:table-cell>
          <table:table-cell table:formula="of:=[.$N$1]*[.D91]" office:value-type="float" office:value="-0.128526963912266" calcext:value-type="float">
            <text:p>-0.128526963912266</text:p>
          </table:table-cell>
          <table:table-cell table:number-columns-repeated="9"/>
        </table:table-row>
        <table:table-row table:style-name="ro1">
          <table:table-cell office:value-type="time" office:time-value="PT14H30M30.653S" calcext:value-type="time">
            <text:p>14:30:30.6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455865" calcext:value-type="float">
            <text:p>-4.46E-10</text:p>
          </table:table-cell>
          <table:table-cell table:formula="of:=[.C92]*10^9" office:value-type="float" office:value="-0.4455865" calcext:value-type="float">
            <text:p>-0.4455865</text:p>
          </table:table-cell>
          <table:table-cell table:formula="of:=[.$N$1]*[.D92]" office:value-type="float" office:value="-0.370848777338048" calcext:value-type="float">
            <text:p>-0.370848777338048</text:p>
          </table:table-cell>
          <table:table-cell table:number-columns-repeated="9"/>
        </table:table-row>
        <table:table-row table:style-name="ro1">
          <table:table-cell office:value-type="time" office:time-value="PT14H30M31.037S" calcext:value-type="time">
            <text:p>14:30:31.0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182341" calcext:value-type="float">
            <text:p>-2.18E-10</text:p>
          </table:table-cell>
          <table:table-cell table:formula="of:=[.C93]*10^9" office:value-type="float" office:value="-0.2182341" calcext:value-type="float">
            <text:p>-0.2182341</text:p>
          </table:table-cell>
          <table:table-cell table:formula="of:=[.$N$1]*[.D93]" office:value-type="float" office:value="-0.181629939772568" calcext:value-type="float">
            <text:p>-0.181629939772568</text:p>
          </table:table-cell>
          <table:table-cell table:number-columns-repeated="9"/>
        </table:table-row>
        <table:table-row table:style-name="ro1">
          <table:table-cell office:value-type="time" office:time-value="PT14H30M31.421S" calcext:value-type="time">
            <text:p>14:30:31.4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188994" calcext:value-type="float">
            <text:p>-2.19E-10</text:p>
          </table:table-cell>
          <table:table-cell table:formula="of:=[.C94]*10^9" office:value-type="float" office:value="-0.2188994" calcext:value-type="float">
            <text:p>-0.2188994</text:p>
          </table:table-cell>
          <table:table-cell table:formula="of:=[.$N$1]*[.D94]" office:value-type="float" office:value="-0.18218364975158" calcext:value-type="float">
            <text:p>-0.18218364975158</text:p>
          </table:table-cell>
          <table:table-cell table:number-columns-repeated="9"/>
        </table:table-row>
        <table:table-row table:style-name="ro1">
          <table:table-cell office:value-type="time" office:time-value="PT14H30M31.804S" calcext:value-type="time">
            <text:p>14:30:31.8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774558" calcext:value-type="float">
            <text:p>-3.77E-10</text:p>
          </table:table-cell>
          <table:table-cell table:formula="of:=[.C95]*10^9" office:value-type="float" office:value="-0.3774558" calcext:value-type="float">
            <text:p>-0.3774558</text:p>
          </table:table-cell>
          <table:table-cell table:formula="of:=[.$N$1]*[.D95]" office:value-type="float" office:value="-0.31414556304815" calcext:value-type="float">
            <text:p>-0.31414556304815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62343976254107" calcext:value-type="float">
            <text:p>-0.262343976254107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06747525946231" calcext:value-type="float">
            <text:p>0.106747525946231</text:p>
          </table:table-cell>
          <table:table-cell/>
          <table:table-cell table:formula="of:=(MAX([.E94:.E98])-MIN([.E94:.E98]))/2" office:value-type="float" office:value="0.128240288123493" calcext:value-type="float">
            <text:p>0.128240288123493</text:p>
          </table:table-cell>
          <table:table-cell table:number-columns-repeated="2"/>
        </table:table-row>
        <table:table-row table:style-name="ro1">
          <table:table-cell office:value-type="time" office:time-value="PT14H30M32.188S" calcext:value-type="time">
            <text:p>14:30:32.1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703597" calcext:value-type="float">
            <text:p>-1.70E-10</text:p>
          </table:table-cell>
          <table:table-cell table:formula="of:=[.C96]*10^9" office:value-type="float" office:value="-0.1703597" calcext:value-type="float">
            <text:p>-0.1703597</text:p>
          </table:table-cell>
          <table:table-cell table:formula="of:=[.$N$1]*[.D96]" office:value-type="float" office:value="-0.14178545905829" calcext:value-type="float">
            <text:p>-0.14178545905829</text:p>
          </table:table-cell>
          <table:table-cell table:number-columns-repeated="9"/>
        </table:table-row>
        <table:table-row table:style-name="ro1">
          <table:table-cell office:value-type="time" office:time-value="PT14H30M32.572S" calcext:value-type="time">
            <text:p>14:30:32.5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785292" calcext:value-type="float">
            <text:p>-4.79E-10</text:p>
          </table:table-cell>
          <table:table-cell table:formula="of:=[.C97]*10^9" office:value-type="float" office:value="-0.4785292" calcext:value-type="float">
            <text:p>-0.4785292</text:p>
          </table:table-cell>
          <table:table-cell table:formula="of:=[.$N$1]*[.D97]" office:value-type="float" office:value="-0.398266035305276" calcext:value-type="float">
            <text:p>-0.398266035305276</text:p>
          </table:table-cell>
          <table:table-cell table:number-columns-repeated="9"/>
        </table:table-row>
        <table:table-row table:style-name="ro1">
          <table:table-cell office:value-type="time" office:time-value="PT14H30M32.956S" calcext:value-type="time">
            <text:p>14:30:32.9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308287" calcext:value-type="float">
            <text:p>-3.31E-10</text:p>
          </table:table-cell>
          <table:table-cell table:formula="of:=[.C98]*10^9" office:value-type="float" office:value="-0.3308287" calcext:value-type="float">
            <text:p>-0.3308287</text:p>
          </table:table-cell>
          <table:table-cell table:formula="of:=[.$N$1]*[.D98]" office:value-type="float" office:value="-0.27533917410724" calcext:value-type="float">
            <text:p>-0.27533917410724</text:p>
          </table:table-cell>
          <table:table-cell table:number-columns-repeated="9"/>
        </table:table-row>
        <table:table-row table:style-name="ro1">
          <table:table-cell office:value-type="time" office:time-value="PT14H30M33.341S" calcext:value-type="time">
            <text:p>14:30:33.3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877875" calcext:value-type="float">
            <text:p>-1.88E-10</text:p>
          </table:table-cell>
          <table:table-cell table:formula="of:=[.C99]*10^9" office:value-type="float" office:value="-0.1877875" calcext:value-type="float">
            <text:p>-0.1877875</text:p>
          </table:table-cell>
          <table:table-cell table:formula="of:=[.$N$1]*[.D99]" office:value-type="float" office:value="-0.156290113758762" calcext:value-type="float">
            <text:p>-0.156290113758762</text:p>
          </table:table-cell>
          <table:table-cell table:number-columns-repeated="9"/>
        </table:table-row>
        <table:table-row table:style-name="ro1">
          <table:table-cell office:value-type="time" office:time-value="PT14H30M33.723S" calcext:value-type="time">
            <text:p>14:30:33.7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964142" calcext:value-type="float">
            <text:p>-4.96E-10</text:p>
          </table:table-cell>
          <table:table-cell table:formula="of:=[.C100]*10^9" office:value-type="float" office:value="-0.4964142" calcext:value-type="float">
            <text:p>-0.4964142</text:p>
          </table:table-cell>
          <table:table-cell table:formula="of:=[.$N$1]*[.D100]" office:value-type="float" office:value="-0.413151204363788" calcext:value-type="float">
            <text:p>-0.413151204363788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89033795967832" calcext:value-type="float">
            <text:p>-0.289033795967832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10783760264466" calcext:value-type="float">
            <text:p>0.110783760264466</text:p>
          </table:table-cell>
          <table:table-cell/>
          <table:table-cell table:formula="of:=(MAX([.E99:.E103])-MIN([.E99:.E103]))/2" office:value-type="float" office:value="0.133086519653312" calcext:value-type="float">
            <text:p>0.133086519653312</text:p>
          </table:table-cell>
          <table:table-cell table:number-columns-repeated="2"/>
        </table:table-row>
        <table:table-row table:style-name="ro1">
          <table:table-cell office:value-type="time" office:time-value="PT14H30M34.107S" calcext:value-type="time">
            <text:p>14:30:34.1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827544" calcext:value-type="float">
            <text:p>-1.83E-10</text:p>
          </table:table-cell>
          <table:table-cell table:formula="of:=[.C101]*10^9" office:value-type="float" office:value="-0.1827544" calcext:value-type="float">
            <text:p>-0.1827544</text:p>
          </table:table-cell>
          <table:table-cell table:formula="of:=[.$N$1]*[.D101]" office:value-type="float" office:value="-0.152101209962933" calcext:value-type="float">
            <text:p>-0.152101209962933</text:p>
          </table:table-cell>
          <table:table-cell table:number-columns-repeated="9"/>
        </table:table-row>
        <table:table-row table:style-name="ro1">
          <table:table-cell office:value-type="time" office:time-value="PT14H30M34.491S" calcext:value-type="time">
            <text:p>14:30:34.4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025697" calcext:value-type="float">
            <text:p>-5.03E-10</text:p>
          </table:table-cell>
          <table:table-cell table:formula="of:=[.C102]*10^9" office:value-type="float" office:value="-0.5025697" calcext:value-type="float">
            <text:p>-0.5025697</text:p>
          </table:table-cell>
          <table:table-cell table:formula="of:=[.$N$1]*[.D102]" office:value-type="float" office:value="-0.418274249269557" calcext:value-type="float">
            <text:p>-0.418274249269557</text:p>
          </table:table-cell>
          <table:table-cell table:number-columns-repeated="9"/>
        </table:table-row>
        <table:table-row table:style-name="ro1">
          <table:table-cell office:value-type="time" office:time-value="PT14H30M34.875S" calcext:value-type="time">
            <text:p>14:30:34.8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668903" calcext:value-type="float">
            <text:p>-3.67E-10</text:p>
          </table:table-cell>
          <table:table-cell table:formula="of:=[.C103]*10^9" office:value-type="float" office:value="-0.3668903" calcext:value-type="float">
            <text:p>-0.3668903</text:p>
          </table:table-cell>
          <table:table-cell table:formula="of:=[.$N$1]*[.D103]" office:value-type="float" office:value="-0.305352202484118" calcext:value-type="float">
            <text:p>-0.305352202484118</text:p>
          </table:table-cell>
          <table:table-cell table:number-columns-repeated="9"/>
        </table:table-row>
        <table:table-row table:style-name="ro1">
          <table:table-cell office:value-type="time" office:time-value="PT14H30M35.259S" calcext:value-type="time">
            <text:p>14:30:35.2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920299" calcext:value-type="float">
            <text:p>-1.92E-10</text:p>
          </table:table-cell>
          <table:table-cell table:formula="of:=[.C104]*10^9" office:value-type="float" office:value="-0.1920299" calcext:value-type="float">
            <text:p>-0.1920299</text:p>
          </table:table-cell>
          <table:table-cell table:formula="of:=[.$N$1]*[.D104]" office:value-type="float" office:value="-0.159820940776589" calcext:value-type="float">
            <text:p>-0.159820940776589</text:p>
          </table:table-cell>
          <table:table-cell table:number-columns-repeated="9"/>
        </table:table-row>
        <table:table-row table:style-name="ro1">
          <table:table-cell office:value-type="time" office:time-value="PT14H30M35.643S" calcext:value-type="time">
            <text:p>14:30:35.6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067714" calcext:value-type="float">
            <text:p>-5.07E-10</text:p>
          </table:table-cell>
          <table:table-cell table:formula="of:=[.C105]*10^9" office:value-type="float" office:value="-0.5067714" calcext:value-type="float">
            <text:p>-0.5067714</text:p>
          </table:table-cell>
          <table:table-cell table:formula="of:=[.$N$1]*[.D105]" office:value-type="float" office:value="-0.421771202852624" calcext:value-type="float">
            <text:p>-0.421771202852624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93174178357113" calcext:value-type="float">
            <text:p>-0.293174178357113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10654856529769" calcext:value-type="float">
            <text:p>0.110654856529769</text:p>
          </table:table-cell>
          <table:table-cell/>
          <table:table-cell table:formula="of:=(MAX([.E104:.E108])-MIN([.E104:.E108]))/2" office:value-type="float" office:value="0.13293092656662" calcext:value-type="float">
            <text:p>0.13293092656662</text:p>
          </table:table-cell>
          <table:table-cell table:number-columns-repeated="2"/>
        </table:table-row>
        <table:table-row table:style-name="ro1">
          <table:table-cell office:value-type="time" office:time-value="PT14H30M36.026S" calcext:value-type="time">
            <text:p>14:30:36.0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976452" calcext:value-type="float">
            <text:p>-1.98E-10</text:p>
          </table:table-cell>
          <table:table-cell table:formula="of:=[.C106]*10^9" office:value-type="float" office:value="-0.1976452" calcext:value-type="float">
            <text:p>-0.1976452</text:p>
          </table:table-cell>
          <table:table-cell table:formula="of:=[.$N$1]*[.D106]" office:value-type="float" office:value="-0.164494392820999" calcext:value-type="float">
            <text:p>-0.164494392820999</text:p>
          </table:table-cell>
          <table:table-cell table:number-columns-repeated="9"/>
        </table:table-row>
        <table:table-row table:style-name="ro1">
          <table:table-cell office:value-type="time" office:time-value="PT14H30M36.402S" calcext:value-type="time">
            <text:p>14:30:36.4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114713" calcext:value-type="float">
            <text:p>-5.11E-10</text:p>
          </table:table-cell>
          <table:table-cell table:formula="of:=[.C107]*10^9" office:value-type="float" office:value="-0.5114713" calcext:value-type="float">
            <text:p>-0.5114713</text:p>
          </table:table-cell>
          <table:table-cell table:formula="of:=[.$N$1]*[.D107]" office:value-type="float" office:value="-0.425682793909829" calcext:value-type="float">
            <text:p>-0.425682793909829</text:p>
          </table:table-cell>
          <table:table-cell table:number-columns-repeated="9"/>
        </table:table-row>
        <table:table-row table:style-name="ro1">
          <table:table-cell office:value-type="time" office:time-value="PT14H30M36.779S" calcext:value-type="time">
            <text:p>14:30:36.7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533723" calcext:value-type="float">
            <text:p>-3.53E-10</text:p>
          </table:table-cell>
          <table:table-cell table:formula="of:=[.C108]*10^9" office:value-type="float" office:value="-0.3533723" calcext:value-type="float">
            <text:p>-0.3533723</text:p>
          </table:table-cell>
          <table:table-cell table:formula="of:=[.$N$1]*[.D108]" office:value-type="float" office:value="-0.294101561425523" calcext:value-type="float">
            <text:p>-0.294101561425523</text:p>
          </table:table-cell>
          <table:table-cell table:number-columns-repeated="9"/>
        </table:table-row>
        <table:table-row table:style-name="ro1">
          <table:table-cell office:value-type="time" office:time-value="PT14H30M37.163S" calcext:value-type="time">
            <text:p>14:30:37.1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227263" calcext:value-type="float">
            <text:p>-2.23E-10</text:p>
          </table:table-cell>
          <table:table-cell table:formula="of:=[.C109]*10^9" office:value-type="float" office:value="-0.2227263" calcext:value-type="float">
            <text:p>-0.2227263</text:p>
          </table:table-cell>
          <table:table-cell table:formula="of:=[.$N$1]*[.D109]" office:value-type="float" office:value="-0.18536866811725" calcext:value-type="float">
            <text:p>-0.18536866811725</text:p>
          </table:table-cell>
          <table:table-cell table:number-columns-repeated="9"/>
        </table:table-row>
        <table:table-row table:style-name="ro1">
          <table:table-cell office:value-type="time" office:time-value="PT14H30M37.547S" calcext:value-type="time">
            <text:p>14:30:37.5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615079" calcext:value-type="float">
            <text:p>-5.62E-10</text:p>
          </table:table-cell>
          <table:table-cell table:formula="of:=[.C110]*10^9" office:value-type="float" office:value="-0.5615079" calcext:value-type="float">
            <text:p>-0.5615079</text:p>
          </table:table-cell>
          <table:table-cell table:formula="of:=[.$N$1]*[.D110]" office:value-type="float" office:value="-0.467326811249117" calcext:value-type="float">
            <text:p>-0.467326811249117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331737827101903" calcext:value-type="float">
            <text:p>-0.331737827101903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17357299653012" calcext:value-type="float">
            <text:p>0.117357299653012</text:p>
          </table:table-cell>
          <table:table-cell/>
          <table:table-cell table:formula="of:=(MAX([.E109:.E113])-MIN([.E109:.E113]))/2" office:value-type="float" office:value="0.140979071565933" calcext:value-type="float">
            <text:p>0.140979071565933</text:p>
          </table:table-cell>
          <table:table-cell table:number-columns-repeated="2"/>
        </table:table-row>
        <table:table-row table:style-name="ro1">
          <table:table-cell office:value-type="time" office:time-value="PT14H30M37.93S" calcext:value-type="time">
            <text:p>14:30:37.9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035016" calcext:value-type="float">
            <text:p>-3.04E-10</text:p>
          </table:table-cell>
          <table:table-cell table:formula="of:=[.C111]*10^9" office:value-type="float" office:value="-0.3035016" calcext:value-type="float">
            <text:p>-0.3035016</text:p>
          </table:table-cell>
          <table:table-cell table:formula="of:=[.$N$1]*[.D111]" office:value-type="float" office:value="-0.25259561786576" calcext:value-type="float">
            <text:p>-0.25259561786576</text:p>
          </table:table-cell>
          <table:table-cell table:number-columns-repeated="9"/>
        </table:table-row>
        <table:table-row table:style-name="ro1">
          <table:table-cell office:value-type="time" office:time-value="PT14H30M38.314S" calcext:value-type="time">
            <text:p>14:30:38.3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932197" calcext:value-type="float">
            <text:p>-3.93E-10</text:p>
          </table:table-cell>
          <table:table-cell table:formula="of:=[.C112]*10^9" office:value-type="float" office:value="-0.3932197" calcext:value-type="float">
            <text:p>-0.3932197</text:p>
          </table:table-cell>
          <table:table-cell table:formula="of:=[.$N$1]*[.D112]" office:value-type="float" office:value="-0.327265401824862" calcext:value-type="float">
            <text:p>-0.327265401824862</text:p>
          </table:table-cell>
          <table:table-cell table:number-columns-repeated="9"/>
        </table:table-row>
        <table:table-row table:style-name="ro1">
          <table:table-cell office:value-type="time" office:time-value="PT14H30M38.698S" calcext:value-type="time">
            <text:p>14:30:38.7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120118" calcext:value-type="float">
            <text:p>-5.12E-10</text:p>
          </table:table-cell>
          <table:table-cell table:formula="of:=[.C113]*10^9" office:value-type="float" office:value="-0.5120118" calcext:value-type="float">
            <text:p>-0.5120118</text:p>
          </table:table-cell>
          <table:table-cell table:formula="of:=[.$N$1]*[.D113]" office:value-type="float" office:value="-0.426132636452525" calcext:value-type="float">
            <text:p>-0.426132636452525</text:p>
          </table:table-cell>
          <table:table-cell table:number-columns-repeated="9"/>
        </table:table-row>
        <table:table-row table:style-name="ro1">
          <table:table-cell office:value-type="time" office:time-value="PT14H30M39.082S" calcext:value-type="time">
            <text:p>14:30:39.0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834034" calcext:value-type="float">
            <text:p>-3.83E-10</text:p>
          </table:table-cell>
          <table:table-cell table:formula="of:=[.C114]*10^9" office:value-type="float" office:value="-0.3834034" calcext:value-type="float">
            <text:p>-0.3834034</text:p>
          </table:table-cell>
          <table:table-cell table:formula="of:=[.$N$1]*[.D114]" office:value-type="float" office:value="-0.319095578787173" calcext:value-type="float">
            <text:p>-0.319095578787173</text:p>
          </table:table-cell>
          <table:table-cell table:number-columns-repeated="9"/>
        </table:table-row>
        <table:table-row table:style-name="ro1">
          <table:table-cell office:value-type="time" office:time-value="PT14H30M39.466S" calcext:value-type="time">
            <text:p>14:30:39.4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713749" calcext:value-type="float">
            <text:p>-4.71E-10</text:p>
          </table:table-cell>
          <table:table-cell table:formula="of:=[.C115]*10^9" office:value-type="float" office:value="-0.4713749" calcext:value-type="float">
            <text:p>-0.4713749</text:p>
          </table:table-cell>
          <table:table-cell table:formula="of:=[.$N$1]*[.D115]" office:value-type="float" office:value="-0.392311718000533" calcext:value-type="float">
            <text:p>-0.392311718000533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30810177706733" calcext:value-type="float">
            <text:p>-0.330810177706733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438438935449859" calcext:value-type="float">
            <text:p>0.043843893544986</text:p>
          </table:table-cell>
          <table:table-cell/>
          <table:table-cell table:formula="of:=(MAX([.E114:.E118])-MIN([.E114:.E118]))/2" office:value-type="float" office:value="0.052601449280785" calcext:value-type="float">
            <text:p>0.052601449280785</text:p>
          </table:table-cell>
          <table:table-cell table:number-columns-repeated="2"/>
        </table:table-row>
        <table:table-row table:style-name="ro1">
          <table:table-cell office:value-type="time" office:time-value="PT14H30M39.85S" calcext:value-type="time">
            <text:p>14:30:39.8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408862" calcext:value-type="float">
            <text:p>-4.41E-10</text:p>
          </table:table-cell>
          <table:table-cell table:formula="of:=[.C116]*10^9" office:value-type="float" office:value="-0.4408862" calcext:value-type="float">
            <text:p>-0.4408862</text:p>
          </table:table-cell>
          <table:table-cell table:formula="of:=[.$N$1]*[.D116]" office:value-type="float" office:value="-0.366936853372394" calcext:value-type="float">
            <text:p>-0.366936853372394</text:p>
          </table:table-cell>
          <table:table-cell table:number-columns-repeated="9"/>
        </table:table-row>
        <table:table-row table:style-name="ro1">
          <table:table-cell office:value-type="time" office:time-value="PT14H30M40.233S" calcext:value-type="time">
            <text:p>14:30:40.2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467595" calcext:value-type="float">
            <text:p>-3.47E-10</text:p>
          </table:table-cell>
          <table:table-cell table:formula="of:=[.C117]*10^9" office:value-type="float" office:value="-0.3467595" calcext:value-type="float">
            <text:p>-0.3467595</text:p>
          </table:table-cell>
          <table:table-cell table:formula="of:=[.$N$1]*[.D117]" office:value-type="float" office:value="-0.288597918934602" calcext:value-type="float">
            <text:p>-0.288597918934602</text:p>
          </table:table-cell>
          <table:table-cell table:number-columns-repeated="9"/>
        </table:table-row>
        <table:table-row table:style-name="ro1">
          <table:table-cell office:value-type="time" office:time-value="PT14H30M40.616S" calcext:value-type="time">
            <text:p>14:30:40.6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449703" calcext:value-type="float">
            <text:p>-3.45E-10</text:p>
          </table:table-cell>
          <table:table-cell table:formula="of:=[.C118]*10^9" office:value-type="float" office:value="-0.3449703" calcext:value-type="float">
            <text:p>-0.3449703</text:p>
          </table:table-cell>
          <table:table-cell table:formula="of:=[.$N$1]*[.D118]" office:value-type="float" office:value="-0.287108819438963" calcext:value-type="float">
            <text:p>-0.287108819438963</text:p>
          </table:table-cell>
          <table:table-cell table:number-columns-repeated="9"/>
        </table:table-row>
        <table:table-row table:style-name="ro1">
          <table:table-cell office:value-type="time" office:time-value="PT14H30M41S" calcext:value-type="time">
            <text:p>14:30:41.0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84535" calcext:value-type="float">
            <text:p>-2.85E-10</text:p>
          </table:table-cell>
          <table:table-cell table:formula="of:=[.C119]*10^9" office:value-type="float" office:value="-0.284535" calcext:value-type="float">
            <text:p>-0.284535</text:p>
          </table:table-cell>
          <table:table-cell table:formula="of:=[.$N$1]*[.D119]" office:value-type="float" office:value="-0.236810264359179" calcext:value-type="float">
            <text:p>-0.236810264359179</text:p>
          </table:table-cell>
          <table:table-cell table:number-columns-repeated="9"/>
        </table:table-row>
        <table:table-row table:style-name="ro1">
          <table:table-cell office:value-type="time" office:time-value="PT14H30M41.384S" calcext:value-type="time">
            <text:p>14:30:41.3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507775" calcext:value-type="float">
            <text:p>-5.51E-10</text:p>
          </table:table-cell>
          <table:table-cell table:formula="of:=[.C120]*10^9" office:value-type="float" office:value="-0.5507775" calcext:value-type="float">
            <text:p>-0.5507775</text:p>
          </table:table-cell>
          <table:table-cell table:formula="of:=[.$N$1]*[.D120]" office:value-type="float" office:value="-0.458396209176684" calcext:value-type="float">
            <text:p>-0.458396209176684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27417674149768" calcext:value-type="float">
            <text:p>-0.327417674149768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956822027657745" calcext:value-type="float">
            <text:p>0.095682202765775</text:p>
          </table:table-cell>
          <table:table-cell/>
          <table:table-cell table:formula="of:=(MAX([.E119:.E123])-MIN([.E119:.E123]))/2" office:value-type="float" office:value="0.114930025713536" calcext:value-type="float">
            <text:p>0.114930025713536</text:p>
          </table:table-cell>
          <table:table-cell table:number-columns-repeated="2"/>
        </table:table-row>
        <table:table-row table:style-name="ro1">
          <table:table-cell office:value-type="time" office:time-value="PT14H30M41.769S" calcext:value-type="time">
            <text:p>14:30:41.7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745934" calcext:value-type="float">
            <text:p>-2.75E-10</text:p>
          </table:table-cell>
          <table:table-cell table:formula="of:=[.C121]*10^9" office:value-type="float" office:value="-0.2745934" calcext:value-type="float">
            <text:p>-0.2745934</text:p>
          </table:table-cell>
          <table:table-cell table:formula="of:=[.$N$1]*[.D121]" office:value-type="float" office:value="-0.228536157749612" calcext:value-type="float">
            <text:p>-0.228536157749612</text:p>
          </table:table-cell>
          <table:table-cell table:number-columns-repeated="9"/>
        </table:table-row>
        <table:table-row table:style-name="ro1">
          <table:table-cell office:value-type="time" office:time-value="PT14H30M42.153S" calcext:value-type="time">
            <text:p>14:30:42.1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294978" calcext:value-type="float">
            <text:p>-3.29E-10</text:p>
          </table:table-cell>
          <table:table-cell table:formula="of:=[.C122]*10^9" office:value-type="float" office:value="-0.3294978" calcext:value-type="float">
            <text:p>-0.3294978</text:p>
          </table:table-cell>
          <table:table-cell table:formula="of:=[.$N$1]*[.D122]" office:value-type="float" office:value="-0.274231504467879" calcext:value-type="float">
            <text:p>-0.274231504467879</text:p>
          </table:table-cell>
          <table:table-cell table:number-columns-repeated="9"/>
        </table:table-row>
        <table:table-row table:style-name="ro1">
          <table:table-cell office:value-type="time" office:time-value="PT14H30M42.536S" calcext:value-type="time">
            <text:p>14:30:42.5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276096" calcext:value-type="float">
            <text:p>-5.28E-10</text:p>
          </table:table-cell>
          <table:table-cell table:formula="of:=[.C123]*10^9" office:value-type="float" office:value="-0.5276096" calcext:value-type="float">
            <text:p>-0.5276096</text:p>
          </table:table-cell>
          <table:table-cell table:formula="of:=[.$N$1]*[.D123]" office:value-type="float" office:value="-0.439114234995487" calcext:value-type="float">
            <text:p>-0.439114234995487</text:p>
          </table:table-cell>
          <table:table-cell table:number-columns-repeated="9"/>
        </table:table-row>
        <table:table-row table:style-name="ro1">
          <table:table-cell office:value-type="time" office:time-value="PT14H30M42.92S" calcext:value-type="time">
            <text:p>14:30:42.9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019209" calcext:value-type="float">
            <text:p>-3.02E-10</text:p>
          </table:table-cell>
          <table:table-cell table:formula="of:=[.C124]*10^9" office:value-type="float" office:value="-0.3019209" calcext:value-type="float">
            <text:p>-0.3019209</text:p>
          </table:table-cell>
          <table:table-cell table:formula="of:=[.$N$1]*[.D124]" office:value-type="float" office:value="-0.251280046899542" calcext:value-type="float">
            <text:p>-0.251280046899542</text:p>
          </table:table-cell>
          <table:table-cell table:number-columns-repeated="9"/>
        </table:table-row>
        <table:table-row table:style-name="ro1">
          <table:table-cell office:value-type="time" office:time-value="PT14H30M43.303S" calcext:value-type="time">
            <text:p>14:30:43.3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987354" calcext:value-type="float">
            <text:p>-5.99E-10</text:p>
          </table:table-cell>
          <table:table-cell table:formula="of:=[.C125]*10^9" office:value-type="float" office:value="-0.5987354" calcext:value-type="float">
            <text:p>-0.5987354</text:p>
          </table:table-cell>
          <table:table-cell table:formula="of:=[.$N$1]*[.D125]" office:value-type="float" office:value="-0.498310184529843" calcext:value-type="float">
            <text:p>-0.498310184529843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46609579949892" calcext:value-type="float">
            <text:p>-0.346609579949892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15343599457951" calcext:value-type="float">
            <text:p>0.115343599457951</text:p>
          </table:table-cell>
          <table:table-cell/>
          <table:table-cell table:formula="of:=(MAX([.E124:.E128])-MIN([.E124:.E128]))/2" office:value-type="float" office:value="0.138556288709474" calcext:value-type="float">
            <text:p>0.138556288709474</text:p>
          </table:table-cell>
          <table:table-cell table:number-columns-repeated="2"/>
        </table:table-row>
        <table:table-row table:style-name="ro1">
          <table:table-cell office:value-type="time" office:time-value="PT14H30M43.687S" calcext:value-type="time">
            <text:p>14:30:43.69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657759" calcext:value-type="float">
            <text:p>-2.66E-10</text:p>
          </table:table-cell>
          <table:table-cell table:formula="of:=[.C126]*10^9" office:value-type="float" office:value="-0.2657759" calcext:value-type="float">
            <text:p>-0.2657759</text:p>
          </table:table-cell>
          <table:table-cell table:formula="of:=[.$N$1]*[.D126]" office:value-type="float" office:value="-0.221197607110896" calcext:value-type="float">
            <text:p>-0.221197607110896</text:p>
          </table:table-cell>
          <table:table-cell table:number-columns-repeated="9"/>
        </table:table-row>
        <table:table-row table:style-name="ro1">
          <table:table-cell office:value-type="time" office:time-value="PT14H30M44.071S" calcext:value-type="time">
            <text:p>14:30:44.0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69428" calcext:value-type="float">
            <text:p>-3.69E-10</text:p>
          </table:table-cell>
          <table:table-cell table:formula="of:=[.C127]*10^9" office:value-type="float" office:value="-0.369428" calcext:value-type="float">
            <text:p>-0.369428</text:p>
          </table:table-cell>
          <table:table-cell table:formula="of:=[.$N$1]*[.D127]" office:value-type="float" office:value="-0.307464256916312" calcext:value-type="float">
            <text:p>-0.307464256916312</text:p>
          </table:table-cell>
          <table:table-cell table:number-columns-repeated="9"/>
        </table:table-row>
        <table:table-row table:style-name="ro1">
          <table:table-cell office:value-type="time" office:time-value="PT14H30M44.456S" calcext:value-type="time">
            <text:p>14:30:44.4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464515" calcext:value-type="float">
            <text:p>-5.46E-10</text:p>
          </table:table-cell>
          <table:table-cell table:formula="of:=[.C128]*10^9" office:value-type="float" office:value="-0.5464515" calcext:value-type="float">
            <text:p>-0.5464515</text:p>
          </table:table-cell>
          <table:table-cell table:formula="of:=[.$N$1]*[.D128]" office:value-type="float" office:value="-0.454795804292864" calcext:value-type="float">
            <text:p>-0.454795804292864</text:p>
          </table:table-cell>
          <table:table-cell table:number-columns-repeated="9"/>
        </table:table-row>
        <table:table-row table:style-name="ro1">
          <table:table-cell office:value-type="time" office:time-value="PT14H30M44.84S" calcext:value-type="time">
            <text:p>14:30:44.8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024868" calcext:value-type="float">
            <text:p>-5.02E-10</text:p>
          </table:table-cell>
          <table:table-cell table:formula="of:=[.C129]*10^9" office:value-type="float" office:value="-0.5024868" calcext:value-type="float">
            <text:p>-0.5024868</text:p>
          </table:table-cell>
          <table:table-cell table:formula="of:=[.$N$1]*[.D129]" office:value-type="float" office:value="-0.418205253993351" calcext:value-type="float">
            <text:p>-0.418205253993351</text:p>
          </table:table-cell>
          <table:table-cell table:number-columns-repeated="9"/>
        </table:table-row>
        <table:table-row table:style-name="ro1">
          <table:table-cell office:value-type="time" office:time-value="PT14H30M45.223S" calcext:value-type="time">
            <text:p>14:30:45.2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524907" calcext:value-type="float">
            <text:p>-4.52E-10</text:p>
          </table:table-cell>
          <table:table-cell table:formula="of:=[.C130]*10^9" office:value-type="float" office:value="-0.4524907" calcext:value-type="float">
            <text:p>-0.4524907</text:p>
          </table:table-cell>
          <table:table-cell table:formula="of:=[.$N$1]*[.D130]" office:value-type="float" office:value="-0.376594943634597" calcext:value-type="float">
            <text:p>-0.376594943634597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404288965041507" calcext:value-type="float">
            <text:p>-0.404288965041507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02551292077688" calcext:value-type="float">
            <text:p>0.102551292077688</text:p>
          </table:table-cell>
          <table:table-cell/>
          <table:table-cell table:formula="of:=(MAX([.E129:.E133])-MIN([.E129:.E133]))/2" office:value-type="float" office:value="0.123168594346095" calcext:value-type="float">
            <text:p>0.123168594346095</text:p>
          </table:table-cell>
          <table:table-cell table:number-columns-repeated="2"/>
        </table:table-row>
        <table:table-row table:style-name="ro1">
          <table:table-cell office:value-type="time" office:time-value="PT14H30M45.607S" calcext:value-type="time">
            <text:p>14:30:45.61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617167" calcext:value-type="float">
            <text:p>-5.62E-10</text:p>
          </table:table-cell>
          <table:table-cell table:formula="of:=[.C131]*10^9" office:value-type="float" office:value="-0.5617167" calcext:value-type="float">
            <text:p>-0.5617167</text:p>
          </table:table-cell>
          <table:table-cell table:formula="of:=[.$N$1]*[.D131]" office:value-type="float" office:value="-0.467500589459876" calcext:value-type="float">
            <text:p>-0.467500589459876</text:p>
          </table:table-cell>
          <table:table-cell table:number-columns-repeated="9"/>
        </table:table-row>
        <table:table-row table:style-name="ro1">
          <table:table-cell office:value-type="time" office:time-value="PT14H30M45.99S" calcext:value-type="time">
            <text:p>14:30:45.9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080768" calcext:value-type="float">
            <text:p>-3.08E-10</text:p>
          </table:table-cell>
          <table:table-cell table:formula="of:=[.C132]*10^9" office:value-type="float" office:value="-0.3080768" calcext:value-type="float">
            <text:p>-0.3080768</text:p>
          </table:table-cell>
          <table:table-cell table:formula="of:=[.$N$1]*[.D132]" office:value-type="float" office:value="-0.256403424713761" calcext:value-type="float">
            <text:p>-0.256403424713761</text:p>
          </table:table-cell>
          <table:table-cell table:number-columns-repeated="9"/>
        </table:table-row>
        <table:table-row table:style-name="ro1">
          <table:table-cell office:value-type="time" office:time-value="PT14H30M46.374S" calcext:value-type="time">
            <text:p>14:30:46.3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040587" calcext:value-type="float">
            <text:p>-6.04E-10</text:p>
          </table:table-cell>
          <table:table-cell table:formula="of:=[.C133]*10^9" office:value-type="float" office:value="-0.6040587" calcext:value-type="float">
            <text:p>-0.6040587</text:p>
          </table:table-cell>
          <table:table-cell table:formula="of:=[.$N$1]*[.D133]" office:value-type="float" office:value="-0.502740613405951" calcext:value-type="float">
            <text:p>-0.502740613405951</text:p>
          </table:table-cell>
          <table:table-cell table:number-columns-repeated="9"/>
        </table:table-row>
        <table:table-row table:style-name="ro1">
          <table:table-cell office:value-type="time" office:time-value="PT14H30M46.759S" calcext:value-type="time">
            <text:p>14:30:46.7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422167" calcext:value-type="float">
            <text:p>-4.42E-10</text:p>
          </table:table-cell>
          <table:table-cell table:formula="of:=[.C134]*10^9" office:value-type="float" office:value="-0.4422167" calcext:value-type="float">
            <text:p>-0.4422167</text:p>
          </table:table-cell>
          <table:table-cell table:formula="of:=[.$N$1]*[.D134]" office:value-type="float" office:value="-0.368044190103305" calcext:value-type="float">
            <text:p>-0.368044190103305</text:p>
          </table:table-cell>
          <table:table-cell table:number-columns-repeated="9"/>
        </table:table-row>
        <table:table-row table:style-name="ro1">
          <table:table-cell office:value-type="time" office:time-value="PT14H30M47.142S" calcext:value-type="time">
            <text:p>14:30:47.1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851502" calcext:value-type="float">
            <text:p>-3.85E-10</text:p>
          </table:table-cell>
          <table:table-cell table:formula="of:=[.C135]*10^9" office:value-type="float" office:value="-0.3851502" calcext:value-type="float">
            <text:p>-0.3851502</text:p>
          </table:table-cell>
          <table:table-cell table:formula="of:=[.$N$1]*[.D135]" office:value-type="float" office:value="-0.32054938998714" calcext:value-type="float">
            <text:p>-0.32054938998714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41614168767686" calcext:value-type="float">
            <text:p>-0.41614168767686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812739064461574" calcext:value-type="float">
            <text:p>0.081273906446157</text:p>
          </table:table-cell>
          <table:table-cell/>
          <table:table-cell table:formula="of:=(MAX([.E134:.E138])-MIN([.E134:.E138]))/2" office:value-type="float" office:value="0.0975862861402177" calcext:value-type="float">
            <text:p>0.097586286140218</text:p>
          </table:table-cell>
          <table:table-cell table:number-columns-repeated="2"/>
        </table:table-row>
        <table:table-row table:style-name="ro1">
          <table:table-cell office:value-type="time" office:time-value="PT14H30M47.526S" calcext:value-type="time">
            <text:p>14:30:47.5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196562" calcext:value-type="float">
            <text:p>-6.20E-10</text:p>
          </table:table-cell>
          <table:table-cell table:formula="of:=[.C136]*10^9" office:value-type="float" office:value="-0.6196562" calcext:value-type="float">
            <text:p>-0.6196562</text:p>
          </table:table-cell>
          <table:table-cell table:formula="of:=[.$N$1]*[.D136]" office:value-type="float" office:value="-0.515721962267575" calcext:value-type="float">
            <text:p>-0.515721962267575</text:p>
          </table:table-cell>
          <table:table-cell table:number-columns-repeated="9"/>
        </table:table-row>
        <table:table-row table:style-name="ro1">
          <table:table-cell office:value-type="time" office:time-value="PT14H30M47.909S" calcext:value-type="time">
            <text:p>14:30:47.9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35645" calcext:value-type="float">
            <text:p>-4.36E-10</text:p>
          </table:table-cell>
          <table:table-cell table:formula="of:=[.C137]*10^9" office:value-type="float" office:value="-0.435645" calcext:value-type="float">
            <text:p>-0.435645</text:p>
          </table:table-cell>
          <table:table-cell table:formula="of:=[.$N$1]*[.D137]" office:value-type="float" office:value="-0.362574753955593" calcext:value-type="float">
            <text:p>-0.362574753955593</text:p>
          </table:table-cell>
          <table:table-cell table:number-columns-repeated="9"/>
        </table:table-row>
        <table:table-row table:style-name="ro1">
          <table:table-cell office:value-type="time" office:time-value="PT14H30M48.293S" calcext:value-type="time">
            <text:p>14:30:48.2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173687" calcext:value-type="float">
            <text:p>-6.17E-10</text:p>
          </table:table-cell>
          <table:table-cell table:formula="of:=[.C138]*10^9" office:value-type="float" office:value="-0.6173687" calcext:value-type="float">
            <text:p>-0.6173687</text:p>
          </table:table-cell>
          <table:table-cell table:formula="of:=[.$N$1]*[.D138]" office:value-type="float" office:value="-0.513818142070687" calcext:value-type="float">
            <text:p>-0.513818142070687</text:p>
          </table:table-cell>
          <table:table-cell table:number-columns-repeated="9"/>
        </table:table-row>
        <table:table-row table:style-name="ro1">
          <table:table-cell office:value-type="time" office:time-value="PT14H30M48.678S" calcext:value-type="time">
            <text:p>14:30:48.6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227179" calcext:value-type="float">
            <text:p>-3.23E-10</text:p>
          </table:table-cell>
          <table:table-cell table:formula="of:=[.C139]*10^9" office:value-type="float" office:value="-0.3227179" calcext:value-type="float">
            <text:p>-0.3227179</text:p>
          </table:table-cell>
          <table:table-cell table:formula="of:=[.$N$1]*[.D139]" office:value-type="float" office:value="-0.268588789472083" calcext:value-type="float">
            <text:p>-0.268588789472083</text:p>
          </table:table-cell>
          <table:table-cell table:number-columns-repeated="9"/>
        </table:table-row>
        <table:table-row table:style-name="ro1">
          <table:table-cell office:value-type="time" office:time-value="PT14H30M49.061S" calcext:value-type="time">
            <text:p>14:30:49.0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04691" calcext:value-type="float">
            <text:p>-5.05E-10</text:p>
          </table:table-cell>
          <table:table-cell table:formula="of:=[.C140]*10^9" office:value-type="float" office:value="-0.504691" calcext:value-type="float">
            <text:p>-0.504691</text:p>
          </table:table-cell>
          <table:table-cell table:formula="of:=[.$N$1]*[.D140]" office:value-type="float" office:value="-0.420039746005583" calcext:value-type="float">
            <text:p>-0.420039746005583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440242544958731" calcext:value-type="float">
            <text:p>-0.440242544958731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66529533904258" calcext:value-type="float">
            <text:p>0.166529533904258</text:p>
          </table:table-cell>
          <table:table-cell/>
          <table:table-cell table:formula="of:=(MAX([.E139:.E143])-MIN([.E139:.E143]))/2" office:value-type="float" office:value="0.200053967265257" calcext:value-type="float">
            <text:p>0.200053967265257</text:p>
          </table:table-cell>
          <table:table-cell table:number-columns-repeated="2"/>
        </table:table-row>
        <table:table-row table:style-name="ro1">
          <table:table-cell office:value-type="time" office:time-value="PT14H30M49.445S" calcext:value-type="time">
            <text:p>14:30:49.4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413016" calcext:value-type="float">
            <text:p>-4.41E-10</text:p>
          </table:table-cell>
          <table:table-cell table:formula="of:=[.C141]*10^9" office:value-type="float" office:value="-0.4413016" calcext:value-type="float">
            <text:p>-0.4413016</text:p>
          </table:table-cell>
          <table:table-cell table:formula="of:=[.$N$1]*[.D141]" office:value-type="float" office:value="-0.367282578797437" calcext:value-type="float">
            <text:p>-0.367282578797437</text:p>
          </table:table-cell>
          <table:table-cell table:number-columns-repeated="9"/>
        </table:table-row>
        <table:table-row table:style-name="ro1">
          <table:table-cell office:value-type="time" office:time-value="PT14H30M49.829S" calcext:value-type="time">
            <text:p>14:30:49.8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726558" calcext:value-type="float">
            <text:p>-5.73E-10</text:p>
          </table:table-cell>
          <table:table-cell table:formula="of:=[.C142]*10^9" office:value-type="float" office:value="-0.5726558" calcext:value-type="float">
            <text:p>-0.5726558</text:p>
          </table:table-cell>
          <table:table-cell table:formula="of:=[.$N$1]*[.D142]" office:value-type="float" office:value="-0.476604886515955" calcext:value-type="float">
            <text:p>-0.476604886515955</text:p>
          </table:table-cell>
          <table:table-cell table:number-columns-repeated="9"/>
        </table:table-row>
        <table:table-row table:style-name="ro1">
          <table:table-cell office:value-type="time" office:time-value="PT14H30M50.212S" calcext:value-type="time">
            <text:p>14:30:50.2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8034602" calcext:value-type="float">
            <text:p>-8.03E-10</text:p>
          </table:table-cell>
          <table:table-cell table:formula="of:=[.C143]*10^9" office:value-type="float" office:value="-0.8034602" calcext:value-type="float">
            <text:p>-0.8034602</text:p>
          </table:table-cell>
          <table:table-cell table:formula="of:=[.$N$1]*[.D143]" office:value-type="float" office:value="-0.668696724002597" calcext:value-type="float">
            <text:p>-0.668696724002597</text:p>
          </table:table-cell>
          <table:table-cell table:number-columns-repeated="9"/>
        </table:table-row>
        <table:table-row table:style-name="ro1">
          <table:table-cell office:value-type="time" office:time-value="PT14H30M50.597S" calcext:value-type="time">
            <text:p>14:30:50.6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078026" calcext:value-type="float">
            <text:p>-6.08E-10</text:p>
          </table:table-cell>
          <table:table-cell table:formula="of:=[.C144]*10^9" office:value-type="float" office:value="-0.6078026" calcext:value-type="float">
            <text:p>-0.6078026</text:p>
          </table:table-cell>
          <table:table-cell table:formula="of:=[.$N$1]*[.D144]" office:value-type="float" office:value="-0.505856553268303" calcext:value-type="float">
            <text:p>-0.505856553268303</text:p>
          </table:table-cell>
          <table:table-cell table:number-columns-repeated="9"/>
        </table:table-row>
        <table:table-row table:style-name="ro1">
          <table:table-cell office:value-type="time" office:time-value="PT14H30M50.98S" calcext:value-type="time">
            <text:p>14:30:50.9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191917" calcext:value-type="float">
            <text:p>-7.19E-10</text:p>
          </table:table-cell>
          <table:table-cell table:formula="of:=[.C145]*10^9" office:value-type="float" office:value="-0.7191917" calcext:value-type="float">
            <text:p>-0.7191917</text:p>
          </table:table-cell>
          <table:table-cell table:formula="of:=[.$N$1]*[.D145]" office:value-type="float" office:value="-0.598562484762604" calcext:value-type="float">
            <text:p>-0.598562484762604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522271919370573" calcext:value-type="float">
            <text:p>-0.522271919370573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923305365663963" calcext:value-type="float">
            <text:p>0.092330536566396</text:p>
          </table:table-cell>
          <table:table-cell/>
          <table:table-cell table:formula="of:=(MAX([.E144:.E148])-MIN([.E144:.E148]))/2" office:value-type="float" office:value="0.110845322262472" calcext:value-type="float">
            <text:p>0.110845322262472</text:p>
          </table:table-cell>
          <table:table-cell table:number-columns-repeated="2"/>
        </table:table-row>
        <table:table-row table:style-name="ro1">
          <table:table-cell office:value-type="time" office:time-value="PT14H30M51.364S" calcext:value-type="time">
            <text:p>14:30:51.3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463174" calcext:value-type="float">
            <text:p>-6.46E-10</text:p>
          </table:table-cell>
          <table:table-cell table:formula="of:=[.C146]*10^9" office:value-type="float" office:value="-0.6463174" calcext:value-type="float">
            <text:p>-0.6463174</text:p>
          </table:table-cell>
          <table:table-cell table:formula="of:=[.$N$1]*[.D146]" office:value-type="float" office:value="-0.537911309167369" calcext:value-type="float">
            <text:p>-0.537911309167369</text:p>
          </table:table-cell>
          <table:table-cell table:number-columns-repeated="9"/>
        </table:table-row>
        <table:table-row table:style-name="ro1">
          <table:table-cell office:value-type="time" office:time-value="PT14H30M51.748S" calcext:value-type="time">
            <text:p>14:30:51.7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528234" calcext:value-type="float">
            <text:p>-4.53E-10</text:p>
          </table:table-cell>
          <table:table-cell table:formula="of:=[.C147]*10^9" office:value-type="float" office:value="-0.4528234" calcext:value-type="float">
            <text:p>-0.4528234</text:p>
          </table:table-cell>
          <table:table-cell table:formula="of:=[.$N$1]*[.D147]" office:value-type="float" office:value="-0.376871840237659" calcext:value-type="float">
            <text:p>-0.376871840237659</text:p>
          </table:table-cell>
          <table:table-cell table:number-columns-repeated="9"/>
        </table:table-row>
        <table:table-row table:style-name="ro1">
          <table:table-cell office:value-type="time" office:time-value="PT14H30M52.132S" calcext:value-type="time">
            <text:p>14:30:52.1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114958" calcext:value-type="float">
            <text:p>-7.11E-10</text:p>
          </table:table-cell>
          <table:table-cell table:formula="of:=[.C148]*10^9" office:value-type="float" office:value="-0.7114958" calcext:value-type="float">
            <text:p>-0.7114958</text:p>
          </table:table-cell>
          <table:table-cell table:formula="of:=[.$N$1]*[.D148]" office:value-type="float" office:value="-0.592157409416928" calcext:value-type="float">
            <text:p>-0.592157409416928</text:p>
          </table:table-cell>
          <table:table-cell table:number-columns-repeated="9"/>
        </table:table-row>
        <table:table-row table:style-name="ro1">
          <table:table-cell office:value-type="time" office:time-value="PT14H30M52.516S" calcext:value-type="time">
            <text:p>14:30:52.5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446212" calcext:value-type="float">
            <text:p>-5.45E-10</text:p>
          </table:table-cell>
          <table:table-cell table:formula="of:=[.C149]*10^9" office:value-type="float" office:value="-0.5446212" calcext:value-type="float">
            <text:p>-0.5446212</text:p>
          </table:table-cell>
          <table:table-cell table:formula="of:=[.$N$1]*[.D149]" office:value-type="float" office:value="-0.453272498454016" calcext:value-type="float">
            <text:p>-0.453272498454016</text:p>
          </table:table-cell>
          <table:table-cell table:number-columns-repeated="9"/>
        </table:table-row>
        <table:table-row table:style-name="ro1">
          <table:table-cell office:value-type="time" office:time-value="PT14H30M52.899S" calcext:value-type="time">
            <text:p>14:30:52.9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8490053" calcext:value-type="float">
            <text:p>-8.49E-10</text:p>
          </table:table-cell>
          <table:table-cell table:formula="of:=[.C150]*10^9" office:value-type="float" office:value="-0.8490053" calcext:value-type="float">
            <text:p>-0.8490053</text:p>
          </table:table-cell>
          <table:table-cell table:formula="of:=[.$N$1]*[.D150]" office:value-type="float" office:value="-0.70660259558699" calcext:value-type="float">
            <text:p>-0.70660259558699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533813256087471" calcext:value-type="float">
            <text:p>-0.533813256087471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05490222962693" calcext:value-type="float">
            <text:p>0.105490222962693</text:p>
          </table:table-cell>
          <table:table-cell/>
          <table:table-cell table:formula="of:=(MAX([.E149:.E153])-MIN([.E149:.E153]))/2" office:value-type="float" office:value="0.126665048566487" calcext:value-type="float">
            <text:p>0.126665048566487</text:p>
          </table:table-cell>
          <table:table-cell table:number-columns-repeated="2"/>
        </table:table-row>
        <table:table-row table:style-name="ro1">
          <table:table-cell office:value-type="time" office:time-value="PT14H30M53.284S" calcext:value-type="time">
            <text:p>14:30:53.2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190742" calcext:value-type="float">
            <text:p>-6.19E-10</text:p>
          </table:table-cell>
          <table:table-cell table:formula="of:=[.C151]*10^9" office:value-type="float" office:value="-0.6190742" calcext:value-type="float">
            <text:p>-0.6190742</text:p>
          </table:table-cell>
          <table:table-cell table:formula="of:=[.$N$1]*[.D151]" office:value-type="float" office:value="-0.515237580473219" calcext:value-type="float">
            <text:p>-0.515237580473219</text:p>
          </table:table-cell>
          <table:table-cell table:number-columns-repeated="9"/>
        </table:table-row>
        <table:table-row table:style-name="ro1">
          <table:table-cell office:value-type="time" office:time-value="PT14H30M53.668S" calcext:value-type="time">
            <text:p>14:30:53.6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803084" calcext:value-type="float">
            <text:p>-5.80E-10</text:p>
          </table:table-cell>
          <table:table-cell table:formula="of:=[.C152]*10^9" office:value-type="float" office:value="-0.5803084" calcext:value-type="float">
            <text:p>-0.5803084</text:p>
          </table:table-cell>
          <table:table-cell table:formula="of:=[.$N$1]*[.D152]" office:value-type="float" office:value="-0.482973924521948" calcext:value-type="float">
            <text:p>-0.482973924521948</text:p>
          </table:table-cell>
          <table:table-cell table:number-columns-repeated="9"/>
        </table:table-row>
        <table:table-row table:style-name="ro1">
          <table:table-cell office:value-type="time" office:time-value="PT14H30M54.043S" calcext:value-type="time">
            <text:p>14:30:54.0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139582" calcext:value-type="float">
            <text:p>-6.14E-10</text:p>
          </table:table-cell>
          <table:table-cell table:formula="of:=[.C153]*10^9" office:value-type="float" office:value="-0.6139582" calcext:value-type="float">
            <text:p>-0.6139582</text:p>
          </table:table-cell>
          <table:table-cell table:formula="of:=[.$N$1]*[.D153]" office:value-type="float" office:value="-0.510979681401184" calcext:value-type="float">
            <text:p>-0.510979681401184</text:p>
          </table:table-cell>
          <table:table-cell table:number-columns-repeated="9"/>
        </table:table-row>
        <table:table-row table:style-name="ro1">
          <table:table-cell office:value-type="time" office:time-value="PT14H30M54.419S" calcext:value-type="time">
            <text:p>14:30:54.4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746773" calcext:value-type="float">
            <text:p>-7.75E-10</text:p>
          </table:table-cell>
          <table:table-cell table:formula="of:=[.C154]*10^9" office:value-type="float" office:value="-0.7746773" calcext:value-type="float">
            <text:p>-0.7746773</text:p>
          </table:table-cell>
          <table:table-cell table:formula="of:=[.$N$1]*[.D154]" office:value-type="float" office:value="-0.644741547458328" calcext:value-type="float">
            <text:p>-0.644741547458328</text:p>
          </table:table-cell>
          <table:table-cell table:number-columns-repeated="9"/>
        </table:table-row>
        <table:table-row table:style-name="ro1">
          <table:table-cell office:value-type="time" office:time-value="PT14H30M54.803S" calcext:value-type="time">
            <text:p>14:30:54.8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052274" calcext:value-type="float">
            <text:p>-1.05E-09</text:p>
          </table:table-cell>
          <table:table-cell table:formula="of:=[.C155]*10^9" office:value-type="float" office:value="-1.052274" calcext:value-type="float">
            <text:p>-1.052274</text:p>
          </table:table-cell>
          <table:table-cell table:formula="of:=[.$N$1]*[.D155]" office:value-type="float" office:value="-0.875777265075618" calcext:value-type="float">
            <text:p>-0.875777265075618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738706788390842" calcext:value-type="float">
            <text:p>-0.738706788390842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18231301619982" calcext:value-type="float">
            <text:p>0.118231301619982</text:p>
          </table:table-cell>
          <table:table-cell/>
          <table:table-cell table:formula="of:=(MAX([.E154:.E158])-MIN([.E154:.E158]))/2" office:value-type="float" office:value="0.141913753652104" calcext:value-type="float">
            <text:p>0.141913753652104</text:p>
          </table:table-cell>
          <table:table-cell table:number-columns-repeated="2"/>
        </table:table-row>
        <table:table-row table:style-name="ro1">
          <table:table-cell office:value-type="time" office:time-value="PT14H30M55.187S" calcext:value-type="time">
            <text:p>14:30:55.1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112463" calcext:value-type="float">
            <text:p>-7.11E-10</text:p>
          </table:table-cell>
          <table:table-cell table:formula="of:=[.C156]*10^9" office:value-type="float" office:value="-0.7112463" calcext:value-type="float">
            <text:p>-0.7112463</text:p>
          </table:table-cell>
          <table:table-cell table:formula="of:=[.$N$1]*[.D156]" office:value-type="float" office:value="-0.59194975777141" calcext:value-type="float">
            <text:p>-0.59194975777141</text:p>
          </table:table-cell>
          <table:table-cell table:number-columns-repeated="9"/>
        </table:table-row>
        <table:table-row table:style-name="ro1">
          <table:table-cell office:value-type="time" office:time-value="PT14H30M55.571S" calcext:value-type="time">
            <text:p>14:30:55.5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035887" calcext:value-type="float">
            <text:p>-1.04E-09</text:p>
          </table:table-cell>
          <table:table-cell table:formula="of:=[.C157]*10^9" office:value-type="float" office:value="-1.035887" calcext:value-type="float">
            <text:p>-1.035887</text:p>
          </table:table-cell>
          <table:table-cell table:formula="of:=[.$N$1]*[.D157]" office:value-type="float" office:value="-0.862138838161341" calcext:value-type="float">
            <text:p>-0.862138838161341</text:p>
          </table:table-cell>
          <table:table-cell table:number-columns-repeated="9"/>
        </table:table-row>
        <table:table-row table:style-name="ro1">
          <table:table-cell office:value-type="time" office:time-value="PT14H30M55.955S" calcext:value-type="time">
            <text:p>14:30:55.9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638129" calcext:value-type="float">
            <text:p>-8.64E-10</text:p>
          </table:table-cell>
          <table:table-cell table:formula="of:=[.C158]*10^9" office:value-type="float" office:value="-0.8638129" calcext:value-type="float">
            <text:p>-0.8638129</text:p>
          </table:table-cell>
          <table:table-cell table:formula="of:=[.$N$1]*[.D158]" office:value-type="float" office:value="-0.718926533487512" calcext:value-type="float">
            <text:p>-0.718926533487512</text:p>
          </table:table-cell>
          <table:table-cell table:number-columns-repeated="9"/>
        </table:table-row>
        <table:table-row table:style-name="ro1">
          <table:table-cell office:value-type="time" office:time-value="PT14H30M56.339S" calcext:value-type="time">
            <text:p>14:30:56.3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252965" calcext:value-type="float">
            <text:p>-1.25E-09</text:p>
          </table:table-cell>
          <table:table-cell table:formula="of:=[.C159]*10^9" office:value-type="float" office:value="-1.252965" calcext:value-type="float">
            <text:p>-1.252965</text:p>
          </table:table-cell>
          <table:table-cell table:formula="of:=[.$N$1]*[.D159]" office:value-type="float" office:value="-1.04280658928708" calcext:value-type="float">
            <text:p>-1.04280658928708</text:p>
          </table:table-cell>
          <table:table-cell table:number-columns-repeated="9"/>
        </table:table-row>
        <table:table-row table:style-name="ro1">
          <table:table-cell office:value-type="time" office:time-value="PT14H30M56.722S" calcext:value-type="time">
            <text:p>14:30:56.7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558597" calcext:value-type="float">
            <text:p>-1.56E-09</text:p>
          </table:table-cell>
          <table:table-cell table:formula="of:=[.C160]*10^9" office:value-type="float" office:value="-1.558597" calcext:value-type="float">
            <text:p>-1.558597</text:p>
          </table:table-cell>
          <table:table-cell table:formula="of:=[.$N$1]*[.D160]" office:value-type="float" office:value="-1.2971752775561" calcext:value-type="float">
            <text:p>-1.2971752775561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1.15122138857164" calcext:value-type="float">
            <text:p>-1.15122138857164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13187637522271" calcext:value-type="float">
            <text:p>0.113187637522271</text:p>
          </table:table-cell>
          <table:table-cell/>
          <table:table-cell table:formula="of:=(MAX([.E159:.E163])-MIN([.E159:.E163]))/2" office:value-type="float" office:value="0.135630647639698" calcext:value-type="float">
            <text:p>0.135630647639698</text:p>
          </table:table-cell>
          <table:table-cell table:number-columns-repeated="2"/>
        </table:table-row>
        <table:table-row table:style-name="ro1">
          <table:table-cell office:value-type="time" office:time-value="PT14H30M57.106S" calcext:value-type="time">
            <text:p>14:30:57.1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232668" calcext:value-type="float">
            <text:p>-1.23E-09</text:p>
          </table:table-cell>
          <table:table-cell table:formula="of:=[.C161]*10^9" office:value-type="float" office:value="-1.232668" calcext:value-type="float">
            <text:p>-1.232668</text:p>
          </table:table-cell>
          <table:table-cell table:formula="of:=[.$N$1]*[.D161]" office:value-type="float" office:value="-1.0259139822767" calcext:value-type="float">
            <text:p>-1.0259139822767</text:p>
          </table:table-cell>
          <table:table-cell table:number-columns-repeated="9"/>
        </table:table-row>
        <table:table-row table:style-name="ro1">
          <table:table-cell office:value-type="time" office:time-value="PT14H30M57.49S" calcext:value-type="time">
            <text:p>14:30:57.4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497495" calcext:value-type="float">
            <text:p>-1.50E-09</text:p>
          </table:table-cell>
          <table:table-cell table:formula="of:=[.C162]*10^9" office:value-type="float" office:value="-1.497495" calcext:value-type="float">
            <text:p>-1.497495</text:p>
          </table:table-cell>
          <table:table-cell table:formula="of:=[.$N$1]*[.D162]" office:value-type="float" office:value="-1.24632184731773" calcext:value-type="float">
            <text:p>-1.24632184731773</text:p>
          </table:table-cell>
          <table:table-cell table:number-columns-repeated="9"/>
        </table:table-row>
        <table:table-row table:style-name="ro1">
          <table:table-cell office:value-type="time" office:time-value="PT14H30M57.874S" calcext:value-type="time">
            <text:p>14:30:57.8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374419" calcext:value-type="float">
            <text:p>-1.37E-09</text:p>
          </table:table-cell>
          <table:table-cell table:formula="of:=[.C163]*10^9" office:value-type="float" office:value="-1.374419" calcext:value-type="float">
            <text:p>-1.374419</text:p>
          </table:table-cell>
          <table:table-cell table:formula="of:=[.$N$1]*[.D163]" office:value-type="float" office:value="-1.14388924642058" calcext:value-type="float">
            <text:p>-1.14388924642058</text:p>
          </table:table-cell>
          <table:table-cell table:number-columns-repeated="9"/>
        </table:table-row>
        <table:table-row table:style-name="ro1">
          <table:table-cell office:value-type="time" office:time-value="PT14H30M58.258S" calcext:value-type="time">
            <text:p>14:30:58.2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590502" calcext:value-type="float">
            <text:p>-2.59E-09</text:p>
          </table:table-cell>
          <table:table-cell table:formula="of:=[.C164]*10^9" office:value-type="float" office:value="-2.590502" calcext:value-type="float">
            <text:p>-2.590502</text:p>
          </table:table-cell>
          <table:table-cell table:formula="of:=[.$N$1]*[.D164]" office:value-type="float" office:value="-2.15600001210038" calcext:value-type="float">
            <text:p>-2.15600001210038</text:p>
          </table:table-cell>
          <table:table-cell table:number-columns-repeated="9"/>
        </table:table-row>
        <table:table-row table:style-name="ro1">
          <table:table-cell office:value-type="time" office:time-value="PT14H30M58.642S" calcext:value-type="time">
            <text:p>14:30:58.6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888978" calcext:value-type="float">
            <text:p>-2.89E-09</text:p>
          </table:table-cell>
          <table:table-cell table:formula="of:=[.C165]*10^9" office:value-type="float" office:value="-2.888978" calcext:value-type="float">
            <text:p>-2.888978</text:p>
          </table:table-cell>
          <table:table-cell table:formula="of:=[.$N$1]*[.D165]" office:value-type="float" office:value="-2.40441296820375" calcext:value-type="float">
            <text:p>-2.40441296820375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2.2484262172698" calcext:value-type="float">
            <text:p>-2.2484262172698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09557132345237" calcext:value-type="float">
            <text:p>0.109557132345237</text:p>
          </table:table-cell>
          <table:table-cell/>
          <table:table-cell table:formula="of:=(MAX([.E164:.E168])-MIN([.E164:.E168]))/2" office:value-type="float" office:value="0.13018052018207" calcext:value-type="float">
            <text:p>0.13018052018207</text:p>
          </table:table-cell>
          <table:table-cell table:number-columns-repeated="2"/>
        </table:table-row>
        <table:table-row table:style-name="ro1">
          <table:table-cell office:value-type="time" office:time-value="PT14H30M59.025S" calcext:value-type="time">
            <text:p>14:30:59.0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576146" calcext:value-type="float">
            <text:p>-2.58E-09</text:p>
          </table:table-cell>
          <table:table-cell table:formula="of:=[.C166]*10^9" office:value-type="float" office:value="-2.576146" calcext:value-type="float">
            <text:p>-2.576146</text:p>
          </table:table-cell>
          <table:table-cell table:formula="of:=[.$N$1]*[.D166]" office:value-type="float" office:value="-2.14405192783961" calcext:value-type="float">
            <text:p>-2.14405192783961</text:p>
          </table:table-cell>
          <table:table-cell table:number-columns-repeated="9"/>
        </table:table-row>
        <table:table-row table:style-name="ro1">
          <table:table-cell office:value-type="time" office:time-value="PT14H30M59.408S" calcext:value-type="time">
            <text:p>14:30:59.4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873463" calcext:value-type="float">
            <text:p>-2.87E-09</text:p>
          </table:table-cell>
          <table:table-cell table:formula="of:=[.C167]*10^9" office:value-type="float" office:value="-2.873463" calcext:value-type="float">
            <text:p>-2.873463</text:p>
          </table:table-cell>
          <table:table-cell table:formula="of:=[.$N$1]*[.D167]" office:value-type="float" office:value="-2.39150028170988" calcext:value-type="float">
            <text:p>-2.39150028170988</text:p>
          </table:table-cell>
          <table:table-cell table:number-columns-repeated="9"/>
        </table:table-row>
        <table:table-row table:style-name="ro1">
          <table:table-cell office:value-type="time" office:time-value="PT14H30M59.791S" calcext:value-type="time">
            <text:p>14:30:59.7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578686" calcext:value-type="float">
            <text:p>-2.58E-09</text:p>
          </table:table-cell>
          <table:table-cell table:formula="of:=[.C168]*10^9" office:value-type="float" office:value="-2.578686" calcext:value-type="float">
            <text:p>-2.578686</text:p>
          </table:table-cell>
          <table:table-cell table:formula="of:=[.$N$1]*[.D168]" office:value-type="float" office:value="-2.14616589649539" calcext:value-type="float">
            <text:p>-2.14616589649539</text:p>
          </table:table-cell>
          <table:table-cell table:number-columns-repeated="9"/>
        </table:table-row>
        <table:table-row table:style-name="ro1">
          <table:table-cell office:value-type="time" office:time-value="PT14H31M00.175S" calcext:value-type="time">
            <text:p>14:31:00.1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6505148" calcext:value-type="float">
            <text:p>-6.51E-09</text:p>
          </table:table-cell>
          <table:table-cell table:formula="of:=[.C169]*10^9" office:value-type="float" office:value="-6.505148" calcext:value-type="float">
            <text:p>-6.505148</text:p>
          </table:table-cell>
          <table:table-cell table:formula="of:=[.$N$1]*[.D169]" office:value-type="float" office:value="-5.41404683984602" calcext:value-type="float">
            <text:p>-5.41404683984602</text:p>
          </table:table-cell>
          <table:table-cell table:number-columns-repeated="9"/>
        </table:table-row>
        <table:table-row table:style-name="ro1">
          <table:table-cell office:value-type="time" office:time-value="PT14H31M00.559S" calcext:value-type="time">
            <text:p>14:31:00.5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6254088" calcext:value-type="float">
            <text:p>-6.25E-09</text:p>
          </table:table-cell>
          <table:table-cell table:formula="of:=[.C170]*10^9" office:value-type="float" office:value="-6.254088" calcext:value-type="float">
            <text:p>-6.254088</text:p>
          </table:table-cell>
          <table:table-cell table:formula="of:=[.$N$1]*[.D170]" office:value-type="float" office:value="-5.20509685137354" calcext:value-type="float">
            <text:p>-5.20509685137354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5.28405041803665" calcext:value-type="float">
            <text:p>-5.2840504180366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10278665614074" calcext:value-type="float">
            <text:p>0.110278665614074</text:p>
          </table:table-cell>
          <table:table-cell/>
          <table:table-cell table:formula="of:=(MAX([.E169:.E173])-MIN([.E169:.E173]))/2" office:value-type="float" office:value="0.124305934451038" calcext:value-type="float">
            <text:p>0.124305934451038</text:p>
          </table:table-cell>
          <table:table-cell table:number-columns-repeated="2"/>
        </table:table-row>
        <table:table-row table:style-name="ro1">
          <table:table-cell office:value-type="time" office:time-value="PT14H31M00.943S" calcext:value-type="time">
            <text:p>14:31:00.9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6273053" calcext:value-type="float">
            <text:p>-6.27E-09</text:p>
          </table:table-cell>
          <table:table-cell table:formula="of:=[.C171]*10^9" office:value-type="float" office:value="-6.273053" calcext:value-type="float">
            <text:p>-6.273053</text:p>
          </table:table-cell>
          <table:table-cell table:formula="of:=[.$N$1]*[.D171]" office:value-type="float" office:value="-5.22088087324632" calcext:value-type="float">
            <text:p>-5.22088087324632</text:p>
          </table:table-cell>
          <table:table-cell table:number-columns-repeated="9"/>
        </table:table-row>
        <table:table-row table:style-name="ro1">
          <table:table-cell office:value-type="time" office:time-value="PT14H31M01.327S" calcext:value-type="time">
            <text:p>14:31:01.3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6505596" calcext:value-type="float">
            <text:p>-6.51E-09</text:p>
          </table:table-cell>
          <table:table-cell table:formula="of:=[.C172]*10^9" office:value-type="float" office:value="-6.505596" calcext:value-type="float">
            <text:p>-6.505596</text:p>
          </table:table-cell>
          <table:table-cell table:formula="of:=[.$N$1]*[.D172]" office:value-type="float" office:value="-5.41441969730971" calcext:value-type="float">
            <text:p>-5.41441969730971</text:p>
          </table:table-cell>
          <table:table-cell table:number-columns-repeated="9"/>
        </table:table-row>
        <table:table-row table:style-name="ro1">
          <table:table-cell office:value-type="time" office:time-value="PT14H31M01.711S" calcext:value-type="time">
            <text:p>14:31:01.7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6206881" calcext:value-type="float">
            <text:p>-6.21E-09</text:p>
          </table:table-cell>
          <table:table-cell table:formula="of:=[.C173]*10^9" office:value-type="float" office:value="-6.206881" calcext:value-type="float">
            <text:p>-6.206881</text:p>
          </table:table-cell>
          <table:table-cell table:formula="of:=[.$N$1]*[.D173]" office:value-type="float" office:value="-5.16580782840764" calcext:value-type="float">
            <text:p>-5.16580782840764</text:p>
          </table:table-cell>
          <table:table-cell table:number-columns-repeated="9"/>
        </table:table-row>
        <table:table-row table:style-name="ro1">
          <table:table-cell office:value-type="time" office:time-value="PT14H31M02.096S" calcext:value-type="time">
            <text:p>14:31:02.1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55633" calcext:value-type="float">
            <text:p>-1.56E-08</text:p>
          </table:table-cell>
          <table:table-cell table:formula="of:=[.C174]*10^9" office:value-type="float" office:value="-15.5633" calcext:value-type="float">
            <text:p>-15.5633</text:p>
          </table:table-cell>
          <table:table-cell table:formula="of:=[.$N$1]*[.D174]" office:value-type="float" office:value="-12.9528851891726" calcext:value-type="float">
            <text:p>-12.9528851891726</text:p>
          </table:table-cell>
          <table:table-cell table:number-columns-repeated="9"/>
        </table:table-row>
        <table:table-row table:style-name="ro1">
          <table:table-cell office:value-type="time" office:time-value="PT14H31M02.479S" calcext:value-type="time">
            <text:p>14:31:02.4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582379" calcext:value-type="float">
            <text:p>-1.58E-08</text:p>
          </table:table-cell>
          <table:table-cell table:formula="of:=[.C175]*10^9" office:value-type="float" office:value="-15.82379" calcext:value-type="float">
            <text:p>-15.82379</text:p>
          </table:table-cell>
          <table:table-cell table:formula="of:=[.$N$1]*[.D175]" office:value-type="float" office:value="-13.1696834943474" calcext:value-type="float">
            <text:p>-13.1696834943474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13.0793404638022" calcext:value-type="float">
            <text:p>-13.0793404638022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32115498464859" calcext:value-type="float">
            <text:p>0.132115498464859</text:p>
          </table:table-cell>
          <table:table-cell/>
          <table:table-cell table:formula="of:=(MAX([.E174:.E178])-MIN([.E174:.E178]))/2" office:value-type="float" office:value="0.110908450027251" calcext:value-type="float">
            <text:p>0.110908450027251</text:p>
          </table:table-cell>
          <table:table-cell table:number-columns-repeated="2"/>
        </table:table-row>
        <table:table-row table:style-name="ro1">
          <table:table-cell office:value-type="time" office:time-value="PT14H31M02.862S" calcext:value-type="time">
            <text:p>14:31:02.8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557243" calcext:value-type="float">
            <text:p>-1.56E-08</text:p>
          </table:table-cell>
          <table:table-cell table:formula="of:=[.C176]*10^9" office:value-type="float" office:value="-15.57243" calcext:value-type="float">
            <text:p>-15.57243</text:p>
          </table:table-cell>
          <table:table-cell table:formula="of:=[.$N$1]*[.D176]" office:value-type="float" office:value="-12.9604838245376" calcext:value-type="float">
            <text:p>-12.9604838245376</text:p>
          </table:table-cell>
          <table:table-cell table:number-columns-repeated="9"/>
        </table:table-row>
        <table:table-row table:style-name="ro1">
          <table:table-cell office:value-type="time" office:time-value="PT14H31M03.246S" calcext:value-type="time">
            <text:p>14:31:03.2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582982" calcext:value-type="float">
            <text:p>-1.58E-08</text:p>
          </table:table-cell>
          <table:table-cell table:formula="of:=[.C177]*10^9" office:value-type="float" office:value="-15.82982" calcext:value-type="float">
            <text:p>-15.82982</text:p>
          </table:table-cell>
          <table:table-cell table:formula="of:=[.$N$1]*[.D177]" office:value-type="float" office:value="-13.1747020892271" calcext:value-type="float">
            <text:p>-13.1747020892271</text:p>
          </table:table-cell>
          <table:table-cell table:number-columns-repeated="9"/>
        </table:table-row>
        <table:table-row table:style-name="ro1">
          <table:table-cell office:value-type="time" office:time-value="PT14H31M03.63S" calcext:value-type="time">
            <text:p>14:31:03.6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578686" calcext:value-type="float">
            <text:p>-1.58E-08</text:p>
          </table:table-cell>
          <table:table-cell table:formula="of:=[.C178]*10^9" office:value-type="float" office:value="-15.78686" calcext:value-type="float">
            <text:p>-15.78686</text:p>
          </table:table-cell>
          <table:table-cell table:formula="of:=[.$N$1]*[.D178]" office:value-type="float" office:value="-13.1389477217262" calcext:value-type="float">
            <text:p>-13.1389477217262</text:p>
          </table:table-cell>
          <table:table-cell table:number-columns-repeated="9"/>
        </table:table-row>
        <table:table-row table:style-name="ro1">
          <table:table-cell office:value-type="time" office:time-value="PT14H31M04.015S" calcext:value-type="time">
            <text:p>14:31:04.0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741605" calcext:value-type="float">
            <text:p>-3.74E-08</text:p>
          </table:table-cell>
          <table:table-cell table:formula="of:=[.C179]*10^9" office:value-type="float" office:value="-37.41605" calcext:value-type="float">
            <text:p>-37.41605</text:p>
          </table:table-cell>
          <table:table-cell table:formula="of:=[.$N$1]*[.D179]" office:value-type="float" office:value="-31.140298001217" calcext:value-type="float">
            <text:p>-31.140298001217</text:p>
          </table:table-cell>
          <table:table-cell table:number-columns-repeated="9"/>
        </table:table-row>
        <table:table-row table:style-name="ro1">
          <table:table-cell office:value-type="time" office:time-value="PT14H31M04.398S" calcext:value-type="time">
            <text:p>14:31:04.4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765737" calcext:value-type="float">
            <text:p>-3.77E-08</text:p>
          </table:table-cell>
          <table:table-cell table:formula="of:=[.C180]*10^9" office:value-type="float" office:value="-37.65737" calcext:value-type="float">
            <text:p>-37.65737</text:p>
          </table:table-cell>
          <table:table-cell table:formula="of:=[.$N$1]*[.D180]" office:value-type="float" office:value="-31.3411416689385" calcext:value-type="float">
            <text:p>-31.341141668938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31.1796960517002" calcext:value-type="float">
            <text:p>-31.1796960517002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252778808687376" calcext:value-type="float">
            <text:p>0.252778808687376</text:p>
          </table:table-cell>
          <table:table-cell/>
          <table:table-cell table:formula="of:=(MAX([.E179:.E183])-MIN([.E179:.E183]))/2" office:value-type="float" office:value="0.137653482607366" calcext:value-type="float">
            <text:p>0.137653482607366</text:p>
          </table:table-cell>
          <table:table-cell table:number-columns-repeated="2"/>
        </table:table-row>
        <table:table-row table:style-name="ro1">
          <table:table-cell office:value-type="time" office:time-value="PT14H31M04.781S" calcext:value-type="time">
            <text:p>14:31:04.7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73364" calcext:value-type="float">
            <text:p>-3.73E-08</text:p>
          </table:table-cell>
          <table:table-cell table:formula="of:=[.C181]*10^9" office:value-type="float" office:value="-37.3364" calcext:value-type="float">
            <text:p>-37.3364</text:p>
          </table:table-cell>
          <table:table-cell table:formula="of:=[.$N$1]*[.D181]" office:value-type="float" office:value="-31.0740076061647" calcext:value-type="float">
            <text:p>-31.0740076061647</text:p>
          </table:table-cell>
          <table:table-cell table:number-columns-repeated="9"/>
        </table:table-row>
        <table:table-row table:style-name="ro1">
          <table:table-cell office:value-type="time" office:time-value="PT14H31M05.165S" calcext:value-type="time">
            <text:p>14:31:05.1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758054" calcext:value-type="float">
            <text:p>-3.76E-08</text:p>
          </table:table-cell>
          <table:table-cell table:formula="of:=[.C182]*10^9" office:value-type="float" office:value="-37.58054" calcext:value-type="float">
            <text:p>-37.58054</text:p>
          </table:table-cell>
          <table:table-cell table:formula="of:=[.$N$1]*[.D182]" office:value-type="float" office:value="-31.2771982784568" calcext:value-type="float">
            <text:p>-31.2771982784568</text:p>
          </table:table-cell>
          <table:table-cell table:number-columns-repeated="9"/>
        </table:table-row>
        <table:table-row table:style-name="ro1">
          <table:table-cell office:value-type="time" office:time-value="PT14H31M05.549S" calcext:value-type="time">
            <text:p>14:31:05.5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732658" calcext:value-type="float">
            <text:p>-3.73E-08</text:p>
          </table:table-cell>
          <table:table-cell table:formula="of:=[.C183]*10^9" office:value-type="float" office:value="-37.32658" calcext:value-type="float">
            <text:p>-37.32658</text:p>
          </table:table-cell>
          <table:table-cell table:formula="of:=[.$N$1]*[.D183]" office:value-type="float" office:value="-31.0658347037238" calcext:value-type="float">
            <text:p>-31.0658347037238</text:p>
          </table:table-cell>
          <table:table-cell table:number-columns-repeated="9"/>
        </table:table-row>
        <table:table-row table:style-name="ro1">
          <table:table-cell office:value-type="time" office:time-value="PT14H31M05.934S" calcext:value-type="time">
            <text:p>14:31:05.9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8079748" calcext:value-type="float">
            <text:p>-8.08E-08</text:p>
          </table:table-cell>
          <table:table-cell table:formula="of:=[.C184]*10^9" office:value-type="float" office:value="-80.79748" calcext:value-type="float">
            <text:p>-80.79748</text:p>
          </table:table-cell>
          <table:table-cell table:formula="of:=[.$N$1]*[.D184]" office:value-type="float" office:value="-67.2454095220465" calcext:value-type="float">
            <text:p>-67.2454095220465</text:p>
          </table:table-cell>
          <table:table-cell table:number-columns-repeated="9"/>
        </table:table-row>
        <table:table-row table:style-name="ro1">
          <table:table-cell office:value-type="time" office:time-value="PT14H31M06.317S" calcext:value-type="time">
            <text:p>14:31:06.3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8097704" calcext:value-type="float">
            <text:p>-8.10E-08</text:p>
          </table:table-cell>
          <table:table-cell table:formula="of:=[.C185]*10^9" office:value-type="float" office:value="-80.97704" calcext:value-type="float">
            <text:p>-80.97704</text:p>
          </table:table-cell>
          <table:table-cell table:formula="of:=[.$N$1]*[.D185]" office:value-type="float" office:value="-67.3948521251299" calcext:value-type="float">
            <text:p>-67.3948521251299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67.2741644893919" calcext:value-type="float">
            <text:p>-67.2741644893919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493690294362303" calcext:value-type="float">
            <text:p>0.493690294362303</text:p>
          </table:table-cell>
          <table:table-cell/>
          <table:table-cell table:formula="of:=(MAX([.E184:.E188])-MIN([.E184:.E188]))/2" office:value-type="float" office:value="0.10313919908171" calcext:value-type="float">
            <text:p>0.10313919908171</text:p>
          </table:table-cell>
          <table:table-cell table:number-columns-repeated="2"/>
        </table:table-row>
        <table:table-row table:style-name="ro1">
          <table:table-cell office:value-type="time" office:time-value="PT14H31M06.7S" calcext:value-type="time">
            <text:p>14:31:06.7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8072919" calcext:value-type="float">
            <text:p>-8.07E-08</text:p>
          </table:table-cell>
          <table:table-cell table:formula="of:=[.C186]*10^9" office:value-type="float" office:value="-80.72919" calcext:value-type="float">
            <text:p>-80.72919</text:p>
          </table:table-cell>
          <table:table-cell table:formula="of:=[.$N$1]*[.D186]" office:value-type="float" office:value="-67.1885737269665" calcext:value-type="float">
            <text:p>-67.1885737269665</text:p>
          </table:table-cell>
          <table:table-cell table:number-columns-repeated="9"/>
        </table:table-row>
        <table:table-row table:style-name="ro1">
          <table:table-cell office:value-type="time" office:time-value="PT14H31M07.084S" calcext:value-type="time">
            <text:p>14:31:07.0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808738" calcext:value-type="float">
            <text:p>-8.09E-08</text:p>
          </table:table-cell>
          <table:table-cell table:formula="of:=[.C187]*10^9" office:value-type="float" office:value="-80.8738" calcext:value-type="float">
            <text:p>-80.8738</text:p>
          </table:table-cell>
          <table:table-cell table:formula="of:=[.$N$1]*[.D187]" office:value-type="float" office:value="-67.3089284542548" calcext:value-type="float">
            <text:p>-67.3089284542548</text:p>
          </table:table-cell>
          <table:table-cell table:number-columns-repeated="9"/>
        </table:table-row>
        <table:table-row table:style-name="ro1">
          <table:table-cell office:value-type="time" office:time-value="PT14H31M07.468S" calcext:value-type="time">
            <text:p>14:31:07.4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8078264" calcext:value-type="float">
            <text:p>-8.08E-08</text:p>
          </table:table-cell>
          <table:table-cell table:formula="of:=[.C188]*10^9" office:value-type="float" office:value="-80.78264" calcext:value-type="float">
            <text:p>-80.78264</text:p>
          </table:table-cell>
          <table:table-cell table:formula="of:=[.$N$1]*[.D188]" office:value-type="float" office:value="-67.2330586185616" calcext:value-type="float">
            <text:p>-67.2330586185616</text:p>
          </table:table-cell>
          <table:table-cell table:number-columns-repeated="9"/>
        </table:table-row>
        <table:table-row table:style-name="ro1">
          <table:table-cell office:value-type="time" office:time-value="PT14H31M07.853S" calcext:value-type="time">
            <text:p>14:31:07.8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20972" calcext:value-type="float">
            <text:p>-1.52E-07</text:p>
          </table:table-cell>
          <table:table-cell table:formula="of:=[.C189]*10^9" office:value-type="float" office:value="-152.0972" calcext:value-type="float">
            <text:p>-152.0972</text:p>
          </table:table-cell>
          <table:table-cell table:formula="of:=[.$N$1]*[.D189]" office:value-type="float" office:value="-126.586107650345" calcext:value-type="float">
            <text:p>-126.586107650345</text:p>
          </table:table-cell>
          <table:table-cell table:number-columns-repeated="9"/>
        </table:table-row>
        <table:table-row table:style-name="ro1">
          <table:table-cell office:value-type="time" office:time-value="PT14H31M08.236S" calcext:value-type="time">
            <text:p>14:31:08.2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1931" calcext:value-type="float">
            <text:p>-1.52E-07</text:p>
          </table:table-cell>
          <table:table-cell table:formula="of:=[.C190]*10^9" office:value-type="float" office:value="-151.931" calcext:value-type="float">
            <text:p>-151.931</text:p>
          </table:table-cell>
          <table:table-cell table:formula="of:=[.$N$1]*[.D190]" office:value-type="float" office:value="-126.447784189483" calcext:value-type="float">
            <text:p>-126.447784189483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26.465644727811" calcext:value-type="float">
            <text:p>-126.465644727811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920133815323021" calcext:value-type="float">
            <text:p>0.920133815323021</text:p>
          </table:table-cell>
          <table:table-cell/>
          <table:table-cell table:formula="of:=(MAX([.E189:.E193])-MIN([.E189:.E193]))/2" office:value-type="float" office:value="0.128169753145698" calcext:value-type="float">
            <text:p>0.128169753145698</text:p>
          </table:table-cell>
          <table:table-cell table:number-columns-repeated="2"/>
        </table:table-row>
        <table:table-row table:style-name="ro1">
          <table:table-cell office:value-type="time" office:time-value="PT14H31M08.619S" calcext:value-type="time">
            <text:p>14:31:08.6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17892" calcext:value-type="float">
            <text:p>-1.52E-07</text:p>
          </table:table-cell>
          <table:table-cell table:formula="of:=[.C191]*10^9" office:value-type="float" office:value="-151.7892" calcext:value-type="float">
            <text:p>-151.7892</text:p>
          </table:table-cell>
          <table:table-cell table:formula="of:=[.$N$1]*[.D191]" office:value-type="float" office:value="-126.329768144054" calcext:value-type="float">
            <text:p>-126.329768144054</text:p>
          </table:table-cell>
          <table:table-cell table:number-columns-repeated="9"/>
        </table:table-row>
        <table:table-row table:style-name="ro1">
          <table:table-cell office:value-type="time" office:time-value="PT14H31M09.003S" calcext:value-type="time">
            <text:p>14:31:09.0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20938" calcext:value-type="float">
            <text:p>-1.52E-07</text:p>
          </table:table-cell>
          <table:table-cell table:formula="of:=[.C192]*10^9" office:value-type="float" office:value="-152.0938" calcext:value-type="float">
            <text:p>-152.0938</text:p>
          </table:table-cell>
          <table:table-cell table:formula="of:=[.$N$1]*[.D192]" office:value-type="float" office:value="-126.583277928522" calcext:value-type="float">
            <text:p>-126.583277928522</text:p>
          </table:table-cell>
          <table:table-cell table:number-columns-repeated="9"/>
        </table:table-row>
        <table:table-row table:style-name="ro1">
          <table:table-cell office:value-type="time" office:time-value="PT14H31M09.386S" calcext:value-type="time">
            <text:p>14:31:09.3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18511" calcext:value-type="float">
            <text:p>-1.52E-07</text:p>
          </table:table-cell>
          <table:table-cell table:formula="of:=[.C193]*10^9" office:value-type="float" office:value="-151.8511" calcext:value-type="float">
            <text:p>-151.8511</text:p>
          </table:table-cell>
          <table:table-cell table:formula="of:=[.$N$1]*[.D193]" office:value-type="float" office:value="-126.381285726649" calcext:value-type="float">
            <text:p>-126.381285726649</text:p>
          </table:table-cell>
          <table:table-cell table:number-columns-repeated="9"/>
        </table:table-row>
        <table:table-row table:style-name="ro1">
          <table:table-cell office:value-type="time" office:time-value="PT14H31M09.771S" calcext:value-type="time">
            <text:p>14:31:09.7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512499" calcext:value-type="float">
            <text:p>-2.51E-07</text:p>
          </table:table-cell>
          <table:table-cell table:formula="of:=[.C194]*10^9" office:value-type="float" office:value="-251.2499" calcext:value-type="float">
            <text:p>-251.2499</text:p>
          </table:table-cell>
          <table:table-cell table:formula="of:=[.$N$1]*[.D194]" office:value-type="float" office:value="-209.108036758983" calcext:value-type="float">
            <text:p>-209.108036758983</text:p>
          </table:table-cell>
          <table:table-cell table:number-columns-repeated="9"/>
        </table:table-row>
        <table:table-row table:style-name="ro1">
          <table:table-cell office:value-type="time" office:time-value="PT14H31M10.155S" calcext:value-type="time">
            <text:p>14:31:10.1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511534" calcext:value-type="float">
            <text:p>-2.51E-07</text:p>
          </table:table-cell>
          <table:table-cell table:formula="of:=[.C195]*10^9" office:value-type="float" office:value="-251.1534" calcext:value-type="float">
            <text:p>-251.1534</text:p>
          </table:table-cell>
          <table:table-cell table:formula="of:=[.$N$1]*[.D195]" office:value-type="float" office:value="-209.027722595486" calcext:value-type="float">
            <text:p>-209.027722595486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08.986791501592" calcext:value-type="float">
            <text:p>-208.986791501592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1.51470362308383" calcext:value-type="float">
            <text:p>1.51470362308383</text:p>
          </table:table-cell>
          <table:table-cell/>
          <table:table-cell table:formula="of:=(MAX([.E194:.E198])-MIN([.E194:.E198]))/2" office:value-type="float" office:value="0.138906050649467" calcext:value-type="float">
            <text:p>0.138906050649467</text:p>
          </table:table-cell>
          <table:table-cell table:number-columns-repeated="2"/>
        </table:table-row>
        <table:table-row table:style-name="ro1">
          <table:table-cell office:value-type="time" office:time-value="PT14H31M10.539S" calcext:value-type="time">
            <text:p>14:31:10.5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50991" calcext:value-type="float">
            <text:p>-2.51E-07</text:p>
          </table:table-cell>
          <table:table-cell table:formula="of:=[.C196]*10^9" office:value-type="float" office:value="-250.991" calcext:value-type="float">
            <text:p>-250.991</text:p>
          </table:table-cell>
          <table:table-cell table:formula="of:=[.$N$1]*[.D196]" office:value-type="float" office:value="-208.892561764896" calcext:value-type="float">
            <text:p>-208.892561764896</text:p>
          </table:table-cell>
          <table:table-cell table:number-columns-repeated="9"/>
        </table:table-row>
        <table:table-row table:style-name="ro1">
          <table:table-cell office:value-type="time" office:time-value="PT14H31M10.922S" calcext:value-type="time">
            <text:p>14:31:10.9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512107" calcext:value-type="float">
            <text:p>-2.51E-07</text:p>
          </table:table-cell>
          <table:table-cell table:formula="of:=[.C197]*10^9" office:value-type="float" office:value="-251.2107" calcext:value-type="float">
            <text:p>-251.2107</text:p>
          </table:table-cell>
          <table:table-cell table:formula="of:=[.$N$1]*[.D197]" office:value-type="float" office:value="-209.07541173091" calcext:value-type="float">
            <text:p>-209.07541173091</text:p>
          </table:table-cell>
          <table:table-cell table:number-columns-repeated="9"/>
        </table:table-row>
        <table:table-row table:style-name="ro1">
          <table:table-cell office:value-type="time" office:time-value="PT14H31M11.306S" calcext:value-type="time">
            <text:p>14:31:11.3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509161" calcext:value-type="float">
            <text:p>-2.51E-07</text:p>
          </table:table-cell>
          <table:table-cell table:formula="of:=[.C198]*10^9" office:value-type="float" office:value="-250.9161" calcext:value-type="float">
            <text:p>-250.9161</text:p>
          </table:table-cell>
          <table:table-cell table:formula="of:=[.$N$1]*[.D198]" office:value-type="float" office:value="-208.830224657685" calcext:value-type="float">
            <text:p>-208.830224657685</text:p>
          </table:table-cell>
          <table:table-cell table:number-columns-repeated="9"/>
        </table:table-row>
        <table:table-row table:style-name="ro1">
          <table:table-cell office:value-type="time" office:time-value="PT14H31M11.69S" calcext:value-type="time">
            <text:p>14:31:11.6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16468" calcext:value-type="float">
            <text:p>-3.72E-07</text:p>
          </table:table-cell>
          <table:table-cell table:formula="of:=[.C199]*10^9" office:value-type="float" office:value="-371.6468" calcext:value-type="float">
            <text:p>-371.6468</text:p>
          </table:table-cell>
          <table:table-cell table:formula="of:=[.$N$1]*[.D199]" office:value-type="float" office:value="-309.310900086959" calcext:value-type="float">
            <text:p>-309.310900086959</text:p>
          </table:table-cell>
          <table:table-cell table:number-columns-repeated="9"/>
        </table:table-row>
        <table:table-row table:style-name="ro1">
          <table:table-cell office:value-type="time" office:time-value="PT14H31M12.074S" calcext:value-type="time">
            <text:p>14:31:12.0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22279" calcext:value-type="float">
            <text:p>-3.72E-07</text:p>
          </table:table-cell>
          <table:table-cell table:formula="of:=[.C200]*10^9" office:value-type="float" office:value="-372.2279" calcext:value-type="float">
            <text:p>-372.2279</text:p>
          </table:table-cell>
          <table:table-cell table:formula="of:=[.$N$1]*[.D200]" office:value-type="float" office:value="-309.794532837304" calcext:value-type="float">
            <text:p>-309.794532837304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09.799459882359" calcext:value-type="float">
            <text:p>-309.799459882359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26443606153811" calcext:value-type="float">
            <text:p>2.26443606153811</text:p>
          </table:table-cell>
          <table:table-cell/>
          <table:table-cell table:formula="of:=(MAX([.E199:.E203])-MIN([.E199:.E203]))/2" office:value-type="float" office:value="0.408020918699265" calcext:value-type="float">
            <text:p>0.408020918699265</text:p>
          </table:table-cell>
          <table:table-cell table:number-columns-repeated="2"/>
        </table:table-row>
        <table:table-row table:style-name="ro1">
          <table:table-cell office:value-type="time" office:time-value="PT14H31M12.458S" calcext:value-type="time">
            <text:p>14:31:12.4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2245" calcext:value-type="float">
            <text:p>-3.72E-07</text:p>
          </table:table-cell>
          <table:table-cell table:formula="of:=[.C201]*10^9" office:value-type="float" office:value="-372.245" calcext:value-type="float">
            <text:p>-372.245</text:p>
          </table:table-cell>
          <table:table-cell table:formula="of:=[.$N$1]*[.D201]" office:value-type="float" office:value="-309.808764673529" calcext:value-type="float">
            <text:p>-309.808764673529</text:p>
          </table:table-cell>
          <table:table-cell table:number-columns-repeated="9"/>
        </table:table-row>
        <table:table-row table:style-name="ro1">
          <table:table-cell office:value-type="time" office:time-value="PT14H31M12.842S" calcext:value-type="time">
            <text:p>14:31:12.8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24221" calcext:value-type="float">
            <text:p>-3.72E-07</text:p>
          </table:table-cell>
          <table:table-cell table:formula="of:=[.C202]*10^9" office:value-type="float" office:value="-372.4221" calcext:value-type="float">
            <text:p>-372.4221</text:p>
          </table:table-cell>
          <table:table-cell table:formula="of:=[.$N$1]*[.D202]" office:value-type="float" office:value="-309.956159889647" calcext:value-type="float">
            <text:p>-309.956159889647</text:p>
          </table:table-cell>
          <table:table-cell table:number-columns-repeated="9"/>
        </table:table-row>
        <table:table-row table:style-name="ro1">
          <table:table-cell office:value-type="time" office:time-value="PT14H31M13.225S" calcext:value-type="time">
            <text:p>14:31:13.2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26273" calcext:value-type="float">
            <text:p>-3.73E-07</text:p>
          </table:table-cell>
          <table:table-cell table:formula="of:=[.C203]*10^9" office:value-type="float" office:value="-372.6273" calcext:value-type="float">
            <text:p>-372.6273</text:p>
          </table:table-cell>
          <table:table-cell table:formula="of:=[.$N$1]*[.D203]" office:value-type="float" office:value="-310.126941924358" calcext:value-type="float">
            <text:p>-310.126941924358</text:p>
          </table:table-cell>
          <table:table-cell table:number-columns-repeated="9"/>
        </table:table-row>
        <table:table-row table:style-name="ro1">
          <table:table-cell office:value-type="time" office:time-value="PT14H31M13.609S" calcext:value-type="time">
            <text:p>14:31:13.6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82686" calcext:value-type="float">
            <text:p>-5.08E-07</text:p>
          </table:table-cell>
          <table:table-cell table:formula="of:=[.C204]*10^9" office:value-type="float" office:value="-508.2686" calcext:value-type="float">
            <text:p>-508.2686</text:p>
          </table:table-cell>
          <table:table-cell table:formula="of:=[.$N$1]*[.D204]" office:value-type="float" office:value="-423.01727917996" calcext:value-type="float">
            <text:p>-423.01727917996</text:p>
          </table:table-cell>
          <table:table-cell table:number-columns-repeated="9"/>
        </table:table-row>
        <table:table-row table:style-name="ro1">
          <table:table-cell office:value-type="time" office:time-value="PT14H31M13.993S" calcext:value-type="time">
            <text:p>14:31:13.9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84793" calcext:value-type="float">
            <text:p>-5.08E-07</text:p>
          </table:table-cell>
          <table:table-cell table:formula="of:=[.C205]*10^9" office:value-type="float" office:value="-508.4793" calcext:value-type="float">
            <text:p>-508.4793</text:p>
          </table:table-cell>
          <table:table-cell table:formula="of:=[.$N$1]*[.D205]" office:value-type="float" office:value="-423.192638705855" calcext:value-type="float">
            <text:p>-423.192638705855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423.122395022962" calcext:value-type="float">
            <text:p>-423.122395022962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3.05865034584561" calcext:value-type="float">
            <text:p>3.05865034584561</text:p>
          </table:table-cell>
          <table:table-cell/>
          <table:table-cell table:formula="of:=(MAX([.E204:.E208])-MIN([.E204:.E208]))/2" office:value-type="float" office:value="0.0876797629474027" calcext:value-type="float">
            <text:p>0.087679762947403</text:p>
          </table:table-cell>
          <table:table-cell table:number-columns-repeated="2"/>
        </table:table-row>
        <table:table-row table:style-name="ro1">
          <table:table-cell office:value-type="time" office:time-value="PT14H31M14.377S" calcext:value-type="time">
            <text:p>14:31:14.3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8302" calcext:value-type="float">
            <text:p>-5.08E-07</text:p>
          </table:table-cell>
          <table:table-cell table:formula="of:=[.C206]*10^9" office:value-type="float" office:value="-508.302" calcext:value-type="float">
            <text:p>-508.302</text:p>
          </table:table-cell>
          <table:table-cell table:formula="of:=[.$N$1]*[.D206]" office:value-type="float" office:value="-423.045077035513" calcext:value-type="float">
            <text:p>-423.045077035513</text:p>
          </table:table-cell>
          <table:table-cell table:number-columns-repeated="9"/>
        </table:table-row>
        <table:table-row table:style-name="ro1">
          <table:table-cell office:value-type="time" office:time-value="PT14H31M14.761S" calcext:value-type="time">
            <text:p>14:31:14.7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84589" calcext:value-type="float">
            <text:p>-5.08E-07</text:p>
          </table:table-cell>
          <table:table-cell table:formula="of:=[.C207]*10^9" office:value-type="float" office:value="-508.4589" calcext:value-type="float">
            <text:p>-508.4589</text:p>
          </table:table-cell>
          <table:table-cell table:formula="of:=[.$N$1]*[.D207]" office:value-type="float" office:value="-423.175660374919" calcext:value-type="float">
            <text:p>-423.175660374919</text:p>
          </table:table-cell>
          <table:table-cell table:number-columns-repeated="9"/>
        </table:table-row>
        <table:table-row table:style-name="ro1">
          <table:table-cell office:value-type="time" office:time-value="PT14H31M15.145S" calcext:value-type="time">
            <text:p>14:31:15.1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084657" calcext:value-type="float">
            <text:p>-5.08E-07</text:p>
          </table:table-cell>
          <table:table-cell table:formula="of:=[.C208]*10^9" office:value-type="float" office:value="-508.4657" calcext:value-type="float">
            <text:p>-508.4657</text:p>
          </table:table-cell>
          <table:table-cell table:formula="of:=[.$N$1]*[.D208]" office:value-type="float" office:value="-423.181319818564" calcext:value-type="float">
            <text:p>-423.181319818564</text:p>
          </table:table-cell>
          <table:table-cell table:number-columns-repeated="9"/>
        </table:table-row>
        <table:table-row table:style-name="ro1">
          <table:table-cell office:value-type="time" office:time-value="PT14H31M15.529S" calcext:value-type="time">
            <text:p>14:31:15.5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539005" calcext:value-type="float">
            <text:p>-6.54E-07</text:p>
          </table:table-cell>
          <table:table-cell table:formula="of:=[.C209]*10^9" office:value-type="float" office:value="-653.9005" calcext:value-type="float">
            <text:p>-653.9005</text:p>
          </table:table-cell>
          <table:table-cell table:formula="of:=[.$N$1]*[.D209]" office:value-type="float" office:value="-544.222504330221" calcext:value-type="float">
            <text:p>-544.222504330221</text:p>
          </table:table-cell>
          <table:table-cell table:number-columns-repeated="9"/>
        </table:table-row>
        <table:table-row table:style-name="ro1">
          <table:table-cell office:value-type="time" office:time-value="PT14H31M15.912S" calcext:value-type="time">
            <text:p>14:31:15.9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542984" calcext:value-type="float">
            <text:p>-6.54E-07</text:p>
          </table:table-cell>
          <table:table-cell table:formula="of:=[.C210]*10^9" office:value-type="float" office:value="-654.2984" calcext:value-type="float">
            <text:p>-654.2984</text:p>
          </table:table-cell>
          <table:table-cell table:formula="of:=[.$N$1]*[.D210]" office:value-type="float" office:value="-544.553665010589" calcext:value-type="float">
            <text:p>-544.553665010589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544.455423727074" calcext:value-type="float">
            <text:p>-544.455423727074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3.93934538273414" calcext:value-type="float">
            <text:p>3.93934538273414</text:p>
          </table:table-cell>
          <table:table-cell/>
          <table:table-cell table:formula="of:=(MAX([.E209:.E213])-MIN([.E209:.E213]))/2" office:value-type="float" office:value="0.231829121680164" calcext:value-type="float">
            <text:p>0.231829121680164</text:p>
          </table:table-cell>
          <table:table-cell table:number-columns-repeated="2"/>
        </table:table-row>
        <table:table-row table:style-name="ro1">
          <table:table-cell office:value-type="time" office:time-value="PT14H31M16.296S" calcext:value-type="time">
            <text:p>14:31:16.3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541234" calcext:value-type="float">
            <text:p>-6.54E-07</text:p>
          </table:table-cell>
          <table:table-cell table:formula="of:=[.C211]*10^9" office:value-type="float" office:value="-654.1234" calcext:value-type="float">
            <text:p>-654.1234</text:p>
          </table:table-cell>
          <table:table-cell table:formula="of:=[.$N$1]*[.D211]" office:value-type="float" office:value="-544.408017563833" calcext:value-type="float">
            <text:p>-544.408017563833</text:p>
          </table:table-cell>
          <table:table-cell table:number-columns-repeated="9"/>
        </table:table-row>
        <table:table-row table:style-name="ro1">
          <table:table-cell office:value-type="time" office:time-value="PT14H31M16.68S" calcext:value-type="time">
            <text:p>14:31:16.6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541219" calcext:value-type="float">
            <text:p>-6.54E-07</text:p>
          </table:table-cell>
          <table:table-cell table:formula="of:=[.C212]*10^9" office:value-type="float" office:value="-654.1219" calcext:value-type="float">
            <text:p>-654.1219</text:p>
          </table:table-cell>
          <table:table-cell table:formula="of:=[.$N$1]*[.D212]" office:value-type="float" office:value="-544.406769157146" calcext:value-type="float">
            <text:p>-544.406769157146</text:p>
          </table:table-cell>
          <table:table-cell table:number-columns-repeated="9"/>
        </table:table-row>
        <table:table-row table:style-name="ro1">
          <table:table-cell office:value-type="time" office:time-value="PT14H31M17.064S" calcext:value-type="time">
            <text:p>14:31:17.0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544576" calcext:value-type="float">
            <text:p>-6.54E-07</text:p>
          </table:table-cell>
          <table:table-cell table:formula="of:=[.C213]*10^9" office:value-type="float" office:value="-654.4576" calcext:value-type="float">
            <text:p>-654.4576</text:p>
          </table:table-cell>
          <table:table-cell table:formula="of:=[.$N$1]*[.D213]" office:value-type="float" office:value="-544.686162573581" calcext:value-type="float">
            <text:p>-544.686162573581</text:p>
          </table:table-cell>
          <table:table-cell table:number-columns-repeated="9"/>
        </table:table-row>
        <table:table-row table:style-name="ro1">
          <table:table-cell office:value-type="time" office:time-value="PT14H31M17.448S" calcext:value-type="time">
            <text:p>14:31:17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4262" calcext:value-type="float">
            <text:p>-8.04E-07</text:p>
          </table:table-cell>
          <table:table-cell table:formula="of:=[.C214]*10^9" office:value-type="float" office:value="-804.262" calcext:value-type="float">
            <text:p>-804.262</text:p>
          </table:table-cell>
          <table:table-cell table:formula="of:=[.$N$1]*[.D214]" office:value-type="float" office:value="-669.364038990079" calcext:value-type="float">
            <text:p>-669.364038990079</text:p>
          </table:table-cell>
          <table:table-cell table:number-columns-repeated="9"/>
        </table:table-row>
        <table:table-row table:style-name="ro1">
          <table:table-cell office:value-type="time" office:time-value="PT14H31M17.832S" calcext:value-type="time">
            <text:p>14:31:17.8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45452" calcext:value-type="float">
            <text:p>-8.05E-07</text:p>
          </table:table-cell>
          <table:table-cell table:formula="of:=[.C215]*10^9" office:value-type="float" office:value="-804.5452" calcext:value-type="float">
            <text:p>-804.5452</text:p>
          </table:table-cell>
          <table:table-cell table:formula="of:=[.$N$1]*[.D215]" office:value-type="float" office:value="-669.599738172488" calcext:value-type="float">
            <text:p>-669.599738172488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669.59078293519" calcext:value-type="float">
            <text:p>-669.59078293519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4.84275519760754" calcext:value-type="float">
            <text:p>4.84275519760754</text:p>
          </table:table-cell>
          <table:table-cell/>
          <table:table-cell table:formula="of:=(MAX([.E214:.E218])-MIN([.E214:.E218]))/2" office:value-type="float" office:value="0.231121691224473" calcext:value-type="float">
            <text:p>0.231121691224473</text:p>
          </table:table-cell>
          <table:table-cell table:number-columns-repeated="2"/>
        </table:table-row>
        <table:table-row table:style-name="ro1">
          <table:table-cell office:value-type="time" office:time-value="PT14H31M18.216S" calcext:value-type="time">
            <text:p>14:31:18.2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45253" calcext:value-type="float">
            <text:p>-8.05E-07</text:p>
          </table:table-cell>
          <table:table-cell table:formula="of:=[.C216]*10^9" office:value-type="float" office:value="-804.5253" calcext:value-type="float">
            <text:p>-804.5253</text:p>
          </table:table-cell>
          <table:table-cell table:formula="of:=[.$N$1]*[.D216]" office:value-type="float" office:value="-669.583175977114" calcext:value-type="float">
            <text:p>-669.583175977114</text:p>
          </table:table-cell>
          <table:table-cell table:number-columns-repeated="9"/>
        </table:table-row>
        <table:table-row table:style-name="ro1">
          <table:table-cell office:value-type="time" office:time-value="PT14H31M18.6S" calcext:value-type="time">
            <text:p>14:31:18.6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45223" calcext:value-type="float">
            <text:p>-8.05E-07</text:p>
          </table:table-cell>
          <table:table-cell table:formula="of:=[.C217]*10^9" office:value-type="float" office:value="-804.5223" calcext:value-type="float">
            <text:p>-804.5223</text:p>
          </table:table-cell>
          <table:table-cell table:formula="of:=[.$N$1]*[.D217]" office:value-type="float" office:value="-669.580679163741" calcext:value-type="float">
            <text:p>-669.580679163741</text:p>
          </table:table-cell>
          <table:table-cell table:number-columns-repeated="9"/>
        </table:table-row>
        <table:table-row table:style-name="ro1">
          <table:table-cell office:value-type="time" office:time-value="PT14H31M18.983S" calcext:value-type="time">
            <text:p>14:31:18.9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48174" calcext:value-type="float">
            <text:p>-8.05E-07</text:p>
          </table:table-cell>
          <table:table-cell table:formula="of:=[.C218]*10^9" office:value-type="float" office:value="-804.8174" calcext:value-type="float">
            <text:p>-804.8174</text:p>
          </table:table-cell>
          <table:table-cell table:formula="of:=[.$N$1]*[.D218]" office:value-type="float" office:value="-669.826282372528" calcext:value-type="float">
            <text:p>-669.826282372528</text:p>
          </table:table-cell>
          <table:table-cell table:number-columns-repeated="9"/>
        </table:table-row>
        <table:table-row table:style-name="ro1">
          <table:table-cell office:value-type="time" office:time-value="PT14H31M19.368S" calcext:value-type="time">
            <text:p>14:31:19.3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4753" calcext:value-type="float">
            <text:p>-8.05E-07</text:p>
          </table:table-cell>
          <table:table-cell table:number-columns-repeated="11"/>
        </table:table-row>
        <table:table-row table:style-name="ro1">
          <table:table-cell office:value-type="time" office:time-value="PT14H31M19.751S" calcext:value-type="time">
            <text:p>14:31:19.7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50404" calcext:value-type="float">
            <text:p>-8.05E-07</text:p>
          </table:table-cell>
          <table:table-cell table:number-columns-repeated="11"/>
        </table:table-row>
        <table:table-row table:style-name="ro1">
          <table:table-cell office:value-type="time" office:time-value="PT14H31M20.135S" calcext:value-type="time">
            <text:p>14:31:20.1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48947" calcext:value-type="float">
            <text:p>-8.05E-07</text:p>
          </table:table-cell>
          <table:table-cell table:number-columns-repeated="11"/>
        </table:table-row>
        <table:table-row table:style-name="ro1">
          <table:table-cell office:value-type="time" office:time-value="PT14H31M20.519S" calcext:value-type="time">
            <text:p>14:31:20.5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50812" calcext:value-type="float">
            <text:p>-8.05E-07</text:p>
          </table:table-cell>
          <table:table-cell table:number-columns-repeated="11"/>
        </table:table-row>
        <table:table-row table:style-name="ro1">
          <table:table-cell office:value-type="time" office:time-value="PT14H31M20.903S" calcext:value-type="time">
            <text:p>14:31:20.9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53164" calcext:value-type="float">
            <text:p>-8.05E-07</text:p>
          </table:table-cell>
          <table:table-cell table:number-columns-repeated="11"/>
        </table:table-row>
        <table:table-row table:style-name="ro1">
          <table:table-cell office:value-type="time" office:time-value="PT14H31M21.288S" calcext:value-type="time">
            <text:p>14:31:21.2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52203" calcext:value-type="float">
            <text:p>-8.05E-07</text:p>
          </table:table-cell>
          <table:table-cell table:number-columns-repeated="11"/>
        </table:table-row>
        <table:table-row table:style-name="ro1">
          <table:table-cell office:value-type="time" office:time-value="PT14H31M21.67S" calcext:value-type="time">
            <text:p>14:31:21.6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57536" calcext:value-type="float">
            <text:p>-8.06E-07</text:p>
          </table:table-cell>
          <table:table-cell table:number-columns-repeated="11"/>
        </table:table-row>
        <table:table-row table:style-name="ro1">
          <table:table-cell office:value-type="time" office:time-value="PT14H31M22.054S" calcext:value-type="time">
            <text:p>14:31:22.0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5561" calcext:value-type="float">
            <text:p>-8.06E-07</text:p>
          </table:table-cell>
          <table:table-cell table:number-columns-repeated="11"/>
        </table:table-row>
        <table:table-row table:style-name="ro1">
          <table:table-cell office:value-type="time" office:time-value="PT14H31M22.438S" calcext:value-type="time">
            <text:p>14:31:22.4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59663" calcext:value-type="float">
            <text:p>-8.06E-07</text:p>
          </table:table-cell>
          <table:table-cell table:number-columns-repeated="11"/>
        </table:table-row>
        <table:table-row table:style-name="ro1">
          <table:table-cell office:value-type="time" office:time-value="PT14H31M22.822S" calcext:value-type="time">
            <text:p>14:31:22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059683" calcext:value-type="float">
            <text:p>-8.06E-07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31143330273666" calcext:value-type="float">
            <text:p>-0.00231143330273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83321070986" calcext:value-type="float">
            <text:p>0.1068833210709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997184382555218" calcext:value-type="float">
            <text:p>-0.099718438255522</text:p>
          </table:table-cell>
          <table:table-cell office:value-type="float" office:value="0.05" calcext:value-type="float">
            <text:p>0.05</text:p>
          </table:table-cell>
          <table:table-cell office:value-type="float" office:value="0.257459121449836" calcext:value-type="float">
            <text:p>0.2574591214498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02504723848241" calcext:value-type="float">
            <text:p>-0.10250472384824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8470155023694" calcext:value-type="float">
            <text:p>0.099847015502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18441712160046" calcext:value-type="float">
            <text:p>-0.118441712160046</text:p>
          </table:table-cell>
          <table:table-cell office:value-type="float" office:value="0.05" calcext:value-type="float">
            <text:p>0.05</text:p>
          </table:table-cell>
          <table:table-cell office:value-type="float" office:value="0.0878365076878476" calcext:value-type="float">
            <text:p>0.0878365076878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27512510303371" calcext:value-type="float">
            <text:p>-0.127512510303371</text:p>
          </table:table-cell>
          <table:table-cell office:value-type="float" office:value="0.05" calcext:value-type="float">
            <text:p>0.05</text:p>
          </table:table-cell>
          <table:table-cell office:value-type="float" office:value="0.110509191752947" calcext:value-type="float">
            <text:p>0.1105091917529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74675389043361" calcext:value-type="float">
            <text:p>-0.174675389043361</text:p>
          </table:table-cell>
          <table:table-cell office:value-type="float" office:value="0.05" calcext:value-type="float">
            <text:p>0.05</text:p>
          </table:table-cell>
          <table:table-cell office:value-type="float" office:value="0.114245728935099" calcext:value-type="float">
            <text:p>0.1142457289350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41185927560257" calcext:value-type="float">
            <text:p>-0.1411859275602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733467722356" calcext:value-type="float">
            <text:p>0.1027334677223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34830098267515" calcext:value-type="float">
            <text:p>-0.234830098267515</text:p>
          </table:table-cell>
          <table:table-cell office:value-type="float" office:value="0.05" calcext:value-type="float">
            <text:p>0.05</text:p>
          </table:table-cell>
          <table:table-cell office:value-type="float" office:value="0.20230442734803" calcext:value-type="float">
            <text:p>0.202304427348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3933773919504" calcext:value-type="float">
            <text:p>-0.13933773919504</text:p>
          </table:table-cell>
          <table:table-cell office:value-type="float" office:value="0.05" calcext:value-type="float">
            <text:p>0.05</text:p>
          </table:table-cell>
          <table:table-cell office:value-type="float" office:value="0.1327668780668" calcext:value-type="float">
            <text:p>0.1327668780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0689946688495" calcext:value-type="float">
            <text:p>-0.190689946688495</text:p>
          </table:table-cell>
          <table:table-cell office:value-type="float" office:value="0.05" calcext:value-type="float">
            <text:p>0.05</text:p>
          </table:table-cell>
          <table:table-cell office:value-type="float" office:value="0.084242650436167" calcext:value-type="float">
            <text:p>0.084242650436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87422080726025" calcext:value-type="float">
            <text:p>-0.187422080726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90388792187266" calcext:value-type="float">
            <text:p>0.0890388792187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30874793001776" calcext:value-type="float">
            <text:p>-0.230874793001776</text:p>
          </table:table-cell>
          <table:table-cell office:value-type="float" office:value="0.05" calcext:value-type="float">
            <text:p>0.05</text:p>
          </table:table-cell>
          <table:table-cell office:value-type="float" office:value="0.11252252663874" calcext:value-type="float">
            <text:p>0.112522526638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62924035936915" calcext:value-type="float">
            <text:p>-0.2629240359369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0135297656937" calcext:value-type="float">
            <text:p>0.0900135297656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2149982140156" calcext:value-type="float">
            <text:p>-0.2214998214015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0615453674596" calcext:value-type="float">
            <text:p>0.072061545367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4954906758145" calcext:value-type="float">
            <text:p>-0.254954906758145</text:p>
          </table:table-cell>
          <table:table-cell office:value-type="float" office:value="0.05" calcext:value-type="float">
            <text:p>0.05</text:p>
          </table:table-cell>
          <table:table-cell office:value-type="float" office:value="0.0769924317578836" calcext:value-type="float">
            <text:p>0.0769924317578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04661594986444" calcext:value-type="float">
            <text:p>-0.204661594986444</text:p>
          </table:table-cell>
          <table:table-cell office:value-type="float" office:value="0.05" calcext:value-type="float">
            <text:p>0.05</text:p>
          </table:table-cell>
          <table:table-cell office:value-type="float" office:value="0.081449870547404" calcext:value-type="float">
            <text:p>0.0814498705474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84677921939041" calcext:value-type="float">
            <text:p>-0.284677921939041</text:p>
          </table:table-cell>
          <table:table-cell office:value-type="float" office:value="0.05" calcext:value-type="float">
            <text:p>0.05</text:p>
          </table:table-cell>
          <table:table-cell office:value-type="float" office:value="0.112557296181664" calcext:value-type="float">
            <text:p>0.112557296181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48688804044809" calcext:value-type="float">
            <text:p>-0.24868880404480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69398320376" calcext:value-type="float">
            <text:p>0.1058693983203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72443802738256" calcext:value-type="float">
            <text:p>-0.272443802738256</text:p>
          </table:table-cell>
          <table:table-cell office:value-type="float" office:value="0.05" calcext:value-type="float">
            <text:p>0.05</text:p>
          </table:table-cell>
          <table:table-cell office:value-type="float" office:value="0.111245099252985" calcext:value-type="float">
            <text:p>0.111245099252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12137059789245" calcext:value-type="float">
            <text:p>-0.31213705978924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213376009783" calcext:value-type="float">
            <text:p>0.1102133760097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64793150427919" calcext:value-type="float">
            <text:p>-0.2647931504279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8474728391503" calcext:value-type="float">
            <text:p>0.118474728391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12919278128151" calcext:value-type="float">
            <text:p>-0.31291927812815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990895273144" calcext:value-type="float">
            <text:p>0.0995990895273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39852304109825" calcext:value-type="float">
            <text:p>-0.33985230410982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380089392992" calcext:value-type="float">
            <text:p>0.114380089392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0364854349263" calcext:value-type="float">
            <text:p>-0.30364854349263</text:p>
          </table:table-cell>
          <table:table-cell office:value-type="float" office:value="0.05" calcext:value-type="float">
            <text:p>0.05</text:p>
          </table:table-cell>
          <table:table-cell office:value-type="float" office:value="0.107850212633875" calcext:value-type="float">
            <text:p>0.107850212633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43632363038542" calcext:value-type="float">
            <text:p>-0.3436323630385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91927176006853" calcext:value-type="float">
            <text:p>0.069192717600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88566631104461" calcext:value-type="float">
            <text:p>-0.38856663110446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04897156219" calcext:value-type="float">
            <text:p>0.1058048971562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62035209231117" calcext:value-type="float">
            <text:p>-0.36203520923111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923334502018" calcext:value-type="float">
            <text:p>0.1069233345020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49425391763524" calcext:value-type="float">
            <text:p>-0.44942539176352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09532870797" calcext:value-type="float">
            <text:p>0.1066095328707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77362386402469" calcext:value-type="float">
            <text:p>-0.477362386402469</text:p>
          </table:table-cell>
          <table:table-cell office:value-type="float" office:value="0.05" calcext:value-type="float">
            <text:p>0.05</text:p>
          </table:table-cell>
          <table:table-cell office:value-type="float" office:value="0.0652202606240809" calcext:value-type="float">
            <text:p>0.065220260624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12617074965754" calcext:value-type="float">
            <text:p>-0.512617074965754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24082786808" calcext:value-type="float">
            <text:p>0.1121240827868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65753846597837" calcext:value-type="float">
            <text:p>-0.665753846597837</text:p>
          </table:table-cell>
          <table:table-cell office:value-type="float" office:value="0.05" calcext:value-type="float">
            <text:p>0.05</text:p>
          </table:table-cell>
          <table:table-cell office:value-type="float" office:value="0.121795434161537" calcext:value-type="float">
            <text:p>0.1217954341615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03384119828165" calcext:value-type="float">
            <text:p>-1.03384119828165</text:p>
          </table:table-cell>
          <table:table-cell office:value-type="float" office:value="0.05" calcext:value-type="float">
            <text:p>0.05</text:p>
          </table:table-cell>
          <table:table-cell office:value-type="float" office:value="0.116350848217664" calcext:value-type="float">
            <text:p>0.116350848217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9118539435972" calcext:value-type="float">
            <text:p>-1.91185394359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9176545700203" calcext:value-type="float">
            <text:p>0.06891765457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.26958598961726" calcext:value-type="float">
            <text:p>-4.269585989617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646083004908" calcext:value-type="float">
            <text:p>0.1016460830049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0.5572260486544" calcext:value-type="float">
            <text:p>-10.5572260486544</text:p>
          </table:table-cell>
          <table:table-cell office:value-type="float" office:value="0.05" calcext:value-type="float">
            <text:p>0.05</text:p>
          </table:table-cell>
          <table:table-cell office:value-type="float" office:value="0.148019699733254" calcext:value-type="float">
            <text:p>0.1480196997332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5.4521959319272" calcext:value-type="float">
            <text:p>-25.4521959319272</text:p>
          </table:table-cell>
          <table:table-cell office:value-type="float" office:value="0.05" calcext:value-type="float">
            <text:p>0.05</text:p>
          </table:table-cell>
          <table:table-cell office:value-type="float" office:value="0.212684788468798" calcext:value-type="float">
            <text:p>0.2126847884687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6.2233234305283" calcext:value-type="float">
            <text:p>-56.2233234305283</text:p>
          </table:table-cell>
          <table:table-cell office:value-type="float" office:value="0.05" calcext:value-type="float">
            <text:p>0.05</text:p>
          </table:table-cell>
          <table:table-cell office:value-type="float" office:value="0.422047868643561" calcext:value-type="float">
            <text:p>0.4220478686435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9.008424986691" calcext:value-type="float">
            <text:p>-109.008424986691</text:p>
          </table:table-cell>
          <table:table-cell office:value-type="float" office:value="0.05" calcext:value-type="float">
            <text:p>0.05</text:p>
          </table:table-cell>
          <table:table-cell office:value-type="float" office:value="0.792477693232422" calcext:value-type="float">
            <text:p>0.7924776932324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85.323758767382" calcext:value-type="float">
            <text:p>-185.323758767382</text:p>
          </table:table-cell>
          <table:table-cell office:value-type="float" office:value="0.05" calcext:value-type="float">
            <text:p>0.05</text:p>
          </table:table-cell>
          <table:table-cell office:value-type="float" office:value="1.34188890633856" calcext:value-type="float">
            <text:p>1.341888906338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80.814369571133" calcext:value-type="float">
            <text:p>-280.814369571133</text:p>
          </table:table-cell>
          <table:table-cell office:value-type="float" office:value="0.05" calcext:value-type="float">
            <text:p>0.05</text:p>
          </table:table-cell>
          <table:table-cell office:value-type="float" office:value="2.03334724936348" calcext:value-type="float">
            <text:p>2.033347249363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90.200179576436" calcext:value-type="float">
            <text:p>-390.200179576436</text:p>
          </table:table-cell>
          <table:table-cell office:value-type="float" office:value="0.05" calcext:value-type="float">
            <text:p>0.05</text:p>
          </table:table-cell>
          <table:table-cell office:value-type="float" office:value="2.82066928934492" calcext:value-type="float">
            <text:p>2.820669289344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08.569174543808" calcext:value-type="float">
            <text:p>-508.569174543808</text:p>
          </table:table-cell>
          <table:table-cell office:value-type="float" office:value="0.05" calcext:value-type="float">
            <text:p>0.05</text:p>
          </table:table-cell>
          <table:table-cell office:value-type="float" office:value="3.68188753398935" calcext:value-type="float">
            <text:p>3.68188753398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31.578646973643" calcext:value-type="float">
            <text:p>-631.578646973643</text:p>
          </table:table-cell>
          <table:table-cell office:value-type="float" office:value="0.05" calcext:value-type="float">
            <text:p>0.05</text:p>
          </table:table-cell>
          <table:table-cell office:value-type="float" office:value="4.56766901280156" calcext:value-type="float">
            <text:p>4.56766901280156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95741168878262" calcext:value-type="float">
            <text:p>-0.059574116887826</text:p>
          </table:table-cell>
          <table:table-cell office:value-type="float" office:value="0.05" calcext:value-type="float">
            <text:p>0.05</text:p>
          </table:table-cell>
          <table:table-cell office:value-type="float" office:value="0.302942715779227" calcext:value-type="float">
            <text:p>0.3029427157792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924643897686006" calcext:value-type="float">
            <text:p>0.00924643897686</text:p>
          </table:table-cell>
          <table:table-cell office:value-type="float" office:value="0.05" calcext:value-type="float">
            <text:p>0.05</text:p>
          </table:table-cell>
          <table:table-cell office:value-type="float" office:value="0.336293516372028" calcext:value-type="float">
            <text:p>0.3362935163720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86950074803287" calcext:value-type="float">
            <text:p>-0.186950074803287</text:p>
          </table:table-cell>
          <table:table-cell office:value-type="float" office:value="0.05" calcext:value-type="float">
            <text:p>0.05</text:p>
          </table:table-cell>
          <table:table-cell office:value-type="float" office:value="0.202287659235425" calcext:value-type="float">
            <text:p>0.202287659235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4108099723987" calcext:value-type="float">
            <text:p>-0.144108099723987</text:p>
          </table:table-cell>
          <table:table-cell office:value-type="float" office:value="0.05" calcext:value-type="float">
            <text:p>0.05</text:p>
          </table:table-cell>
          <table:table-cell office:value-type="float" office:value="0.134376801991469" calcext:value-type="float">
            <text:p>0.1343768019914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97879390391155" calcext:value-type="float">
            <text:p>-0.097879390391155</text:p>
          </table:table-cell>
          <table:table-cell office:value-type="float" office:value="0.05" calcext:value-type="float">
            <text:p>0.05</text:p>
          </table:table-cell>
          <table:table-cell office:value-type="float" office:value="0.115893761242654" calcext:value-type="float">
            <text:p>0.1158937612426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51237695380603" calcext:value-type="float">
            <text:p>-0.15123769538060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18030658237" calcext:value-type="float">
            <text:p>0.1010180306582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0399189913304" calcext:value-type="float">
            <text:p>-0.10399189913304</text:p>
          </table:table-cell>
          <table:table-cell office:value-type="float" office:value="0.05" calcext:value-type="float">
            <text:p>0.05</text:p>
          </table:table-cell>
          <table:table-cell office:value-type="float" office:value="0.0929758523242593" calcext:value-type="float">
            <text:p>0.0929758523242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58521023165678" calcext:value-type="float">
            <text:p>-0.15852102316567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8329892198345" calcext:value-type="float">
            <text:p>0.088832989219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94495741104918" calcext:value-type="float">
            <text:p>-0.194495741104918</text:p>
          </table:table-cell>
          <table:table-cell office:value-type="float" office:value="0.05" calcext:value-type="float">
            <text:p>0.05</text:p>
          </table:table-cell>
          <table:table-cell office:value-type="float" office:value="0.133403828151017" calcext:value-type="float">
            <text:p>0.133403828151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1297135080871" calcext:value-type="float">
            <text:p>-0.191297135080871</text:p>
          </table:table-cell>
          <table:table-cell office:value-type="float" office:value="0.05" calcext:value-type="float">
            <text:p>0.05</text:p>
          </table:table-cell>
          <table:table-cell office:value-type="float" office:value="0.0709903683403984" calcext:value-type="float">
            <text:p>0.0709903683403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50856498560241" calcext:value-type="float">
            <text:p>-0.150856498560241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631370628452" calcext:value-type="float">
            <text:p>0.0804631370628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6801088845891" calcext:value-type="float">
            <text:p>-0.2268010888458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84375022841233" calcext:value-type="float">
            <text:p>0.0884375022841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86752058098811" calcext:value-type="float">
            <text:p>-0.286752058098811</text:p>
          </table:table-cell>
          <table:table-cell office:value-type="float" office:value="0.05" calcext:value-type="float">
            <text:p>0.05</text:p>
          </table:table-cell>
          <table:table-cell office:value-type="float" office:value="0.123099562326204" calcext:value-type="float">
            <text:p>0.1230995623262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5406855498501" calcext:value-type="float">
            <text:p>-0.2354068554985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035520097791" calcext:value-type="float">
            <text:p>0.0999035520097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18915070261596" calcext:value-type="float">
            <text:p>-0.218915070261596</text:p>
          </table:table-cell>
          <table:table-cell office:value-type="float" office:value="0.05" calcext:value-type="float">
            <text:p>0.05</text:p>
          </table:table-cell>
          <table:table-cell office:value-type="float" office:value="0.0557724770939306" calcext:value-type="float">
            <text:p>0.0557724770939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27416986123313" calcext:value-type="float">
            <text:p>-0.227416986123313</text:p>
          </table:table-cell>
          <table:table-cell office:value-type="float" office:value="0.05" calcext:value-type="float">
            <text:p>0.05</text:p>
          </table:table-cell>
          <table:table-cell office:value-type="float" office:value="0.0656383255838404" calcext:value-type="float">
            <text:p>0.065638325583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81628447248678" calcext:value-type="float">
            <text:p>-0.281628447248678</text:p>
          </table:table-cell>
          <table:table-cell office:value-type="float" office:value="0.05" calcext:value-type="float">
            <text:p>0.05</text:p>
          </table:table-cell>
          <table:table-cell office:value-type="float" office:value="0.111273684500998" calcext:value-type="float">
            <text:p>0.111273684500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793921180922" calcext:value-type="float">
            <text:p>-0.2793921180922</text:p>
          </table:table-cell>
          <table:table-cell office:value-type="float" office:value="0.05" calcext:value-type="float">
            <text:p>0.05</text:p>
          </table:table-cell>
          <table:table-cell office:value-type="float" office:value="0.0938892839798944" calcext:value-type="float">
            <text:p>0.0938892839798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44552732819952" calcext:value-type="float">
            <text:p>-0.244552732819952</text:p>
          </table:table-cell>
          <table:table-cell office:value-type="float" office:value="0.05" calcext:value-type="float">
            <text:p>0.05</text:p>
          </table:table-cell>
          <table:table-cell office:value-type="float" office:value="0.121452644830097" calcext:value-type="float">
            <text:p>0.121452644830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10921860720621" calcext:value-type="float">
            <text:p>-0.3109218607206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6104789118466" calcext:value-type="float">
            <text:p>0.072610478911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21514891073044" calcext:value-type="float">
            <text:p>-0.321514891073044</text:p>
          </table:table-cell>
          <table:table-cell office:value-type="float" office:value="0.05" calcext:value-type="float">
            <text:p>0.05</text:p>
          </table:table-cell>
          <table:table-cell office:value-type="float" office:value="0.125495090994922" calcext:value-type="float">
            <text:p>0.1254950909949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8662686273496" calcext:value-type="float">
            <text:p>-0.288662686273496</text:p>
          </table:table-cell>
          <table:table-cell office:value-type="float" office:value="0.05" calcext:value-type="float">
            <text:p>0.05</text:p>
          </table:table-cell>
          <table:table-cell office:value-type="float" office:value="0.103712835120197" calcext:value-type="float">
            <text:p>0.103712835120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88607323598306" calcext:value-type="float">
            <text:p>-0.2886073235983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19578903075905" calcext:value-type="float">
            <text:p>0.0419578903075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0810797472863" calcext:value-type="float">
            <text:p>-0.340810797472863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60912290576" calcext:value-type="float">
            <text:p>0.1121609122905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60356185464908" calcext:value-type="float">
            <text:p>-0.36035618546490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75775968413" calcext:value-type="float">
            <text:p>0.110075775968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49506649151969" calcext:value-type="float">
            <text:p>-0.3495066491519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7539233110637" calcext:value-type="float">
            <text:p>0.1075392331106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64655315248443" calcext:value-type="float">
            <text:p>-0.3646553152484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3134951305538" calcext:value-type="float">
            <text:p>0.1031349513055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22840804410759" calcext:value-type="float">
            <text:p>-0.4228408044107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28830310523691" calcext:value-type="float">
            <text:p>0.062883031052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51566692203027" calcext:value-type="float">
            <text:p>-0.4515666922030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76961300484958" calcext:value-type="float">
            <text:p>0.0976961300484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30633081539744" calcext:value-type="float">
            <text:p>-0.530633081539744</text:p>
          </table:table-cell>
          <table:table-cell office:value-type="float" office:value="0.05" calcext:value-type="float">
            <text:p>0.05</text:p>
          </table:table-cell>
          <table:table-cell office:value-type="float" office:value="0.146944467542698" calcext:value-type="float">
            <text:p>0.1469444675426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89438701480927" calcext:value-type="float">
            <text:p>-0.6894387014809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323372482728" calcext:value-type="float">
            <text:p>0.0987323372482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07867364629822" calcext:value-type="float">
            <text:p>-1.07867364629822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622763152349" calcext:value-type="float">
            <text:p>0.088062276315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12172608847542" calcext:value-type="float">
            <text:p>-2.1217260884754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7044373471509" calcext:value-type="float">
            <text:p>0.0777044373471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.7770213612084" calcext:value-type="float">
            <text:p>-4.77702136120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99065456246" calcext:value-type="float">
            <text:p>0.1077990654562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1.7760471612112" calcext:value-type="float">
            <text:p>-11.7760471612112</text:p>
          </table:table-cell>
          <table:table-cell office:value-type="float" office:value="0.05" calcext:value-type="float">
            <text:p>0.05</text:p>
          </table:table-cell>
          <table:table-cell office:value-type="float" office:value="0.133609561287611" calcext:value-type="float">
            <text:p>0.1336095612876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8.2951658463816" calcext:value-type="float">
            <text:p>-28.2951658463816</text:p>
          </table:table-cell>
          <table:table-cell office:value-type="float" office:value="0.05" calcext:value-type="float">
            <text:p>0.05</text:p>
          </table:table-cell>
          <table:table-cell office:value-type="float" office:value="0.223819806363167" calcext:value-type="float">
            <text:p>0.223819806363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61.7719218785014" calcext:value-type="float">
            <text:p>-61.7719218785014</text:p>
          </table:table-cell>
          <table:table-cell office:value-type="float" office:value="0.05" calcext:value-type="float">
            <text:p>0.05</text:p>
          </table:table-cell>
          <table:table-cell office:value-type="float" office:value="0.460825593835911" calcext:value-type="float">
            <text:p>0.4608255938359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17.781994143387" calcext:value-type="float">
            <text:p>-117.781994143387</text:p>
          </table:table-cell>
          <table:table-cell office:value-type="float" office:value="0.05" calcext:value-type="float">
            <text:p>0.05</text:p>
          </table:table-cell>
          <table:table-cell office:value-type="float" office:value="0.861305835417091" calcext:value-type="float">
            <text:p>0.8613058354170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97.264935177828" calcext:value-type="float">
            <text:p>-197.264935177828</text:p>
          </table:table-cell>
          <table:table-cell office:value-type="float" office:value="0.05" calcext:value-type="float">
            <text:p>0.05</text:p>
          </table:table-cell>
          <table:table-cell office:value-type="float" office:value="1.42945518800926" calcext:value-type="float">
            <text:p>1.429455188009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95.477555275366" calcext:value-type="float">
            <text:p>-295.477555275366</text:p>
          </table:table-cell>
          <table:table-cell office:value-type="float" office:value="0.05" calcext:value-type="float">
            <text:p>0.05</text:p>
          </table:table-cell>
          <table:table-cell office:value-type="float" office:value="2.1355059332223" calcext:value-type="float">
            <text:p>2.13550593322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06.876362803647" calcext:value-type="float">
            <text:p>-406.876362803647</text:p>
          </table:table-cell>
          <table:table-cell office:value-type="float" office:value="0.05" calcext:value-type="float">
            <text:p>0.05</text:p>
          </table:table-cell>
          <table:table-cell office:value-type="float" office:value="2.94254937448139" calcext:value-type="float">
            <text:p>2.942549374481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26.837192814243" calcext:value-type="float">
            <text:p>-526.837192814243</text:p>
          </table:table-cell>
          <table:table-cell office:value-type="float" office:value="0.05" calcext:value-type="float">
            <text:p>0.05</text:p>
          </table:table-cell>
          <table:table-cell office:value-type="float" office:value="3.80987229897622" calcext:value-type="float">
            <text:p>3.809872298976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50.76669103575" calcext:value-type="float">
            <text:p>-650.76669103575</text:p>
          </table:table-cell>
          <table:table-cell office:value-type="float" office:value="0.05" calcext:value-type="float">
            <text:p>0.05</text:p>
          </table:table-cell>
          <table:table-cell office:value-type="float" office:value="4.708928169553" calcext:value-type="float">
            <text:p>4.708928169553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336473495436" calcext:value-type="float">
            <text:p>0.256336473495436</text:p>
          </table:table-cell>
          <table:table-cell office:value-type="float" office:value="0.05" calcext:value-type="float">
            <text:p>0.05</text:p>
          </table:table-cell>
          <table:table-cell office:value-type="float" office:value="0.14181768641653" calcext:value-type="float">
            <text:p>0.141817686416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0781258730299654" calcext:value-type="float">
            <text:p>-0.007812587302997</text:p>
          </table:table-cell>
          <table:table-cell office:value-type="float" office:value="0.05" calcext:value-type="float">
            <text:p>0.05</text:p>
          </table:table-cell>
          <table:table-cell office:value-type="float" office:value="0.23869540412643" calcext:value-type="float">
            <text:p>0.23869540412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82928579585538" calcext:value-type="float">
            <text:p>-0.282928579585538</text:p>
          </table:table-cell>
          <table:table-cell office:value-type="float" office:value="0.05" calcext:value-type="float">
            <text:p>0.05</text:p>
          </table:table-cell>
          <table:table-cell office:value-type="float" office:value="0.356471361031056" calcext:value-type="float">
            <text:p>0.3564713610310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20477103419065" calcext:value-type="float">
            <text:p>-0.12047710341906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193368528357" calcext:value-type="float">
            <text:p>0.1141933685283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33013818107335" calcext:value-type="float">
            <text:p>-0.1330138181073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883258849979" calcext:value-type="float">
            <text:p>0.095988325884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6528285894538" calcext:value-type="float">
            <text:p>-0.14652828589453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266843405459" calcext:value-type="float">
            <text:p>0.112266843405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11013748969902" calcext:value-type="float">
            <text:p>-0.111013748969902</text:p>
          </table:table-cell>
          <table:table-cell office:value-type="float" office:value="0.05" calcext:value-type="float">
            <text:p>0.05</text:p>
          </table:table-cell>
          <table:table-cell office:value-type="float" office:value="0.131534738932278" calcext:value-type="float">
            <text:p>0.1315347389322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42404309804167" calcext:value-type="float">
            <text:p>-0.242404309804167</text:p>
          </table:table-cell>
          <table:table-cell office:value-type="float" office:value="0.05" calcext:value-type="float">
            <text:p>0.05</text:p>
          </table:table-cell>
          <table:table-cell office:value-type="float" office:value="0.13368051100175" calcext:value-type="float">
            <text:p>0.13368051100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5809023297356" calcext:value-type="float">
            <text:p>-0.1580902329735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9730315278668" calcext:value-type="float">
            <text:p>0.0729730315278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3116028667692" calcext:value-type="float">
            <text:p>-0.19311602866769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548484107994" calcext:value-type="float">
            <text:p>0.109548484107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4337769026257" calcext:value-type="float">
            <text:p>-0.14337769026257</text:p>
          </table:table-cell>
          <table:table-cell office:value-type="float" office:value="0.05" calcext:value-type="float">
            <text:p>0.05</text:p>
          </table:table-cell>
          <table:table-cell office:value-type="float" office:value="0.0542612286879776" calcext:value-type="float">
            <text:p>0.0542612286879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1945505917719" calcext:value-type="float">
            <text:p>-0.2219455059177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8107923455652" calcext:value-type="float">
            <text:p>0.1181079234556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70527631637883" calcext:value-type="float">
            <text:p>-0.270527631637883</text:p>
          </table:table-cell>
          <table:table-cell office:value-type="float" office:value="0.05" calcext:value-type="float">
            <text:p>0.05</text:p>
          </table:table-cell>
          <table:table-cell office:value-type="float" office:value="0.125026505310805" calcext:value-type="float">
            <text:p>0.125026505310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0496039729435" calcext:value-type="float">
            <text:p>-0.23049603972943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571193337808" calcext:value-type="float">
            <text:p>0.1135711933378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6195922877045" calcext:value-type="float">
            <text:p>-0.256195922877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90168011591258" calcext:value-type="float">
            <text:p>0.0890168011591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17701352635573" calcext:value-type="float">
            <text:p>-0.217701352635573</text:p>
          </table:table-cell>
          <table:table-cell office:value-type="float" office:value="0.05" calcext:value-type="float">
            <text:p>0.05</text:p>
          </table:table-cell>
          <table:table-cell office:value-type="float" office:value="0.0893858862685372" calcext:value-type="float">
            <text:p>0.0893858862685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39094848595445" calcext:value-type="float">
            <text:p>-0.2390948485954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647829407137" calcext:value-type="float">
            <text:p>0.1036478294071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0719295906819" calcext:value-type="float">
            <text:p>-0.2507192959068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855000646787" calcext:value-type="float">
            <text:p>0.1008550006467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2343976254107" calcext:value-type="float">
            <text:p>-0.26234397625410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47525946231" calcext:value-type="float">
            <text:p>0.1067475259462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89033795967832" calcext:value-type="float">
            <text:p>-0.28903379596783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83760264466" calcext:value-type="float">
            <text:p>0.110783760264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93174178357113" calcext:value-type="float">
            <text:p>-0.293174178357113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54856529769" calcext:value-type="float">
            <text:p>0.1106548565297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31737827101903" calcext:value-type="float">
            <text:p>-0.3317378271019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7357299653012" calcext:value-type="float">
            <text:p>0.1173572996530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30810177706733" calcext:value-type="float">
            <text:p>-0.330810177706733</text:p>
          </table:table-cell>
          <table:table-cell office:value-type="float" office:value="0.05" calcext:value-type="float">
            <text:p>0.05</text:p>
          </table:table-cell>
          <table:table-cell office:value-type="float" office:value="0.0438438935449859" calcext:value-type="float">
            <text:p>0.0438438935449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27417674149768" calcext:value-type="float">
            <text:p>-0.32741767414976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822027657745" calcext:value-type="float">
            <text:p>0.095682202765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46609579949892" calcext:value-type="float">
            <text:p>-0.346609579949892</text:p>
          </table:table-cell>
          <table:table-cell office:value-type="float" office:value="0.05" calcext:value-type="float">
            <text:p>0.05</text:p>
          </table:table-cell>
          <table:table-cell office:value-type="float" office:value="0.115343599457951" calcext:value-type="float">
            <text:p>0.1153435994579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04288965041507" calcext:value-type="float">
            <text:p>-0.40428896504150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51292077688" calcext:value-type="float">
            <text:p>0.1025512920776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1614168767686" calcext:value-type="float">
            <text:p>-0.4161416876768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2739064461574" calcext:value-type="float">
            <text:p>0.0812739064461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40242544958731" calcext:value-type="float">
            <text:p>-0.440242544958731</text:p>
          </table:table-cell>
          <table:table-cell office:value-type="float" office:value="0.05" calcext:value-type="float">
            <text:p>0.05</text:p>
          </table:table-cell>
          <table:table-cell office:value-type="float" office:value="0.166529533904258" calcext:value-type="float">
            <text:p>0.1665295339042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22271919370573" calcext:value-type="float">
            <text:p>-0.5222719193705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23305365663963" calcext:value-type="float">
            <text:p>0.0923305365663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33813256087471" calcext:value-type="float">
            <text:p>-0.53381325608747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490222962693" calcext:value-type="float">
            <text:p>0.1054902229626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738706788390842" calcext:value-type="float">
            <text:p>-0.738706788390842</text:p>
          </table:table-cell>
          <table:table-cell office:value-type="float" office:value="0.05" calcext:value-type="float">
            <text:p>0.05</text:p>
          </table:table-cell>
          <table:table-cell office:value-type="float" office:value="0.118231301619982" calcext:value-type="float">
            <text:p>0.1182313016199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15122138857164" calcext:value-type="float">
            <text:p>-1.15122138857164</text:p>
          </table:table-cell>
          <table:table-cell office:value-type="float" office:value="0.05" calcext:value-type="float">
            <text:p>0.05</text:p>
          </table:table-cell>
          <table:table-cell office:value-type="float" office:value="0.113187637522271" calcext:value-type="float">
            <text:p>0.1131876375222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2484262172698" calcext:value-type="float">
            <text:p>-2.2484262172698</text:p>
          </table:table-cell>
          <table:table-cell office:value-type="float" office:value="0.05" calcext:value-type="float">
            <text:p>0.05</text:p>
          </table:table-cell>
          <table:table-cell office:value-type="float" office:value="0.109557132345237" calcext:value-type="float">
            <text:p>0.1095571323452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5.28405041803665" calcext:value-type="float">
            <text:p>-5.2840504180366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278665614074" calcext:value-type="float">
            <text:p>0.1102786656140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3.0793404638022" calcext:value-type="float">
            <text:p>-13.0793404638022</text:p>
          </table:table-cell>
          <table:table-cell office:value-type="float" office:value="0.05" calcext:value-type="float">
            <text:p>0.05</text:p>
          </table:table-cell>
          <table:table-cell office:value-type="float" office:value="0.132115498464859" calcext:value-type="float">
            <text:p>0.1321154984648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1.1796960517002" calcext:value-type="float">
            <text:p>-31.1796960517002</text:p>
          </table:table-cell>
          <table:table-cell office:value-type="float" office:value="0.05" calcext:value-type="float">
            <text:p>0.05</text:p>
          </table:table-cell>
          <table:table-cell office:value-type="float" office:value="0.252778808687376" calcext:value-type="float">
            <text:p>0.2527788086873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67.2741644893919" calcext:value-type="float">
            <text:p>-67.2741644893919</text:p>
          </table:table-cell>
          <table:table-cell office:value-type="float" office:value="0.05" calcext:value-type="float">
            <text:p>0.05</text:p>
          </table:table-cell>
          <table:table-cell office:value-type="float" office:value="0.493690294362303" calcext:value-type="float">
            <text:p>0.4936902943623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26.465644727811" calcext:value-type="float">
            <text:p>-126.465644727811</text:p>
          </table:table-cell>
          <table:table-cell office:value-type="float" office:value="0.05" calcext:value-type="float">
            <text:p>0.05</text:p>
          </table:table-cell>
          <table:table-cell office:value-type="float" office:value="0.920133815323021" calcext:value-type="float">
            <text:p>0.9201338153230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08.986791501592" calcext:value-type="float">
            <text:p>-208.986791501592</text:p>
          </table:table-cell>
          <table:table-cell office:value-type="float" office:value="0.05" calcext:value-type="float">
            <text:p>0.05</text:p>
          </table:table-cell>
          <table:table-cell office:value-type="float" office:value="1.51470362308383" calcext:value-type="float">
            <text:p>1.514703623083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09.799459882359" calcext:value-type="float">
            <text:p>-309.799459882359</text:p>
          </table:table-cell>
          <table:table-cell office:value-type="float" office:value="0.05" calcext:value-type="float">
            <text:p>0.05</text:p>
          </table:table-cell>
          <table:table-cell office:value-type="float" office:value="2.26443606153811" calcext:value-type="float">
            <text:p>2.264436061538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23.122395022962" calcext:value-type="float">
            <text:p>-423.122395022962</text:p>
          </table:table-cell>
          <table:table-cell office:value-type="float" office:value="0.05" calcext:value-type="float">
            <text:p>0.05</text:p>
          </table:table-cell>
          <table:table-cell office:value-type="float" office:value="3.05865034584561" calcext:value-type="float">
            <text:p>3.058650345845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44.455423727074" calcext:value-type="float">
            <text:p>-544.455423727074</text:p>
          </table:table-cell>
          <table:table-cell office:value-type="float" office:value="0.05" calcext:value-type="float">
            <text:p>0.05</text:p>
          </table:table-cell>
          <table:table-cell office:value-type="float" office:value="3.93934538273414" calcext:value-type="float">
            <text:p>3.939345382734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69.59078293519" calcext:value-type="float">
            <text:p>-669.59078293519</text:p>
          </table:table-cell>
          <table:table-cell office:value-type="float" office:value="0.05" calcext:value-type="float">
            <text:p>0.05</text:p>
          </table:table-cell>
          <table:table-cell office:value-type="float" office:value="4.84275519760754" calcext:value-type="float">
            <text:p>4.84275519760754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09:39:07.229217720</dc:date>
    <meta:editing-duration>PT45M28S</meta:editing-duration>
    <meta:editing-cycles>6</meta:editing-cycles>
    <meta:generator>LibreOffice/5.3.5.2$Linux_X86_64 LibreOffice_project/30$Build-2</meta:generator>
    <meta:document-statistic meta:table-count="4" meta:cell-count="1865" meta:object-count="0"/>
  </office:meta>
</office:document-meta>
</file>